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2" svg:width="159.97mm" svg:height="84.74mm" svg:x="148.13mm" svg:y="4.79mm">
            <loext:p draw:notify-on-update-of-ranges="Hoja1.C11:Hoja1.C20 Hoja1.D11:Hoja1.D20 Hoja1.B2:Hoja1.B3 Hoja1.B4:Hoja1.B5" text:style-name="P1">t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X1</text:p>
          </table:table-cell>
          <table:table-cell table:formula="of:=([.B2]+[.B3])/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2</text:p>
          </table:table-cell>
          <table:table-cell table:formula="of:=([.B3]-[.B2])/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Y1</text:p>
          </table:table-cell>
          <table:table-cell table:formula="of:=([.B4]+[.B5])/2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Y2</text:p>
          </table:table-cell>
          <table:table-cell table:formula="of:=([.B5]-[.B4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,14159265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q</text:p>
          </table:table-cell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(2*[.A11]-1)*PI()/(2*[.$B$8]))" office:value-type="float" office:value="0.999991132698957" calcext:value-type="float">
            <text:p>0,9999911327</text:p>
          </table:table-cell>
          <table:table-cell table:formula="of:=[.$E$2]+[.$E$3]*[.B11]" office:value-type="float" office:value="2.99999113269896" calcext:value-type="float">
            <text:p>2,9999911327</text:p>
          </table:table-cell>
          <table:table-cell table:formula="of:=[.$E$4]+[.$E$5]*[.B11]" office:value-type="float" office:value="1.99999556634948" calcext:value-type="float">
            <text:p>1,999995566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(2*[.A12]-1)*PI()/(2*[.$B$8]))" office:value-type="float" office:value="0.999920195234155" calcext:value-type="float">
            <text:p>0,9999201952</text:p>
          </table:table-cell>
          <table:table-cell table:formula="of:=[.$E$2]+[.$E$3]*[.B12]" office:value-type="float" office:value="2.99992019523415" calcext:value-type="float">
            <text:p>2,9999201952</text:p>
          </table:table-cell>
          <table:table-cell table:formula="of:=[.$E$4]+[.$E$5]*[.B12]" office:value-type="float" office:value="1.99996009761708" calcext:value-type="float">
            <text:p>1,999960097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(2*[.A13]-1)*PI()/(2*[.$B$8]))" office:value-type="float" office:value="0.99977832533672" calcext:value-type="float">
            <text:p>0,9997783253</text:p>
          </table:table-cell>
          <table:table-cell table:formula="of:=[.$E$2]+[.$E$3]*[.B13]" office:value-type="float" office:value="2.99977832533672" calcext:value-type="float">
            <text:p>2,9997783253</text:p>
          </table:table-cell>
          <table:table-cell table:formula="of:=[.$E$4]+[.$E$5]*[.B13]" office:value-type="float" office:value="1.99988916266836" calcext:value-type="float">
            <text:p>1,999889162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(2*[.A14]-1)*PI()/(2*[.$B$8]))" office:value-type="float" office:value="0.999565533070632" calcext:value-type="float">
            <text:p>0,9995655331</text:p>
          </table:table-cell>
          <table:table-cell table:formula="of:=[.$E$2]+[.$E$3]*[.B14]" office:value-type="float" office:value="2.99956553307063" calcext:value-type="float">
            <text:p>2,9995655331</text:p>
          </table:table-cell>
          <table:table-cell table:formula="of:=[.$E$4]+[.$E$5]*[.B14]" office:value-type="float" office:value="1.99978276653532" calcext:value-type="float">
            <text:p>1,999782766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(2*[.A15]-1)*PI()/(2*[.$B$8]))" office:value-type="float" office:value="0.999281833530968" calcext:value-type="float">
            <text:p>0,9992818335</text:p>
          </table:table-cell>
          <table:table-cell table:formula="of:=[.$E$2]+[.$E$3]*[.B15]" office:value-type="float" office:value="2.99928183353097" calcext:value-type="float">
            <text:p>2,9992818335</text:p>
          </table:table-cell>
          <table:table-cell table:formula="of:=[.$E$4]+[.$E$5]*[.B15]" office:value-type="float" office:value="1.99964091676548" calcext:value-type="float">
            <text:p>1,999640916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(2*[.A16]-1)*PI()/(2*[.$B$8]))" office:value-type="float" office:value="0.998927246842834" calcext:value-type="float">
            <text:p>0,9989272468</text:p>
          </table:table-cell>
          <table:table-cell table:formula="of:=[.$E$2]+[.$E$3]*[.B16]" office:value-type="float" office:value="2.99892724684283" calcext:value-type="float">
            <text:p>2,9989272468</text:p>
          </table:table-cell>
          <table:table-cell table:formula="of:=[.$E$4]+[.$E$5]*[.B16]" office:value-type="float" office:value="1.99946362342142" calcext:value-type="float">
            <text:p>1,999463623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(2*[.A17]-1)*PI()/(2*[.$B$8]))" office:value-type="float" office:value="0.998501798159933" calcext:value-type="float">
            <text:p>0,9985017982</text:p>
          </table:table-cell>
          <table:table-cell table:formula="of:=[.$E$2]+[.$E$3]*[.B17]" office:value-type="float" office:value="2.99850179815993" calcext:value-type="float">
            <text:p>2,9985017982</text:p>
          </table:table-cell>
          <table:table-cell table:formula="of:=[.$E$4]+[.$E$5]*[.B17]" office:value-type="float" office:value="1.99925089907997" calcext:value-type="float">
            <text:p>1,999250899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(2*[.A18]-1)*PI()/(2*[.$B$8]))" office:value-type="float" office:value="0.998005517662783" calcext:value-type="float">
            <text:p>0,9980055177</text:p>
          </table:table-cell>
          <table:table-cell table:formula="of:=[.$E$2]+[.$E$3]*[.B18]" office:value-type="float" office:value="2.99800551766278" calcext:value-type="float">
            <text:p>2,9980055177</text:p>
          </table:table-cell>
          <table:table-cell table:formula="of:=[.$E$4]+[.$E$5]*[.B18]" office:value-type="float" office:value="1.99900275883139" calcext:value-type="float">
            <text:p>1,999002758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(2*[.A19]-1)*PI()/(2*[.$B$8]))" office:value-type="float" office:value="0.997438440556577" calcext:value-type="float">
            <text:p>0,9974384406</text:p>
          </table:table-cell>
          <table:table-cell table:formula="of:=[.$E$2]+[.$E$3]*[.B19]" office:value-type="float" office:value="2.99743844055658" calcext:value-type="float">
            <text:p>2,9974384406</text:p>
          </table:table-cell>
          <table:table-cell table:formula="of:=[.$E$4]+[.$E$5]*[.B19]" office:value-type="float" office:value="1.99871922027829" calcext:value-type="float">
            <text:p>1,99871922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(2*[.A20]-1)*PI()/(2*[.$B$8]))" office:value-type="float" office:value="0.996800607068684" calcext:value-type="float">
            <text:p>0,9968006071</text:p>
          </table:table-cell>
          <table:table-cell table:formula="of:=[.$E$2]+[.$E$3]*[.B20]" office:value-type="float" office:value="2.99680060706868" calcext:value-type="float">
            <text:p>2,9968006071</text:p>
          </table:table-cell>
          <table:table-cell table:formula="of:=[.$E$4]+[.$E$5]*[.B20]" office:value-type="float" office:value="1.99840030353434" calcext:value-type="float">
            <text:p>1,9984003035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R </text:p>
          </table:table-cell>
          <table:table-cell table:formula="of:=SQRT(([.B3]-[.B2])^2 + ([.B5]-[.B4])^2)" office:value-type="float" office:value="2.23606797749979" calcext:value-type="float">
            <text:p>2,236067977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office:value-type="string" calcext:value-type="string">
            <text:p>g(t)</text:p>
          </table:table-cell>
          <table:table-cell office:value-type="string" calcext:value-type="string">
            <text:p>h(t)</text:p>
          </table:table-cell>
          <table:table-cell table:number-columns-repeated="5"/>
          <table:table-cell table:formula="of:=(([.B3]-[.B2])^2)/[.B25]" office:value-type="float" office:value="1.78885438199983" calcext:value-type="float">
            <text:p>1,788854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(2*[.A28]-1)*PI()/(2*[.$B$8]))" office:value-type="float" office:value="0.999991132698957" calcext:value-type="float">
            <text:p>0,9999911327</text:p>
          </table:table-cell>
          <table:table-cell table:formula="of:=SQRT(1-[.B28]^2)" office:value-type="float" office:value="0.00421123775841256" calcext:value-type="float">
            <text:p>0,0042112378</text:p>
          </table:table-cell>
          <table:table-cell table:formula="of:=LN((([.$B$25]^2)/4)*(([.B28]+1)/2)^2)" office:value-type="float" office:value="0.223134683993509" calcext:value-type="float">
            <text:p>0,223134684</text:p>
          </table:table-cell>
          <table:table-cell table:formula="of:=[.C28]*[.D28]" office:value-type="float" office:value="0.00093967320644492" calcext:value-type="float">
            <text:p>0,000939673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(2*[.A29]-1)*PI()/(2*[.$B$8]))" office:value-type="float" office:value="0.999920195234155" calcext:value-type="float">
            <text:p>0,9999201952</text:p>
          </table:table-cell>
          <table:table-cell table:formula="of:=SQRT(1-[.B29]^2)" office:value-type="float" office:value="0.0126334145380279" calcext:value-type="float">
            <text:p>0,0126334145</text:p>
          </table:table-cell>
          <table:table-cell table:formula="of:=LN((([.$B$25]^2)/4)*(([.B29]+1)/2)^2)" office:value-type="float" office:value="0.223063744956122" calcext:value-type="float">
            <text:p>0,223063745</text:p>
          </table:table-cell>
          <table:table-cell table:formula="of:=[.C29]*[.D29]" office:value-type="float" office:value="0.00281805675843562" calcext:value-type="float">
            <text:p>0,00281805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(2*[.A30]-1)*PI()/(2*[.$B$8]))" office:value-type="float" office:value="0.99977832533672" calcext:value-type="float">
            <text:p>0,9997783253</text:p>
          </table:table-cell>
          <table:table-cell table:formula="of:=SQRT(1-[.B30]^2)" office:value-type="float" office:value="0.02105469512731" calcext:value-type="float">
            <text:p>0,0210546951</text:p>
          </table:table-cell>
          <table:table-cell table:formula="of:=LN((([.$B$25]^2)/4)*(([.B30]+1)/2)^2)" office:value-type="float" office:value="0.222921864365108" calcext:value-type="float">
            <text:p>0,2229218644</text:p>
          </table:table-cell>
          <table:table-cell table:formula="of:=[.C30]*[.D30]" office:value-type="float" office:value="0.0046935518914189" calcext:value-type="float">
            <text:p>0,0046935519</text:p>
          </table:table-cell>
          <table:table-cell/>
          <table:table-cell table:formula="of:=SUM([.E28:.E400])" office:value-type="float" office:value="-421.940201979914" calcext:value-type="float">
            <text:p>-421,9402019799</text:p>
          </table:table-cell>
          <table:table-cell table:number-columns-repeated="3"/>
          <table:table-cell table:formula="of:=SUM([.C28:.C400])*PI()/[.B8]" office:value-type="float" office:value="2.000005911555" calcext:value-type="float">
            <text:p>2,0000059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(2*[.A31]-1)*PI()/(2*[.$B$8]))" office:value-type="float" office:value="0.999565533070632" calcext:value-type="float">
            <text:p>0,9995655331</text:p>
          </table:table-cell>
          <table:table-cell table:formula="of:=SQRT(1-[.B31]^2)" office:value-type="float" office:value="0.0294744821366496" calcext:value-type="float">
            <text:p>0,0294744821</text:p>
          </table:table-cell>
          <table:table-cell table:formula="of:=LN((([.$B$25]^2)/4)*(([.B31]+1)/2)^2)" office:value-type="float" office:value="0.222709037187628" calcext:value-type="float">
            <text:p>0,2227090372</text:p>
          </table:table-cell>
          <table:table-cell table:formula="of:=[.C31]*[.D31]" office:value-type="float" office:value="0.00656423353825718" calcext:value-type="float">
            <text:p>0,0065642335</text:p>
          </table:table-cell>
          <table:table-cell/>
          <table:table-cell table:formula="of:=PI()*[.G30]/[.B8]" office:value-type="float" office:value="-3.55379152491767" calcext:value-type="float">
            <text:p>-3,5537915249</text:p>
          </table:table-cell>
          <table:table-cell/>
          <table:table-cell table:formula="of:=-[.B25]*(LN([.B25]/2)-1)" office:value-type="float" office:value="1.98658590276015" calcext:value-type="float">
            <text:p>1,98658590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(2*[.A32]-1)*PI()/(2*[.$B$8]))" office:value-type="float" office:value="0.999281833530968" calcext:value-type="float">
            <text:p>0,9992818335</text:p>
          </table:table-cell>
          <table:table-cell table:formula="of:=SQRT(1-[.B32]^2)" office:value-type="float" office:value="0.0378921782824119" calcext:value-type="float">
            <text:p>0,0378921783</text:p>
          </table:table-cell>
          <table:table-cell table:formula="of:=LN((([.$B$25]^2)/4)*(([.B32]+1)/2)^2)" office:value-type="float" office:value="0.222425255873534" calcext:value-type="float">
            <text:p>0,2224252559</text:p>
          </table:table-cell>
          <table:table-cell table:formula="of:=[.C32]*[.D32]" office:value-type="float" office:value="0.00842817745007102" calcext:value-type="float">
            <text:p>0,0084281775</text:p>
          </table:table-cell>
          <table:table-cell/>
          <table:table-cell table:formula="of:=-[.B25]*[.G31]/4" office:value-type="float" office:value="1.98662985689464" calcext:value-type="float">
            <text:p>1,986629856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(2*[.A33]-1)*PI()/(2*[.$B$8]))" office:value-type="float" office:value="0.998927246842834" calcext:value-type="float">
            <text:p>0,9989272468</text:p>
          </table:table-cell>
          <table:table-cell table:formula="of:=SQRT(1-[.B33]^2)" office:value-type="float" office:value="0.0463071864292757" calcext:value-type="float">
            <text:p>0,0463071864</text:p>
          </table:table-cell>
          <table:table-cell table:formula="of:=LN((([.$B$25]^2)/4)*(([.B33]+1)/2)^2)" office:value-type="float" office:value="0.222070510354292" calcext:value-type="float">
            <text:p>0,2220705104</text:p>
          </table:table-cell>
          <table:table-cell table:formula="of:=[.C33]*[.D33]" office:value-type="float" office:value="0.0102834605234206" calcext:value-type="float">
            <text:p>0,010283460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(2*[.A34]-1)*PI()/(2*[.$B$8]))" office:value-type="float" office:value="0.998501798159933" calcext:value-type="float">
            <text:p>0,9985017982</text:p>
          </table:table-cell>
          <table:table-cell table:formula="of:=SQRT(1-[.B34]^2)" office:value-type="float" office:value="0.0547189096326043" calcext:value-type="float">
            <text:p>0,0547189096</text:p>
          </table:table-cell>
          <table:table-cell table:formula="of:=LN((([.$B$25]^2)/4)*(([.B34]+1)/2)^2)" office:value-type="float" office:value="0.221644788041557" calcext:value-type="float">
            <text:p>0,221644788</text:p>
          </table:table-cell>
          <table:table-cell table:formula="of:=[.C34]*[.D34]" office:value-type="float" office:value="0.0121281611273837" calcext:value-type="float">
            <text:p>0,01212816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(2*[.A35]-1)*PI()/(2*[.$B$8]))" office:value-type="float" office:value="0.998005517662783" calcext:value-type="float">
            <text:p>0,9980055177</text:p>
          </table:table-cell>
          <table:table-cell table:formula="of:=SQRT(1-[.B35]^2)" office:value-type="float" office:value="0.0631267511807851" calcext:value-type="float">
            <text:p>0,0631267512</text:p>
          </table:table-cell>
          <table:table-cell table:formula="of:=LN((([.$B$25]^2)/4)*(([.B35]+1)/2)^2)" office:value-type="float" office:value="0.221148073825385" calcext:value-type="float">
            <text:p>0,2211480738</text:p>
          </table:table-cell>
          <table:table-cell table:formula="of:=[.C35]*[.D35]" office:value-type="float" office:value="0.013960359430485" calcext:value-type="float">
            <text:p>0,0139603594</text:p>
          </table:table-cell>
          <table:table-cell table:number-columns-repeated="3"/>
          <table:table-cell table:style-name="ce1" table:formula="of:=100*ABS([.I31]-[.G32])/[.I31]" office:value-type="percentage" office:value="0.00221254638066499" calcext:value-type="percentage">
            <text:p>0,22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(2*[.A36]-1)*PI()/(2*[.$B$8]))" office:value-type="float" office:value="0.997438440556577" calcext:value-type="float">
            <text:p>0,9974384406</text:p>
          </table:table-cell>
          <table:table-cell table:formula="of:=SQRT(1-[.B36]^2)" office:value-type="float" office:value="0.0715301146375691" calcext:value-type="float">
            <text:p>0,0715301146</text:p>
          </table:table-cell>
          <table:table-cell table:formula="of:=LN((([.$B$25]^2)/4)*(([.B36]+1)/2)^2)" office:value-type="float" office:value="0.220580350072087" calcext:value-type="float">
            <text:p>0,2205803501</text:p>
          </table:table-cell>
          <table:table-cell table:formula="of:=[.C36]*[.D36]" office:value-type="float" office:value="0.0157781377274515" calcext:value-type="float">
            <text:p>0,015778137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(2*[.A37]-1)*PI()/(2*[.$B$8]))" office:value-type="float" office:value="0.996800607068684" calcext:value-type="float">
            <text:p>0,9968006071</text:p>
          </table:table-cell>
          <table:table-cell table:formula="of:=SQRT(1-[.B37]^2)" office:value-type="float" office:value="0.0799284038843689" calcext:value-type="float">
            <text:p>0,0799284039</text:p>
          </table:table-cell>
          <table:table-cell table:formula="of:=LN((([.$B$25]^2)/4)*(([.B37]+1)/2)^2)" office:value-type="float" office:value="0.21994159662172" calcext:value-type="float">
            <text:p>0,2199415966</text:p>
          </table:table-cell>
          <table:table-cell table:formula="of:=[.C37]*[.D37]" office:value-type="float" office:value="0.0175795807657538" calcext:value-type="float">
            <text:p>0,017579580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(2*[.A38]-1)*PI()/(2*[.$B$8]))" office:value-type="float" office:value="0.996092062445796" calcext:value-type="float">
            <text:p>0,9960920624</text:p>
          </table:table-cell>
          <table:table-cell table:formula="of:=SQRT(1-[.B38]^2)" office:value-type="float" office:value="0.0883210231625536" calcext:value-type="float">
            <text:p>0,0883210232</text:p>
          </table:table-cell>
          <table:table-cell table:formula="of:=LN((([.$B$25]^2)/4)*(([.B38]+1)/2)^2)" office:value-type="float" office:value="0.21923179078523" calcext:value-type="float">
            <text:p>0,2192317908</text:p>
          </table:table-cell>
          <table:table-cell table:formula="of:=[.C38]*[.D38]" office:value-type="float" office:value="0.0193627760719104" calcext:value-type="float">
            <text:p>0,019362776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(2*[.A39]-1)*PI()/(2*[.$B$8]))" office:value-type="float" office:value="0.995312856950718" calcext:value-type="float">
            <text:p>0,995312857</text:p>
          </table:table-cell>
          <table:table-cell table:formula="of:=SQRT(1-[.B39]^2)" office:value-type="float" office:value="0.09670737711571" calcext:value-type="float">
            <text:p>0,0967073771</text:p>
          </table:table-cell>
          <table:table-cell table:formula="of:=LN((([.$B$25]^2)/4)*(([.B39]+1)/2)^2)" office:value-type="float" office:value="0.218450907341217" calcext:value-type="float">
            <text:p>0,2184509073</text:p>
          </table:table-cell>
          <table:table-cell table:formula="of:=[.C39]*[.D39]" office:value-type="float" office:value="0.0211258142775161" calcext:value-type="float">
            <text:p>0,021125814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(2*[.A40]-1)*PI()/(2*[.$B$8]))" office:value-type="float" office:value="0.994463045858802" calcext:value-type="float">
            <text:p>0,9944630459</text:p>
          </table:table-cell>
          <table:table-cell table:formula="of:=SQRT(1-[.B40]^2)" office:value-type="float" office:value="0.105086870831874" calcext:value-type="float">
            <text:p>0,1050868708</text:p>
          </table:table-cell>
          <table:table-cell table:formula="of:=LN((([.$B$25]^2)/4)*(([.B40]+1)/2)^2)" office:value-type="float" office:value="0.217598918532353" calcext:value-type="float">
            <text:p>0,2175989185</text:p>
          </table:table-cell>
          <table:table-cell table:formula="of:=[.C40]*[.D40]" office:value-type="float" office:value="0.0228667894449649" calcext:value-type="float">
            <text:p>0,022866789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(2*[.A41]-1)*PI()/(2*[.$B$8]))" office:value-type="float" office:value="0.993542689454027" calcext:value-type="float">
            <text:p>0,9935426895</text:p>
          </table:table-cell>
          <table:table-cell table:formula="of:=SQRT(1-[.B41]^2)" office:value-type="float" office:value="0.113458909885735" calcext:value-type="float">
            <text:p>0,1134589099</text:p>
          </table:table-cell>
          <table:table-cell table:formula="of:=LN((([.$B$25]^2)/4)*(([.B41]+1)/2)^2)" office:value-type="float" office:value="0.216675794061428" calcext:value-type="float">
            <text:p>0,2166757941</text:p>
          </table:table-cell>
          <table:table-cell table:formula="of:=[.C41]*[.D41]" office:value-type="float" office:value="0.0245837993928357" calcext:value-type="float">
            <text:p>0,024583799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(2*[.A42]-1)*PI()/(2*[.$B$8]))" office:value-type="float" office:value="0.992551853024722" calcext:value-type="float">
            <text:p>0,992551853</text:p>
          </table:table-cell>
          <table:table-cell table:formula="of:=SQRT(1-[.B42]^2)" office:value-type="float" office:value="0.121822900380801" calcext:value-type="float">
            <text:p>0,1218229004</text:p>
          </table:table-cell>
          <table:table-cell table:formula="of:=LN((([.$B$25]^2)/4)*(([.B42]+1)/2)^2)" office:value-type="float" office:value="0.215681501087036" calcext:value-type="float">
            <text:p>0,2156815011</text:p>
          </table:table-cell>
          <table:table-cell table:formula="of:=[.C42]*[.D42]" office:value-type="float" office:value="0.0262749460209076" calcext:value-type="float">
            <text:p>0,02627494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(2*[.A43]-1)*PI()/(2*[.$B$8]))" office:value-type="float" office:value="0.991490606858935" calcext:value-type="float">
            <text:p>0,9914906069</text:p>
          </table:table-cell>
          <table:table-cell table:formula="of:=SQRT(1-[.B43]^2)" office:value-type="float" office:value="0.130178248991528" calcext:value-type="float">
            <text:p>0,130178249</text:p>
          </table:table-cell>
          <table:table-cell table:formula="of:=LN((([.$B$25]^2)/4)*(([.B43]+1)/2)^2)" office:value-type="float" office:value="0.214616004218895" calcext:value-type="float">
            <text:p>0,2146160042</text:p>
          </table:table-cell>
          <table:table-cell table:formula="of:=[.C43]*[.D43]" office:value-type="float" office:value="0.0279383356347742" calcext:value-type="float">
            <text:p>0,027938335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(2*[.A44]-1)*PI()/(2*[.$B$8]))" office:value-type="float" office:value="0.990359026239446" calcext:value-type="float">
            <text:p>0,9903590262</text:p>
          </table:table-cell>
          <table:table-cell table:formula="of:=SQRT(1-[.B44]^2)" office:value-type="float" office:value="0.138524363005414" calcext:value-type="float">
            <text:p>0,138524363</text:p>
          </table:table-cell>
          <table:table-cell table:formula="of:=LN((([.$B$25]^2)/4)*(([.B44]+1)/2)^2)" office:value-type="float" office:value="0.213479265512796" calcext:value-type="float">
            <text:p>0,2134792655</text:p>
          </table:table-cell>
          <table:table-cell table:formula="of:=[.C44]*[.D44]" office:value-type="float" office:value="0.0295720792700238" calcext:value-type="float">
            <text:p>0,029572079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(2*[.A45]-1)*PI()/(2*[.$B$8]))" office:value-type="float" office:value="0.989157191438427" calcext:value-type="float">
            <text:p>0,9891571914</text:p>
          </table:table-cell>
          <table:table-cell table:formula="of:=SQRT(1-[.B45]^2)" office:value-type="float" office:value="0.146860650365039" calcext:value-type="float">
            <text:p>0,1468606504</text:p>
          </table:table-cell>
          <table:table-cell table:formula="of:=LN((([.$B$25]^2)/4)*(([.B45]+1)/2)^2)" office:value-type="float" office:value="0.212271244465194" calcext:value-type="float">
            <text:p>0,2122712445</text:p>
          </table:table-cell>
          <table:table-cell table:formula="of:=[.C45]*[.D45]" office:value-type="float" office:value="0.0311742930159546" calcext:value-type="float">
            <text:p>0,03117429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(2*[.A46]-1)*PI()/(2*[.$B$8]))" office:value-type="float" office:value="0.987885187711748" calcext:value-type="float">
            <text:p>0,9878851877</text:p>
          </table:table-cell>
          <table:table-cell table:formula="of:=SQRT(1-[.B46]^2)" office:value-type="float" office:value="0.155186519710068" calcext:value-type="float">
            <text:p>0,1551865197</text:p>
          </table:table-cell>
          <table:table-cell table:formula="of:=LN((([.$B$25]^2)/4)*(([.B46]+1)/2)^2)" office:value-type="float" office:value="0.210991898007413" calcext:value-type="float">
            <text:p>0,210991898</text:p>
          </table:table-cell>
          <table:table-cell table:formula="of:=[.C46]*[.D46]" office:value-type="float" office:value="0.0327430983387922" calcext:value-type="float">
            <text:p>0,032743098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(2*[.A47]-1)*PI()/(2*[.$B$8]))" office:value-type="float" office:value="0.986543105292929" calcext:value-type="float">
            <text:p>0,9865431053</text:p>
          </table:table-cell>
          <table:table-cell table:formula="of:=SQRT(1-[.B47]^2)" office:value-type="float" office:value="0.163501380419201" calcext:value-type="float">
            <text:p>0,1635013804</text:p>
          </table:table-cell>
          <table:table-cell table:formula="of:=LN((([.$B$25]^2)/4)*(([.B47]+1)/2)^2)" office:value-type="float" office:value="0.209641180499496" calcext:value-type="float">
            <text:p>0,2096411805</text:p>
          </table:table-cell>
          <table:table-cell table:formula="of:=[.C47]*[.D47]" office:value-type="float" office:value="0.0342766224043786" calcext:value-type="float">
            <text:p>0,034276622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(2*[.A48]-1)*PI()/(2*[.$B$8]))" office:value-type="float" office:value="0.985131039386738" calcext:value-type="float">
            <text:p>0,9851310394</text:p>
          </table:table-cell>
          <table:table-cell table:formula="of:=SQRT(1-[.B48]^2)" office:value-type="float" office:value="0.171804642652068" calcext:value-type="float">
            <text:p>0,1718046427</text:p>
          </table:table-cell>
          <table:table-cell table:formula="of:=LN((([.$B$25]^2)/4)*(([.B48]+1)/2)^2)" office:value-type="float" office:value="0.208219043723669" calcext:value-type="float">
            <text:p>0,2082190437</text:p>
          </table:table-cell>
          <table:table-cell table:formula="of:=[.C48]*[.D48]" office:value-type="float" office:value="0.0357729984003003" calcext:value-type="float">
            <text:p>0,035772998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(2*[.A49]-1)*PI()/(2*[.$B$8]))" office:value-type="float" office:value="0.983649090162439" calcext:value-type="float">
            <text:p>0,9836490902</text:p>
          </table:table-cell>
          <table:table-cell table:formula="of:=SQRT(1-[.B49]^2)" office:value-type="float" office:value="0.180095717391075" calcext:value-type="float">
            <text:p>0,1800957174</text:p>
          </table:table-cell>
          <table:table-cell table:formula="of:=LN((([.$B$25]^2)/4)*(([.B49]+1)/2)^2)" office:value-type="float" office:value="0.206725436877433" calcext:value-type="float">
            <text:p>0,2067254369</text:p>
          </table:table-cell>
          <table:table-cell table:formula="of:=[.C49]*[.D49]" office:value-type="float" office:value="0.0372303658574245" calcext:value-type="float">
            <text:p>0,037230365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(2*[.A50]-1)*PI()/(2*[.$B$8]))" office:value-type="float" office:value="0.982097362746685" calcext:value-type="float">
            <text:p>0,9820973627</text:p>
          </table:table-cell>
          <table:table-cell table:formula="of:=SQRT(1-[.B50]^2)" office:value-type="float" office:value="0.188374016483181" calcext:value-type="float">
            <text:p>0,1883740165</text:p>
          </table:table-cell>
          <table:table-cell table:formula="of:=LN((([.$B$25]^2)/4)*(([.B50]+1)/2)^2)" office:value-type="float" office:value="0.205160306566284" calcext:value-type="float">
            <text:p>0,2051603066</text:p>
          </table:table-cell>
          <table:table-cell table:formula="of:=[.C50]*[.D50]" office:value-type="float" office:value="0.0386468709708117" calcext:value-type="float">
            <text:p>0,03864687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(2*[.A51]-1)*PI()/(2*[.$B$8]))" office:value-type="float" office:value="0.980475967216061" calcext:value-type="float">
            <text:p>0,9804759672</text:p>
          </table:table-cell>
          <table:table-cell table:formula="of:=SQRT(1-[.B51]^2)" office:value-type="float" office:value="0.196638952681632" calcext:value-type="float">
            <text:p>0,1966389527</text:p>
          </table:table-cell>
          <table:table-cell table:formula="of:=LN((([.$B$25]^2)/4)*(([.B51]+1)/2)^2)" office:value-type="float" office:value="0.203523596796043" calcext:value-type="float">
            <text:p>0,2035235968</text:p>
          </table:table-cell>
          <table:table-cell table:formula="of:=[.C51]*[.D51]" office:value-type="float" office:value="0.0400206669199727" calcext:value-type="float">
            <text:p>0,040020666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(2*[.A52]-1)*PI()/(2*[.$B$8]))" office:value-type="float" office:value="0.978785018589276" calcext:value-type="float">
            <text:p>0,9787850186</text:p>
          </table:table-cell>
          <table:table-cell table:formula="of:=SQRT(1-[.B52]^2)" office:value-type="float" office:value="0.204889939687606" calcext:value-type="float">
            <text:p>0,2048899397</text:p>
          </table:table-cell>
          <table:table-cell table:formula="of:=LN((([.$B$25]^2)/4)*(([.B52]+1)/2)^2)" office:value-type="float" office:value="0.201815248964809" calcext:value-type="float">
            <text:p>0,201815249</text:p>
          </table:table-cell>
          <table:table-cell table:formula="of:=[.C52]*[.D52]" office:value-type="float" office:value="0.041349914188439" calcext:value-type="float">
            <text:p>0,041349914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(2*[.A53]-1)*PI()/(2*[.$B$8]))" office:value-type="float" office:value="0.977024636819001" calcext:value-type="float">
            <text:p>0,9770246368</text:p>
          </table:table-cell>
          <table:table-cell table:formula="of:=SQRT(1-[.B53]^2)" office:value-type="float" office:value="0.213126392191814" calcext:value-type="float">
            <text:p>0,2131263922</text:p>
          </table:table-cell>
          <table:table-cell table:formula="of:=LN((([.$B$25]^2)/4)*(([.B53]+1)/2)^2)" office:value-type="float" office:value="0.20003520185453" calcext:value-type="float">
            <text:p>0,2000352019</text:p>
          </table:table-cell>
          <table:table-cell table:formula="of:=[.C53]*[.D53]" office:value-type="float" office:value="0.0426327808826174" calcext:value-type="float">
            <text:p>0,042632780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(2*[.A54]-1)*PI()/(2*[.$B$8]))" office:value-type="float" office:value="0.975194946783364" calcext:value-type="float">
            <text:p>0,9751949468</text:p>
          </table:table-cell>
          <table:table-cell table:formula="of:=SQRT(1-[.B54]^2)" office:value-type="float" office:value="0.221347725916014" calcext:value-type="float">
            <text:p>0,2213477259</text:p>
          </table:table-cell>
          <table:table-cell table:formula="of:=LN((([.$B$25]^2)/4)*(([.B54]+1)/2)^2)" office:value-type="float" office:value="0.198183391622179" calcext:value-type="float">
            <text:p>0,1981833916</text:p>
          </table:table-cell>
          <table:table-cell table:formula="of:=[.C54]*[.D54]" office:value-type="float" office:value="0.0438674430498924" calcext:value-type="float">
            <text:p>0,04386744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(2*[.A55]-1)*PI()/(2*[.$B$8]))" office:value-type="float" office:value="0.973296078277089" calcext:value-type="float">
            <text:p>0,9732960783</text:p>
          </table:table-cell>
          <table:table-cell table:formula="of:=SQRT(1-[.B55]^2)" office:value-type="float" office:value="0.229553357654465" calcext:value-type="float">
            <text:p>0,2295533577</text:p>
          </table:table-cell>
          <table:table-cell table:formula="of:=LN((([.$B$25]^2)/4)*(([.B55]+1)/2)^2)" office:value-type="float" office:value="0.196259751790548" calcext:value-type="float">
            <text:p>0,1962597518</text:p>
          </table:table-cell>
          <table:table-cell table:formula="of:=[.C55]*[.D55]" office:value-type="float" office:value="0.0450520849959521" calcext:value-type="float">
            <text:p>0,04505208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(2*[.A56]-1)*PI()/(2*[.$B$8]))" office:value-type="float" office:value="0.971328166002287" calcext:value-type="float">
            <text:p>0,971328166</text:p>
          </table:table-cell>
          <table:table-cell table:formula="of:=SQRT(1-[.B56]^2)" office:value-type="float" office:value="0.23774270531529" calcext:value-type="float">
            <text:p>0,2377427053</text:p>
          </table:table-cell>
          <table:table-cell table:formula="of:=LN((([.$B$25]^2)/4)*(([.B56]+1)/2)^2)" office:value-type="float" office:value="0.194264213238638" calcext:value-type="float">
            <text:p>0,1942642132</text:p>
          </table:table-cell>
          <table:table-cell table:formula="of:=[.C56]*[.D56]" office:value-type="float" office:value="0.0461848996013003" calcext:value-type="float">
            <text:p>0,046184899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(2*[.A57]-1)*PI()/(2*[.$B$8]))" office:value-type="float" office:value="0.969291349558905" calcext:value-type="float">
            <text:p>0,9692913496</text:p>
          </table:table-cell>
          <table:table-cell table:formula="of:=SQRT(1-[.B57]^2)" office:value-type="float" office:value="0.245915187961778" calcext:value-type="float">
            <text:p>0,245915188</text:p>
          </table:table-cell>
          <table:table-cell table:formula="of:=LN((([.$B$25]^2)/4)*(([.B57]+1)/2)^2)" office:value-type="float" office:value="0.192196704191672" calcext:value-type="float">
            <text:p>0,1921967042</text:p>
          </table:table-cell>
          <table:table-cell table:formula="of:=[.C57]*[.D57]" office:value-type="float" office:value="0.0472640886369293" calcext:value-type="float">
            <text:p>0,047264088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(2*[.A58]-1)*PI()/(2*[.$B$8]))" office:value-type="float" office:value="0.967185773434818" calcext:value-type="float">
            <text:p>0,9671857734</text:p>
          </table:table-cell>
          <table:table-cell table:formula="of:=SQRT(1-[.B58]^2)" office:value-type="float" office:value="0.254070225853589" calcext:value-type="float">
            <text:p>0,2540702259</text:p>
          </table:table-cell>
          <table:table-cell table:formula="of:=LN((([.$B$25]^2)/4)*(([.B58]+1)/2)^2)" office:value-type="float" office:value="0.190057150210683" calcext:value-type="float">
            <text:p>0,1900571502</text:p>
          </table:table-cell>
          <table:table-cell table:formula="of:=[.C58]*[.D58]" office:value-type="float" office:value="0.0482878630791177" calcext:value-type="float">
            <text:p>0,04828786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(2*[.A59]-1)*PI()/(2*[.$B$8]))" office:value-type="float" office:value="0.965011586995582" calcext:value-type="float">
            <text:p>0,965011587</text:p>
          </table:table-cell>
          <table:table-cell table:formula="of:=SQRT(1-[.B59]^2)" office:value-type="float" office:value="0.262207240487877" calcext:value-type="float">
            <text:p>0,2622072405</text:p>
          </table:table-cell>
          <table:table-cell table:formula="of:=LN((([.$B$25]^2)/4)*(([.B59]+1)/2)^2)" office:value-type="float" office:value="0.187845474181725" calcext:value-type="float">
            <text:p>0,1878454742</text:p>
          </table:table-cell>
          <table:table-cell table:formula="of:=[.C59]*[.D59]" office:value-type="float" office:value="0.049254443423327" calcext:value-type="float">
            <text:p>0,049254443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(2*[.A60]-1)*PI()/(2*[.$B$8]))" office:value-type="float" office:value="0.962768944473841" calcext:value-type="float">
            <text:p>0,9627689445</text:p>
          </table:table-cell>
          <table:table-cell table:formula="of:=SQRT(1-[.B60]^2)" office:value-type="float" office:value="0.270325654640337" calcext:value-type="float">
            <text:p>0,2703256546</text:p>
          </table:table-cell>
          <table:table-cell table:formula="of:=LN((([.$B$25]^2)/4)*(([.B60]+1)/2)^2)" office:value-type="float" office:value="0.185561596304661" calcext:value-type="float">
            <text:p>0,1855615963</text:p>
          </table:table-cell>
          <table:table-cell table:formula="of:=[.C60]*[.D60]" office:value-type="float" office:value="0.0501620599971634" calcext:value-type="float">
            <text:p>0,05016206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(2*[.A61]-1)*PI()/(2*[.$B$8]))" office:value-type="float" office:value="0.960458004958378" calcext:value-type="float">
            <text:p>0,960458005</text:p>
          </table:table-cell>
          <table:table-cell table:formula="of:=SQRT(1-[.B61]^2)" office:value-type="float" office:value="0.278424892406143" calcext:value-type="float">
            <text:p>0,2784248924</text:p>
          </table:table-cell>
          <table:table-cell table:formula="of:=LN((([.$B$25]^2)/4)*(([.B61]+1)/2)^2)" office:value-type="float" office:value="0.183205434081548" calcext:value-type="float">
            <text:p>0,1832054341</text:p>
          </table:table-cell>
          <table:table-cell table:formula="of:=[.C61]*[.D61]" office:value-type="float" office:value="0.0510089532723759" calcext:value-type="float">
            <text:p>0,051008953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(2*[.A62]-1)*PI()/(2*[.$B$8]))" office:value-type="float" office:value="0.958078932382839" calcext:value-type="float">
            <text:p>0,9580789324</text:p>
          </table:table-cell>
          <table:table-cell table:formula="of:=SQRT(1-[.B62]^2)" office:value-type="float" office:value="0.286504379240807" calcext:value-type="float">
            <text:p>0,2865043792</text:p>
          </table:table-cell>
          <table:table-cell table:formula="of:=LN((([.$B$25]^2)/4)*(([.B62]+1)/2)^2)" office:value-type="float" office:value="0.180776902304614" calcext:value-type="float">
            <text:p>0,1807769023</text:p>
          </table:table-cell>
          <table:table-cell table:formula="of:=[.C62]*[.D62]" office:value-type="float" office:value="0.0517933741758593" calcext:value-type="float">
            <text:p>0,051793374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(2*[.A63]-1)*PI()/(2*[.$B$8]))" office:value-type="float" office:value="0.955631895514096" calcext:value-type="float">
            <text:p>0,9556318955</text:p>
          </table:table-cell>
          <table:table-cell table:formula="of:=SQRT(1-[.B63]^2)" office:value-type="float" office:value="0.294563542000932" calcext:value-type="float">
            <text:p>0,294563542</text:p>
          </table:table-cell>
          <table:table-cell table:formula="of:=LN((([.$B$25]^2)/4)*(([.B63]+1)/2)^2)" office:value-type="float" office:value="0.178275913043806" calcext:value-type="float">
            <text:p>0,178275913</text:p>
          </table:table-cell>
          <table:table-cell table:formula="of:=[.C63]*[.D63]" office:value-type="float" office:value="0.0525135843996338" calcext:value-type="float">
            <text:p>0,052513584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(2*[.A64]-1)*PI()/(2*[.$B$8]))" office:value-type="float" office:value="0.953117067940282" calcext:value-type="float">
            <text:p>0,9531170679</text:p>
          </table:table-cell>
          <table:table-cell table:formula="of:=SQRT(1-[.B64]^2)" office:value-type="float" office:value="0.302601808984877" calcext:value-type="float">
            <text:p>0,302601809</text:p>
          </table:table-cell>
          <table:table-cell table:formula="of:=LN((([.$B$25]^2)/4)*(([.B64]+1)/2)^2)" office:value-type="float" office:value="0.175702375633933" calcext:value-type="float">
            <text:p>0,1757023756</text:p>
          </table:table-cell>
          <table:table-cell table:formula="of:=[.C64]*[.D64]" office:value-type="float" office:value="0.0531678567097685" calcext:value-type="float">
            <text:p>0,053167856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(2*[.A65]-1)*PI()/(2*[.$B$8]))" office:value-type="float" office:value="0.95053462805847" calcext:value-type="float">
            <text:p>0,9505346281</text:p>
          </table:table-cell>
          <table:table-cell table:formula="of:=SQRT(1-[.B65]^2)" office:value-type="float" office:value="0.310618609973302" calcext:value-type="float">
            <text:p>0,31061861</text:p>
          </table:table-cell>
          <table:table-cell table:formula="of:=LN((([.$B$25]^2)/4)*(([.B65]+1)/2)^2)" office:value-type="float" office:value="0.173056196661371" calcext:value-type="float">
            <text:p>0,1730561967</text:p>
          </table:table-cell>
          <table:table-cell table:formula="of:=[.C65]*[.D65]" office:value-type="float" office:value="0.0537544752542213" calcext:value-type="float">
            <text:p>0,053754475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(2*[.A66]-1)*PI()/(2*[.$B$8]))" office:value-type="float" office:value="0.947884759062023" calcext:value-type="float">
            <text:p>0,9478847591</text:p>
          </table:table-cell>
          <table:table-cell table:formula="of:=SQRT(1-[.B66]^2)" office:value-type="float" office:value="0.318613376269627" calcext:value-type="float">
            <text:p>0,3186133763</text:p>
          </table:table-cell>
          <table:table-cell table:formula="of:=LN((([.$B$25]^2)/4)*(([.B66]+1)/2)^2)" office:value-type="float" office:value="0.170337279950348" calcext:value-type="float">
            <text:p>0,17033728</text:p>
          </table:table-cell>
          <table:table-cell table:formula="of:=[.C66]*[.D66]" office:value-type="float" office:value="0.0542717358695649" calcext:value-type="float">
            <text:p>0,054271735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(2*[.A67]-1)*PI()/(2*[.$B$8]))" office:value-type="float" office:value="0.945167648927596" calcext:value-type="float">
            <text:p>0,9451676489</text:p>
          </table:table-cell>
          <table:table-cell table:formula="of:=SQRT(1-[.B67]^2)" office:value-type="float" office:value="0.32658554074037" calcext:value-type="float">
            <text:p>0,3265855407</text:p>
          </table:table-cell>
          <table:table-cell table:formula="of:=LN((([.$B$25]^2)/4)*(([.B67]+1)/2)^2)" office:value-type="float" office:value="0.167545526548791" calcext:value-type="float">
            <text:p>0,1675455265</text:p>
          </table:table-cell>
          <table:table-cell table:formula="of:=[.C67]*[.D67]" office:value-type="float" office:value="0.0547179463865669" calcext:value-type="float">
            <text:p>0,054717946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(2*[.A68]-1)*PI()/(2*[.$B$8]))" office:value-type="float" office:value="0.942383490401804" calcext:value-type="float">
            <text:p>0,9423834904</text:p>
          </table:table-cell>
          <table:table-cell table:formula="of:=SQRT(1-[.B68]^2)" office:value-type="float" office:value="0.33453453785538" calcext:value-type="float">
            <text:p>0,3345345379</text:p>
          </table:table-cell>
          <table:table-cell table:formula="of:=LN((([.$B$25]^2)/4)*(([.B68]+1)/2)^2)" office:value-type="float" office:value="0.164680834713741" calcext:value-type="float">
            <text:p>0,1646808347</text:p>
          </table:table-cell>
          <table:table-cell table:formula="of:=[.C68]*[.D68]" office:value-type="float" office:value="0.0550914269345996" calcext:value-type="float">
            <text:p>0,055091426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(2*[.A69]-1)*PI()/(2*[.$B$8]))" office:value-type="float" office:value="0.939532480987545" calcext:value-type="float">
            <text:p>0,939532481</text:p>
          </table:table-cell>
          <table:table-cell table:formula="of:=SQRT(1-[.B69]^2)" office:value-type="float" office:value="0.342459803727954" calcext:value-type="float">
            <text:p>0,3424598037</text:p>
          </table:table-cell>
          <table:table-cell table:formula="of:=LN((([.$B$25]^2)/4)*(([.B69]+1)/2)^2)" office:value-type="float" office:value="0.161743099896319" calcext:value-type="float">
            <text:p>0,1617430999</text:p>
          </table:table-cell>
          <table:table-cell table:formula="of:=[.C69]*[.D69]" office:value-type="float" office:value="0.0553905102448443" calcext:value-type="float">
            <text:p>0,055390510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(2*[.A70]-1)*PI()/(2*[.$B$8]))" office:value-type="float" office:value="0.936614822929992" calcext:value-type="float">
            <text:p>0,9366148229</text:p>
          </table:table-cell>
          <table:table-cell table:formula="of:=SQRT(1-[.B70]^2)" office:value-type="float" office:value="0.350360776154838" calcext:value-type="float">
            <text:p>0,3503607762</text:p>
          </table:table-cell>
          <table:table-cell table:formula="of:=LN((([.$B$25]^2)/4)*(([.B70]+1)/2)^2)" office:value-type="float" office:value="0.158732214726251" calcext:value-type="float">
            <text:p>0,1587322147</text:p>
          </table:table-cell>
          <table:table-cell table:formula="of:=[.C70]*[.D70]" office:value-type="float" office:value="0.0556135419522658" calcext:value-type="float">
            <text:p>0,05561354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(2*[.A71]-1)*PI()/(2*[.$B$8]))" office:value-type="float" office:value="0.933630723202246" calcext:value-type="float">
            <text:p>0,9336307232</text:p>
          </table:table-cell>
          <table:table-cell table:formula="of:=SQRT(1-[.B71]^2)" office:value-type="float" office:value="0.358236894656108" calcext:value-type="float">
            <text:p>0,3582368947</text:p>
          </table:table-cell>
          <table:table-cell table:formula="of:=LN((([.$B$25]^2)/4)*(([.B71]+1)/2)^2)" office:value-type="float" office:value="0.155648068995937" calcext:value-type="float">
            <text:p>0,155648069</text:p>
          </table:table-cell>
          <table:table-cell table:formula="of:=[.C71]*[.D71]" office:value-type="float" office:value="0.0557588808963244" calcext:value-type="float">
            <text:p>0,055758880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(2*[.A72]-1)*PI()/(2*[.$B$8]))" office:value-type="float" office:value="0.930580393490654" calcext:value-type="float">
            <text:p>0,9305803935</text:p>
          </table:table-cell>
          <table:table-cell table:formula="of:=SQRT(1-[.B72]^2)" office:value-type="float" office:value="0.366087600514932" calcext:value-type="float">
            <text:p>0,3660876005</text:p>
          </table:table-cell>
          <table:table-cell table:formula="of:=LN((([.$B$25]^2)/4)*(([.B72]+1)/2)^2)" office:value-type="float" office:value="0.152490549644069" calcext:value-type="float">
            <text:p>0,1524905496</text:p>
          </table:table-cell>
          <table:table-cell table:formula="of:=[.C72]*[.D72]" office:value-type="float" office:value="0.0558248994204001" calcext:value-type="float">
            <text:p>0,055824899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(2*[.A73]-1)*PI()/(2*[.$B$8]))" office:value-type="float" office:value="0.927464050179791" calcext:value-type="float">
            <text:p>0,9274640502</text:p>
          </table:table-cell>
          <table:table-cell table:formula="of:=SQRT(1-[.B73]^2)" office:value-type="float" office:value="0.373912336817199" calcext:value-type="float">
            <text:p>0,3739123368</text:p>
          </table:table-cell>
          <table:table-cell table:formula="of:=LN((([.$B$25]^2)/4)*(([.B73]+1)/2)^2)" office:value-type="float" office:value="0.149259540738774" calcext:value-type="float">
            <text:p>0,1492595407</text:p>
          </table:table-cell>
          <table:table-cell table:formula="of:=[.C73]*[.D73]" office:value-type="float" office:value="0.0558099836698971" calcext:value-type="float">
            <text:p>0,055809983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(2*[.A74]-1)*PI()/(2*[.$B$8]))" office:value-type="float" office:value="0.924281914337111" calcext:value-type="float">
            <text:p>0,9242819143</text:p>
          </table:table-cell>
          <table:table-cell table:formula="of:=SQRT(1-[.B74]^2)" office:value-type="float" office:value="0.381710548491033" calcext:value-type="float">
            <text:p>0,3817105485</text:p>
          </table:table-cell>
          <table:table-cell table:formula="of:=LN((([.$B$25]^2)/4)*(([.B74]+1)/2)^2)" office:value-type="float" office:value="0.145954923460311" calcext:value-type="float">
            <text:p>0,1459549235</text:p>
          </table:table-cell>
          <table:table-cell table:formula="of:=[.C74]*[.D74]" office:value-type="float" office:value="0.0557125338890022" calcext:value-type="float">
            <text:p>0,055712533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(2*[.A75]-1)*PI()/(2*[.$B$8]))" office:value-type="float" office:value="0.921034211697266" calcext:value-type="float">
            <text:p>0,9210342117</text:p>
          </table:table-cell>
          <table:table-cell table:formula="of:=SQRT(1-[.B75]^2)" office:value-type="float" office:value="0.389481682346161" calcext:value-type="float">
            <text:p>0,3894816823</text:p>
          </table:table-cell>
          <table:table-cell table:formula="of:=LN((([.$B$25]^2)/4)*(([.B75]+1)/2)^2)" office:value-type="float" office:value="0.142576576083271" calcext:value-type="float">
            <text:p>0,1425765761</text:p>
          </table:table-cell>
          <table:table-cell table:formula="of:=[.C75]*[.D75]" office:value-type="float" office:value="0.0555309647160678" calcext:value-type="float">
            <text:p>0,055530964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(2*[.A76]-1)*PI()/(2*[.$B$8]))" office:value-type="float" office:value="0.917721172646089" calcext:value-type="float">
            <text:p>0,9177211726</text:p>
          </table:table-cell>
          <table:table-cell table:formula="of:=SQRT(1-[.B76]^2)" office:value-type="float" office:value="0.397225187113162" calcext:value-type="float">
            <text:p>0,3972251871</text:p>
          </table:table-cell>
          <table:table-cell table:formula="of:=LN((([.$B$25]^2)/4)*(([.B76]+1)/2)^2)" office:value-type="float" office:value="0.139124373958313" calcext:value-type="float">
            <text:p>0,139124374</text:p>
          </table:table-cell>
          <table:table-cell table:formula="of:=[.C76]*[.D76]" office:value-type="float" office:value="0.0552637054775925" calcext:value-type="float">
            <text:p>0,055263705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(2*[.A77]-1)*PI()/(2*[.$B$8]))" office:value-type="float" office:value="0.914343032204257" calcext:value-type="float">
            <text:p>0,9143430322</text:p>
          </table:table-cell>
          <table:table-cell table:formula="of:=SQRT(1-[.B77]^2)" office:value-type="float" office:value="0.404940513482568" calcext:value-type="float">
            <text:p>0,4049405135</text:p>
          </table:table-cell>
          <table:table-cell table:formula="of:=LN((([.$B$25]^2)/4)*(([.B77]+1)/2)^2)" office:value-type="float" office:value="0.135598189493414" calcext:value-type="float">
            <text:p>0,1355981895</text:p>
          </table:table-cell>
          <table:table-cell table:formula="of:=[.C77]*[.D77]" office:value-type="float" office:value="0.0549092004807696" calcext:value-type="float">
            <text:p>0,05490920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(2*[.A78]-1)*PI()/(2*[.$B$8]))" office:value-type="float" office:value="0.910900030010612" calcext:value-type="float">
            <text:p>0,91090003</text:p>
          </table:table-cell>
          <table:table-cell table:formula="of:=SQRT(1-[.B78]^2)" office:value-type="float" office:value="0.412627114143831" calcext:value-type="float">
            <text:p>0,4126271141</text:p>
          </table:table-cell>
          <table:table-cell table:formula="of:=LN((([.$B$25]^2)/4)*(([.B78]+1)/2)^2)" office:value-type="float" office:value="0.13199789213462" calcext:value-type="float">
            <text:p>0,1319978921</text:p>
          </table:table-cell>
          <table:table-cell table:formula="of:=[.C78]*[.D78]" office:value-type="float" office:value="0.0544659093045771" calcext:value-type="float">
            <text:p>0,054465909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(2*[.A79]-1)*PI()/(2*[.$B$8]))" office:value-type="float" office:value="0.907392410305167" calcext:value-type="float">
            <text:p>0,9073924103</text:p>
          </table:table-cell>
          <table:table-cell table:formula="of:=SQRT(1-[.B79]^2)" office:value-type="float" office:value="0.420284443824155" calcext:value-type="float">
            <text:p>0,4202844438</text:p>
          </table:table-cell>
          <table:table-cell table:formula="of:=LN((([.$B$25]^2)/4)*(([.B79]+1)/2)^2)" office:value-type="float" office:value="0.12832334834631" calcext:value-type="float">
            <text:p>0,1283233483</text:p>
          </table:table-cell>
          <table:table-cell table:formula="of:=[.C79]*[.D79]" office:value-type="float" office:value="0.0539323070893821" calcext:value-type="float">
            <text:p>0,053932307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(2*[.A80]-1)*PI()/(2*[.$B$8]))" office:value-type="float" office:value="0.903820421911779" calcext:value-type="float">
            <text:p>0,9038204219</text:p>
          </table:table-cell>
          <table:table-cell table:formula="of:=SQRT(1-[.B80]^2)" office:value-type="float" office:value="0.427911959327166" calcext:value-type="float">
            <text:p>0,4279119593</text:p>
          </table:table-cell>
          <table:table-cell table:formula="of:=LN((([.$B$25]^2)/4)*(([.B80]+1)/2)^2)" office:value-type="float" office:value="0.124574421590946" calcext:value-type="float">
            <text:p>0,1245744216</text:p>
          </table:table-cell>
          <table:table-cell table:formula="of:=[.C80]*[.D80]" office:value-type="float" office:value="0.0533068848250303" calcext:value-type="float">
            <text:p>0,053306884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(2*[.A81]-1)*PI()/(2*[.$B$8]))" office:value-type="float" office:value="0.900184318220494" calcext:value-type="float">
            <text:p>0,9001843182</text:p>
          </table:table-cell>
          <table:table-cell table:formula="of:=SQRT(1-[.B81]^2)" office:value-type="float" office:value="0.435509119571456" calcext:value-type="float">
            <text:p>0,4355091196</text:p>
          </table:table-cell>
          <table:table-cell table:formula="of:=LN((([.$B$25]^2)/4)*(([.B81]+1)/2)^2)" office:value-type="float" office:value="0.120750972308324" calcext:value-type="float">
            <text:p>0,1207509723</text:p>
          </table:table-cell>
          <table:table-cell table:formula="of:=[.C81]*[.D81]" office:value-type="float" office:value="0.0525881496373954" calcext:value-type="float">
            <text:p>0,052588149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(2*[.A82]-1)*PI()/(2*[.$B$8]))" office:value-type="float" office:value="0.896484357169578" calcext:value-type="float">
            <text:p>0,8964843572</text:p>
          </table:table-cell>
          <table:table-cell table:formula="of:=SQRT(1-[.B82]^2)" office:value-type="float" office:value="0.443075385628956" calcext:value-type="float">
            <text:p>0,4430753856</text:p>
          </table:table-cell>
          <table:table-cell table:formula="of:=LN((([.$B$25]^2)/4)*(([.B82]+1)/2)^2)" office:value-type="float" office:value="0.116852857894295" calcext:value-type="float">
            <text:p>0,1168528579</text:p>
          </table:table-cell>
          <table:table-cell table:formula="of:=[.C82]*[.D82]" office:value-type="float" office:value="0.0517746250733605" calcext:value-type="float">
            <text:p>0,051774625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(2*[.A83]-1)*PI()/(2*[.$B$8]))" office:value-type="float" office:value="0.892720801227215" calcext:value-type="float">
            <text:p>0,8927208012</text:p>
          </table:table-cell>
          <table:table-cell table:formula="of:=SQRT(1-[.B83]^2)" office:value-type="float" office:value="0.450610220763177" calcext:value-type="float">
            <text:p>0,4506102208</text:p>
          </table:table-cell>
          <table:table-cell table:formula="of:=LN((([.$B$25]^2)/4)*(([.B83]+1)/2)^2)" office:value-type="float" office:value="0.112879932678973" calcext:value-type="float">
            <text:p>0,1128799327</text:p>
          </table:table-cell>
          <table:table-cell table:formula="of:=[.C83]*[.D83]" office:value-type="float" office:value="0.0508648513842045" calcext:value-type="float">
            <text:p>0,0508648514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(2*[.A84]-1)*PI()/(2*[.$B$8]))" office:value-type="float" office:value="0.88889391737289" calcext:value-type="float">
            <text:p>0,8888939174</text:p>
          </table:table-cell>
          <table:table-cell table:formula="of:=SQRT(1-[.B84]^2)" office:value-type="float" office:value="0.458113090467276" calcext:value-type="float">
            <text:p>0,4581130905</text:p>
          </table:table-cell>
          <table:table-cell table:formula="of:=LN((([.$B$25]^2)/4)*(([.B84]+1)/2)^2)" office:value-type="float" office:value="0.108832047904403" calcext:value-type="float">
            <text:p>0,1088320479</text:p>
          </table:table-cell>
          <table:table-cell table:formula="of:=[.C84]*[.D84]" office:value-type="float" office:value="0.0498573858073687" calcext:value-type="float">
            <text:p>0,049857385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(2*[.A85]-1)*PI()/(2*[.$B$8]))" office:value-type="float" office:value="0.885003977078447" calcext:value-type="float">
            <text:p>0,8850039771</text:p>
          </table:table-cell>
          <table:table-cell table:formula="of:=SQRT(1-[.B85]^2)" office:value-type="float" office:value="0.465583462501978" calcext:value-type="float">
            <text:p>0,4655834625</text:p>
          </table:table-cell>
          <table:table-cell table:formula="of:=LN((([.$B$25]^2)/4)*(([.B85]+1)/2)^2)" office:value-type="float" office:value="0.104709051701696" calcext:value-type="float">
            <text:p>0,1047090517</text:p>
          </table:table-cell>
          <table:table-cell table:formula="of:=[.C85]*[.D85]" office:value-type="float" office:value="0.0487508028465744" calcext:value-type="float">
            <text:p>0,048750802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(2*[.A86]-1)*PI()/(2*[.$B$8]))" office:value-type="float" office:value="0.881051256288838" calcext:value-type="float">
            <text:p>0,8810512563</text:p>
          </table:table-cell>
          <table:table-cell table:formula="of:=SQRT(1-[.B86]^2)" office:value-type="float" office:value="0.473020806933331" calcext:value-type="float">
            <text:p>0,4730208069</text:p>
          </table:table-cell>
          <table:table-cell table:formula="of:=LN((([.$B$25]^2)/4)*(([.B86]+1)/2)^2)" office:value-type="float" office:value="0.100510789067616" calcext:value-type="float">
            <text:p>0,1005107891</text:p>
          </table:table-cell>
          <table:table-cell table:formula="of:=[.C86]*[.D86]" office:value-type="float" office:value="0.0475436945502695" calcext:value-type="float">
            <text:p>0,047543694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(2*[.A87]-1)*PI()/(2*[.$B$8]))" office:value-type="float" office:value="0.877036035402541" calcext:value-type="float">
            <text:p>0,8770360354</text:p>
          </table:table-cell>
          <table:table-cell table:formula="of:=SQRT(1-[.B87]^2)" office:value-type="float" office:value="0.480424596170298" calcext:value-type="float">
            <text:p>0,4804245962</text:p>
          </table:table-cell>
          <table:table-cell table:formula="of:=LN((([.$B$25]^2)/4)*(([.B87]+1)/2)^2)" office:value-type="float" office:value="0.0962371018406056" calcext:value-type="float">
            <text:p>0,0962371018</text:p>
          </table:table-cell>
          <table:table-cell table:formula="of:=[.C87]*[.D87]" office:value-type="float" office:value="0.0462346707883728" calcext:value-type="float">
            <text:p>0,046234670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(2*[.A88]-1)*PI()/(2*[.$B$8]))" office:value-type="float" office:value="0.87295859925167" calcext:value-type="float">
            <text:p>0,8729585993</text:p>
          </table:table-cell>
          <table:table-cell table:formula="of:=SQRT(1-[.B88]^2)" office:value-type="float" office:value="0.487794305002183" calcext:value-type="float">
            <text:p>0,487794305</text:p>
          </table:table-cell>
          <table:table-cell table:formula="of:=LN((([.$B$25]^2)/4)*(([.B88]+1)/2)^2)" office:value-type="float" office:value="0.0918878286762602" calcext:value-type="float">
            <text:p>0,0918878287</text:p>
          </table:table-cell>
          <table:table-cell table:formula="of:=[.C88]*[.D88]" office:value-type="float" office:value="0.044822359527296" calcext:value-type="float">
            <text:p>0,044822359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(2*[.A89]-1)*PI()/(2*[.$B$8]))" office:value-type="float" office:value="0.868819237081775" calcext:value-type="float">
            <text:p>0,8688192371</text:p>
          </table:table-cell>
          <table:table-cell table:formula="of:=SQRT(1-[.B89]^2)" office:value-type="float" office:value="0.495129410635889" calcext:value-type="float">
            <text:p>0,4951294106</text:p>
          </table:table-cell>
          <table:table-cell table:formula="of:=LN((([.$B$25]^2)/4)*(([.B89]+1)/2)^2)" office:value-type="float" office:value="0.0874628050222232" calcext:value-type="float">
            <text:p>0,087462805</text:p>
          </table:table-cell>
          <table:table-cell table:formula="of:=[.C89]*[.D89]" office:value-type="float" office:value="0.0433054071032151" calcext:value-type="float">
            <text:p>0,043305407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(2*[.A90]-1)*PI()/(2*[.$B$8]))" office:value-type="float" office:value="0.864618242531317" calcext:value-type="float">
            <text:p>0,8646182425</text:p>
          </table:table-cell>
          <table:table-cell table:formula="of:=SQRT(1-[.B90]^2)" office:value-type="float" office:value="0.502429392733005" calcext:value-type="float">
            <text:p>0,5024293927</text:p>
          </table:table-cell>
          <table:table-cell table:formula="of:=LN((([.$B$25]^2)/4)*(([.B90]+1)/2)^2)" office:value-type="float" office:value="0.0829618630925043" calcext:value-type="float">
            <text:p>0,0829618631</text:p>
          </table:table-cell>
          <table:table-cell table:formula="of:=[.C90]*[.D90]" office:value-type="float" office:value="0.0416824784935656" calcext:value-type="float">
            <text:p>0,041682478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(2*[.A91]-1)*PI()/(2*[.$B$8]))" office:value-type="float" office:value="0.860355913610843" calcext:value-type="float">
            <text:p>0,8603559136</text:p>
          </table:table-cell>
          <table:table-cell table:formula="of:=SQRT(1-[.B91]^2)" office:value-type="float" office:value="0.509693733446715" calcext:value-type="float">
            <text:p>0,5096937334</text:p>
          </table:table-cell>
          <table:table-cell table:formula="of:=LN((([.$B$25]^2)/4)*(([.B91]+1)/2)^2)" office:value-type="float" office:value="0.0783848318412081" calcext:value-type="float">
            <text:p>0,0783848318</text:p>
          </table:table-cell>
          <table:table-cell table:formula="of:=[.C91]*[.D91]" office:value-type="float" office:value="0.0399522575867383" calcext:value-type="float">
            <text:p>0,039952257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(2*[.A92]-1)*PI()/(2*[.$B$8]))" office:value-type="float" office:value="0.856032552681841" calcext:value-type="float">
            <text:p>0,8560325527</text:p>
          </table:table-cell>
          <table:table-cell table:formula="of:=SQRT(1-[.B92]^2)" office:value-type="float" office:value="0.516921917458537" calcext:value-type="float">
            <text:p>0,5169219175</text:p>
          </table:table-cell>
          <table:table-cell table:formula="of:=LN((([.$B$25]^2)/4)*(([.B92]+1)/2)^2)" office:value-type="float" office:value="0.0737315369356678" calcext:value-type="float">
            <text:p>0,0737315369</text:p>
          </table:table-cell>
          <table:table-cell table:formula="of:=[.C92]*[.D92]" office:value-type="float" office:value="0.0381134474499504" calcext:value-type="float">
            <text:p>0,0381134474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(2*[.A93]-1)*PI()/(2*[.$B$8]))" office:value-type="float" office:value="0.851648466435294" calcext:value-type="float">
            <text:p>0,8516484664</text:p>
          </table:table-cell>
          <table:table-cell table:formula="of:=SQRT(1-[.B93]^2)" office:value-type="float" office:value="0.524113432014875" calcext:value-type="float">
            <text:p>0,524113432</text:p>
          </table:table-cell>
          <table:table-cell table:formula="of:=LN((([.$B$25]^2)/4)*(([.B93]+1)/2)^2)" office:value-type="float" office:value="0.0690018007289709" calcext:value-type="float">
            <text:p>0,0690018007</text:p>
          </table:table-cell>
          <table:table-cell table:formula="of:=[.C93]*[.D93]" office:value-type="float" office:value="0.0361647705952675" calcext:value-type="float">
            <text:p>0,036164770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(2*[.A94]-1)*PI()/(2*[.$B$8]))" office:value-type="float" office:value="0.847203965869924" calcext:value-type="float">
            <text:p>0,8472039659</text:p>
          </table:table-cell>
          <table:table-cell table:formula="of:=SQRT(1-[.B94]^2)" office:value-type="float" office:value="0.531267766963395" calcext:value-type="float">
            <text:p>0,531267767</text:p>
          </table:table-cell>
          <table:table-cell table:formula="of:=LN((([.$B$25]^2)/4)*(([.B94]+1)/2)^2)" office:value-type="float" office:value="0.0641954422318672" calcext:value-type="float">
            <text:p>0,0641954422</text:p>
          </table:table-cell>
          <table:table-cell table:formula="of:=[.C94]*[.D94]" office:value-type="float" office:value="0.0341049692437517" calcext:value-type="float">
            <text:p>0,0341049692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(2*[.A95]-1)*PI()/(2*[.$B$8]))" office:value-type="float" office:value="0.842699366270129" calcext:value-type="float">
            <text:p>0,8426993663</text:p>
          </table:table-cell>
          <table:table-cell table:formula="of:=SQRT(1-[.B95]^2)" office:value-type="float" office:value="0.538384414789212" calcext:value-type="float">
            <text:p>0,5383844148</text:p>
          </table:table-cell>
          <table:table-cell table:formula="of:=LN((([.$B$25]^2)/4)*(([.B95]+1)/2)^2)" office:value-type="float" office:value="0.0593122770840533" calcext:value-type="float">
            <text:p>0,0593122771</text:p>
          </table:table-cell>
          <table:table-cell table:formula="of:=[.C95]*[.D95]" office:value-type="float" office:value="0.0319328055877137" calcext:value-type="float">
            <text:p>0,0319328056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(2*[.A96]-1)*PI()/(2*[.$B$8]))" office:value-type="float" office:value="0.838134987183618" calcext:value-type="float">
            <text:p>0,8381349872</text:p>
          </table:table-cell>
          <table:table-cell table:formula="of:=SQRT(1-[.B96]^2)" office:value-type="float" office:value="0.545462870650896" calcext:value-type="float">
            <text:p>0,5454628707</text:p>
          </table:table-cell>
          <table:table-cell table:formula="of:=LN((([.$B$25]^2)/4)*(([.B96]+1)/2)^2)" office:value-type="float" office:value="0.0543521175248218" calcext:value-type="float">
            <text:p>0,0543521175</text:p>
          </table:table-cell>
          <table:table-cell table:formula="of:=[.C96]*[.D96]" office:value-type="float" office:value="0.0296470620510442" calcext:value-type="float">
            <text:p>0,029647062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(2*[.A97]-1)*PI()/(2*[.$B$8]))" office:value-type="float" office:value="0.833511152398743" calcext:value-type="float">
            <text:p>0,8335111524</text:p>
          </table:table-cell>
          <table:table-cell table:formula="of:=SQRT(1-[.B97]^2)" office:value-type="float" office:value="0.55250263241628" calcext:value-type="float">
            <text:p>0,5525026324</text:p>
          </table:table-cell>
          <table:table-cell table:formula="of:=LN((([.$B$25]^2)/4)*(([.B97]+1)/2)^2)" office:value-type="float" office:value="0.0493147723630609" calcext:value-type="float">
            <text:p>0,0493147724</text:p>
          </table:table-cell>
          <table:table-cell table:formula="of:=[.C97]*[.D97]" office:value-type="float" office:value="0.0272465415476008" calcext:value-type="float">
            <text:p>0,027246541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(2*[.A98]-1)*PI()/(2*[.$B$8]))" office:value-type="float" office:value="0.82882818992153" calcext:value-type="float">
            <text:p>0,8288281899</text:p>
          </table:table-cell>
          <table:table-cell table:formula="of:=SQRT(1-[.B98]^2)" office:value-type="float" office:value="0.559503200698084" calcext:value-type="float">
            <text:p>0,5595032007</text:p>
          </table:table-cell>
          <table:table-cell table:formula="of:=LN((([.$B$25]^2)/4)*(([.B98]+1)/2)^2)" office:value-type="float" office:value="0.0442000469465996" calcext:value-type="float">
            <text:p>0,0442000469</text:p>
          </table:table-cell>
          <table:table-cell table:formula="of:=[.C98]*[.D98]" office:value-type="float" office:value="0.024730067737628" calcext:value-type="float">
            <text:p>0,0247300677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(2*[.A99]-1)*PI()/(2*[.$B$8]))" office:value-type="float" office:value="0.82408643195241" calcext:value-type="float">
            <text:p>0,824086432</text:p>
          </table:table-cell>
          <table:table-cell table:formula="of:=SQRT(1-[.B99]^2)" office:value-type="float" office:value="0.566464078889338" calcext:value-type="float">
            <text:p>0,5664640789</text:p>
          </table:table-cell>
          <table:table-cell table:formula="of:=LN((([.$B$25]^2)/4)*(([.B99]+1)/2)^2)" office:value-type="float" office:value="0.039007743130885" calcext:value-type="float">
            <text:p>0,0390077431</text:p>
          </table:table-cell>
          <table:table-cell table:formula="of:=[.C99]*[.D99]" office:value-type="float" office:value="0.0220964852821887" calcext:value-type="float">
            <text:p>0,022096485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(2*[.A100]-1)*PI()/(2*[.$B$8]))" office:value-type="float" office:value="0.819286214862655" calcext:value-type="float">
            <text:p>0,8192862149</text:p>
          </table:table-cell>
          <table:table-cell table:formula="of:=SQRT(1-[.B100]^2)" office:value-type="float" office:value="0.573384773198611" calcext:value-type="float">
            <text:p>0,5733847732</text:p>
          </table:table-cell>
          <table:table-cell table:formula="of:=LN((([.$B$25]^2)/4)*(([.B100]+1)/2)^2)" office:value-type="float" office:value="0.0337376592469819" calcext:value-type="float">
            <text:p>0,0337376592</text:p>
          </table:table-cell>
          <table:table-cell table:formula="of:=[.C100]*[.D100]" office:value-type="float" office:value="0.0193446600955828" calcext:value-type="float">
            <text:p>0,019344660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(2*[.A101]-1)*PI()/(2*[.$B$8]))" office:value-type="float" office:value="0.814427879170516" calcext:value-type="float">
            <text:p>0,8144278792</text:p>
          </table:table-cell>
          <table:table-cell table:formula="of:=SQRT(1-[.B101]^2)" office:value-type="float" office:value="0.580264792685042" calcext:value-type="float">
            <text:p>0,5802647927</text:p>
          </table:table-cell>
          <table:table-cell table:formula="of:=LN((([.$B$25]^2)/4)*(([.B101]+1)/2)^2)" office:value-type="float" office:value="0.0283895900688793" calcext:value-type="float">
            <text:p>0,0283895901</text:p>
          </table:table-cell>
          <table:table-cell table:formula="of:=[.C101]*[.D101]" office:value-type="float" office:value="0.0164734795957316" calcext:value-type="float">
            <text:p>0,016473479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(2*[.A102]-1)*PI()/(2*[.$B$8]))" office:value-type="float" office:value="0.809511769517066" calcext:value-type="float">
            <text:p>0,8095117695</text:p>
          </table:table-cell>
          <table:table-cell table:formula="of:=SQRT(1-[.B102]^2)" office:value-type="float" office:value="0.587103649293163" calcext:value-type="float">
            <text:p>0,5871036493</text:p>
          </table:table-cell>
          <table:table-cell table:formula="of:=LN((([.$B$25]^2)/4)*(([.B102]+1)/2)^2)" office:value-type="float" office:value="0.0229633267800985" calcext:value-type="float">
            <text:p>0,0229633268</text:p>
          </table:table-cell>
          <table:table-cell table:formula="of:=[.C102]*[.D102]" office:value-type="float" office:value="0.0134818529525072" calcext:value-type="float">
            <text:p>0,01348185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S((2*[.A103]-1)*PI()/(2*[.$B$8]))" office:value-type="float" office:value="0.804538234641752" calcext:value-type="float">
            <text:p>0,8045382346</text:p>
          </table:table-cell>
          <table:table-cell table:formula="of:=SQRT(1-[.B103]^2)" office:value-type="float" office:value="0.593900857887521" calcext:value-type="float">
            <text:p>0,5939008579</text:p>
          </table:table-cell>
          <table:table-cell table:formula="of:=LN((([.$B$25]^2)/4)*(([.B103]+1)/2)^2)" office:value-type="float" office:value="0.0174586569395835" calcext:value-type="float">
            <text:p>0,0174586569</text:p>
          </table:table-cell>
          <table:table-cell table:formula="of:=[.C103]*[.D103]" office:value-type="float" office:value="0.0103687113339826" calcext:value-type="float">
            <text:p>0,010368711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S((2*[.A104]-1)*PI()/(2*[.$B$8]))" office:value-type="float" office:value="0.799507627357658" calcext:value-type="float">
            <text:p>0,7995076274</text:p>
          </table:table-cell>
          <table:table-cell table:formula="of:=SQRT(1-[.B104]^2)" office:value-type="float" office:value="0.600655936287096" calcext:value-type="float">
            <text:p>0,6006559363</text:p>
          </table:table-cell>
          <table:table-cell table:formula="of:=LN((([.$B$25]^2)/4)*(([.B104]+1)/2)^2)" office:value-type="float" office:value="0.0118753644468695" calcext:value-type="float">
            <text:p>0,0118753644</text:p>
          </table:table-cell>
          <table:table-cell table:formula="of:=[.C104]*[.D104]" office:value-type="float" office:value="0.00713300815058491" calcext:value-type="float">
            <text:p>0,0071330082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S((2*[.A105]-1)*PI()/(2*[.$B$8]))" office:value-type="float" office:value="0.794420304526476" calcext:value-type="float">
            <text:p>0,7944203045</text:p>
          </table:table-cell>
          <table:table-cell table:formula="of:=SQRT(1-[.B105]^2)" office:value-type="float" office:value="0.607368405299503" calcext:value-type="float">
            <text:p>0,6073684053</text:p>
          </table:table-cell>
          <table:table-cell table:formula="of:=LN((([.$B$25]^2)/4)*(([.B105]+1)/2)^2)" office:value-type="float" office:value="0.00621322950650831" calcext:value-type="float">
            <text:p>0,0062132295</text:p>
          </table:table-cell>
          <table:table-cell table:formula="of:=[.C105]*[.D105]" office:value-type="float" office:value="0.00377371929712777" calcext:value-type="float">
            <text:p>0,003773719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S((2*[.A106]-1)*PI()/(2*[.$B$8]))" office:value-type="float" office:value="0.78927662703319" calcext:value-type="float">
            <text:p>0,789276627</text:p>
          </table:table-cell>
          <table:table-cell table:formula="of:=SQRT(1-[.B106]^2)" office:value-type="float" office:value="0.614037788754984" calcext:value-type="float">
            <text:p>0,6140377888</text:p>
          </table:table-cell>
          <table:table-cell table:formula="of:=LN((([.$B$25]^2)/4)*(([.B106]+1)/2)^2)" office:value-type="float" office:value="0.000472028591745164" calcext:value-type="float">
            <text:p>0,0004720286</text:p>
          </table:table-cell>
          <table:table-cell table:formula="of:=[.C106]*[.D106]" office:value-type="float" office:value="0.00028984339270433" calcext:value-type="float">
            <text:p>0,000289843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S((2*[.A107]-1)*PI()/(2*[.$B$8]))" office:value-type="float" office:value="0.784076959760477" calcext:value-type="float">
            <text:p>0,7840769598</text:p>
          </table:table-cell>
          <table:table-cell table:formula="of:=SQRT(1-[.B107]^2)" office:value-type="float" office:value="0.620663613540191" calcext:value-type="float">
            <text:p>0,6206636135</text:p>
          </table:table-cell>
          <table:table-cell table:formula="of:=LN((([.$B$25]^2)/4)*(([.B107]+1)/2)^2)" office:value-type="float" office:value="-0.00534846559257259" calcext:value-type="float">
            <text:p>-0,0053484656</text:p>
          </table:table-cell>
          <table:table-cell table:formula="of:=[.C107]*[.D107]" office:value-type="float" office:value="-0.00331959798158148" calcext:value-type="float">
            <text:p>-0,00331959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S((2*[.A108]-1)*PI()/(2*[.$B$8]))" office:value-type="float" office:value="0.778821671562821" calcext:value-type="float">
            <text:p>0,7788216716</text:p>
          </table:table-cell>
          <table:table-cell table:formula="of:=SQRT(1-[.B108]^2)" office:value-type="float" office:value="0.627245409631743" calcext:value-type="float">
            <text:p>0,6272454096</text:p>
          </table:table-cell>
          <table:table-cell table:formula="of:=LN((([.$B$25]^2)/4)*(([.B108]+1)/2)^2)" office:value-type="float" office:value="-0.0112484841478644" calcext:value-type="float">
            <text:p>-0,0112484841</text:p>
          </table:table-cell>
          <table:table-cell table:formula="of:=[.C108]*[.D108]" office:value-type="float" office:value="-0.00705556004706338" calcext:value-type="float">
            <text:p>-0,00705556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S((2*[.A109]-1)*PI()/(2*[.$B$8]))" office:value-type="float" office:value="0.773511135240351" calcext:value-type="float">
            <text:p>0,7735111352</text:p>
          </table:table-cell>
          <table:table-cell table:formula="of:=SQRT(1-[.B109]^2)" office:value-type="float" office:value="0.633782710129571" calcext:value-type="float">
            <text:p>0,6337827101</text:p>
          </table:table-cell>
          <table:table-cell table:formula="of:=LN((([.$B$25]^2)/4)*(([.B109]+1)/2)^2)" office:value-type="float" office:value="-0.0172282620204776" calcext:value-type="float">
            <text:p>-0,017228262</text:p>
          </table:table-cell>
          <table:table-cell table:formula="of:=[.C109]*[.D109]" office:value-type="float" office:value="-0.0109189745941607" calcext:value-type="float">
            <text:p>-0,0109189746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S((2*[.A110]-1)*PI()/(2*[.$B$8]))" office:value-type="float" office:value="0.768145727512389" calcext:value-type="float">
            <text:p>0,7681457275</text:p>
          </table:table-cell>
          <table:table-cell table:formula="of:=SQRT(1-[.B110]^2)" office:value-type="float" office:value="0.640275051290039" calcext:value-type="float">
            <text:p>0,6402750513</text:p>
          </table:table-cell>
          <table:table-cell table:formula="of:=LN((([.$B$25]^2)/4)*(([.B110]+1)/2)^2)" office:value-type="float" office:value="-0.0232880380411581" calcext:value-type="float">
            <text:p>-0,023288038</text:p>
          </table:table-cell>
          <table:table-cell table:formula="of:=[.C110]*[.D110]" office:value-type="float" office:value="-0.0149107497512469" calcext:value-type="float">
            <text:p>-0,014910749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S((2*[.A111]-1)*PI()/(2*[.$B$8]))" office:value-type="float" office:value="0.762725828990733" calcext:value-type="float">
            <text:p>0,762725829</text:p>
          </table:table-cell>
          <table:table-cell table:formula="of:=SQRT(1-[.B111]^2)" office:value-type="float" office:value="0.646721972558842" calcext:value-type="float">
            <text:p>0,6467219726</text:p>
          </table:table-cell>
          <table:table-cell table:formula="of:=LN((([.$B$25]^2)/4)*(([.B111]+1)/2)^2)" office:value-type="float" office:value="-0.0294280549653424" calcext:value-type="float">
            <text:p>-0,029428055</text:p>
          </table:table-cell>
          <table:table-cell table:formula="of:=[.C111]*[.D111]" office:value-type="float" office:value="-0.0190317697557562" calcext:value-type="float">
            <text:p>-0,0190317698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S((2*[.A112]-1)*PI()/(2*[.$B$8]))" office:value-type="float" office:value="0.757251824152652" calcext:value-type="float">
            <text:p>0,7572518242</text:p>
          </table:table-cell>
          <table:table-cell table:formula="of:=SQRT(1-[.B112]^2)" office:value-type="float" office:value="0.653123016603672" calcext:value-type="float">
            <text:p>0,6531230166</text:p>
          </table:table-cell>
          <table:table-cell table:formula="of:=LN((([.$B$25]^2)/4)*(([.B112]+1)/2)^2)" office:value-type="float" office:value="-0.0356485595142854" calcext:value-type="float">
            <text:p>-0,0356485595</text:p>
          </table:table-cell>
          <table:table-cell table:formula="of:=[.C112]*[.D112]" office:value-type="float" office:value="-0.0232828947275456" calcext:value-type="float">
            <text:p>-0,023282894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S((2*[.A113]-1)*PI()/(2*[.$B$8]))" office:value-type="float" office:value="0.751724101313616" calcext:value-type="float">
            <text:p>0,7517241013</text:p>
          </table:table-cell>
          <table:table-cell table:formula="of:=SQRT(1-[.B113]^2)" office:value-type="float" office:value="0.659477729346667" calcext:value-type="float">
            <text:p>0,6594777293</text:p>
          </table:table-cell>
          <table:table-cell table:formula="of:=LN((([.$B$25]^2)/4)*(([.B113]+1)/2)^2)" office:value-type="float" office:value="-0.0419498024170451" calcext:value-type="float">
            <text:p>-0,0419498024</text:p>
          </table:table-cell>
          <table:table-cell table:formula="of:=[.C113]*[.D113]" office:value-type="float" office:value="-0.0276649604445342" calcext:value-type="float">
            <text:p>-0,027664960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S((2*[.A114]-1)*PI()/(2*[.$B$8]))" office:value-type="float" office:value="0.746143052599746" calcext:value-type="float">
            <text:p>0,7461430526</text:p>
          </table:table-cell>
          <table:table-cell table:formula="of:=SQRT(1-[.B114]^2)" office:value-type="float" office:value="0.665785659996618" calcext:value-type="float">
            <text:p>0,66578566</text:p>
          </table:table-cell>
          <table:table-cell table:formula="of:=LN((([.$B$25]^2)/4)*(([.B114]+1)/2)^2)" office:value-type="float" office:value="-0.0483320384533327" calcext:value-type="float">
            <text:p>-0,0483320385</text:p>
          </table:table-cell>
          <table:table-cell table:formula="of:=[.C114]*[.D114]" office:value-type="float" office:value="-0.032178778120634" calcext:value-type="float">
            <text:p>-0,032178778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S((2*[.A115]-1)*PI()/(2*[.$B$8]))" office:value-type="float" office:value="0.740509073919999" calcext:value-type="float">
            <text:p>0,7405090739</text:p>
          </table:table-cell>
          <table:table-cell table:formula="of:=SQRT(1-[.B115]^2)" office:value-type="float" office:value="0.672046361080949" calcext:value-type="float">
            <text:p>0,6720463611</text:p>
          </table:table-cell>
          <table:table-cell table:formula="of:=LN((([.$B$25]^2)/4)*(([.B115]+1)/2)^2)" office:value-type="float" office:value="-0.0547955264972504" calcext:value-type="float">
            <text:p>-0,0547955265</text:p>
          </table:table-cell>
          <table:table-cell table:formula="of:=[.C115]*[.D115]" office:value-type="float" office:value="-0.0368251341859918" calcext:value-type="float">
            <text:p>-0,036825134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S((2*[.A116]-1)*PI()/(2*[.$B$8]))" office:value-type="float" office:value="0.734822564938084" calcext:value-type="float">
            <text:p>0,7348225649</text:p>
          </table:table-cell>
          <table:table-cell table:formula="of:=SQRT(1-[.B116]^2)" office:value-type="float" office:value="0.678259388477458" calcext:value-type="float">
            <text:p>0,6782593885</text:p>
          </table:table-cell>
          <table:table-cell table:formula="of:=LN((([.$B$25]^2)/4)*(([.B116]+1)/2)^2)" office:value-type="float" office:value="-0.0613405295619302" calcext:value-type="float">
            <text:p>-0,0613405296</text:p>
          </table:table-cell>
          <table:table-cell table:formula="of:=[.C116]*[.D116]" office:value-type="float" office:value="-0.0416047900695582" calcext:value-type="float">
            <text:p>-0,041604790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S((2*[.A117]-1)*PI()/(2*[.$B$8]))" office:value-type="float" office:value="0.729083929044107" calcext:value-type="float">
            <text:p>0,729083929</text:p>
          </table:table-cell>
          <table:table-cell table:formula="of:=SQRT(1-[.B117]^2)" office:value-type="float" office:value="0.684424301445826" calcext:value-type="float">
            <text:p>0,6844243014</text:p>
          </table:table-cell>
          <table:table-cell table:formula="of:=LN((([.$B$25]^2)/4)*(([.B117]+1)/2)^2)" office:value-type="float" office:value="-0.0679673148450938" calcext:value-type="float">
            <text:p>-0,0679673148</text:p>
          </table:table-cell>
          <table:table-cell table:formula="of:=[.C117]*[.D117]" office:value-type="float" office:value="-0.0465184819840019" calcext:value-type="float">
            <text:p>-0,04651848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S((2*[.A118]-1)*PI()/(2*[.$B$8]))" office:value-type="float" office:value="0.723293573325962" calcext:value-type="float">
            <text:p>0,7232935733</text:p>
          </table:table-cell>
          <table:table-cell table:formula="of:=SQRT(1-[.B118]^2)" office:value-type="float" office:value="0.690540662658878" calcext:value-type="float">
            <text:p>0,6905406627</text:p>
          </table:table-cell>
          <table:table-cell table:formula="of:=LN((([.$B$25]^2)/4)*(([.B118]+1)/2)^2)" office:value-type="float" office:value="-0.0746761537755477" calcext:value-type="float">
            <text:p>-0,0746761538</text:p>
          </table:table-cell>
          <table:table-cell table:formula="of:=[.C118]*[.D118]" office:value-type="float" office:value="-0.0515669207129829" calcext:value-type="float">
            <text:p>-0,0515669207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S((2*[.A119]-1)*PI()/(2*[.$B$8]))" office:value-type="float" office:value="0.717451908540444" calcext:value-type="float">
            <text:p>0,7174519085</text:p>
          </table:table-cell>
          <table:table-cell table:formula="of:=SQRT(1-[.B119]^2)" office:value-type="float" office:value="0.696608038233607" calcext:value-type="float">
            <text:p>0,6966080382</text:p>
          </table:table-cell>
          <table:table-cell table:formula="of:=LN((([.$B$25]^2)/4)*(([.B119]+1)/2)^2)" office:value-type="float" office:value="-0.0814673220606369" calcext:value-type="float">
            <text:p>-0,0814673221</text:p>
          </table:table-cell>
          <table:table-cell table:formula="of:=[.C119]*[.D119]" office:value-type="float" office:value="-0.0567507914008058" calcext:value-type="float">
            <text:p>-0,056750791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S((2*[.A120]-1)*PI()/(2*[.$B$8]))" office:value-type="float" office:value="0.711559349084119" calcext:value-type="float">
            <text:p>0,7115593491</text:p>
          </table:table-cell>
          <table:table-cell table:formula="of:=SQRT(1-[.B120]^2)" office:value-type="float" office:value="0.702625997761957" calcext:value-type="float">
            <text:p>0,7026259978</text:p>
          </table:table-cell>
          <table:table-cell table:formula="of:=LN((([.$B$25]^2)/4)*(([.B120]+1)/2)^2)" office:value-type="float" office:value="-0.0883410997346706" calcext:value-type="float">
            <text:p>-0,0883410997</text:p>
          </table:table-cell>
          <table:table-cell table:formula="of:=[.C120]*[.D120]" office:value-type="float" office:value="-0.0620707533444615" calcext:value-type="float">
            <text:p>-0,062070753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S((2*[.A121]-1)*PI()/(2*[.$B$8]))" office:value-type="float" office:value="0.705616312963921" calcext:value-type="float">
            <text:p>0,705616313</text:p>
          </table:table-cell>
          <table:table-cell table:formula="of:=SQRT(1-[.B121]^2)" office:value-type="float" office:value="0.708594114341349" calcext:value-type="float">
            <text:p>0,7085941143</text:p>
          </table:table-cell>
          <table:table-cell table:formula="of:=LN((([.$B$25]^2)/4)*(([.B121]+1)/2)^2)" office:value-type="float" office:value="-0.095297771208341" calcext:value-type="float">
            <text:p>-0,0952977712</text:p>
          </table:table-cell>
          <table:table-cell table:formula="of:=[.C121]*[.D121]" office:value-type="float" office:value="-0.0675274397880789" calcext:value-type="float">
            <text:p>-0,067527439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S((2*[.A122]-1)*PI()/(2*[.$B$8]))" office:value-type="float" office:value="0.699623221767506" calcext:value-type="float">
            <text:p>0,6996232218</text:p>
          </table:table-cell>
          <table:table-cell table:formula="of:=SQRT(1-[.B122]^2)" office:value-type="float" office:value="0.71451196460497" calcext:value-type="float">
            <text:p>0,7145119646</text:p>
          </table:table-cell>
          <table:table-cell table:formula="of:=LN((([.$B$25]^2)/4)*(([.B122]+1)/2)^2)" office:value-type="float" office:value="-0.102337625319158" calcext:value-type="float">
            <text:p>-0,1023376253</text:p>
          </table:table-cell>
          <table:table-cell table:formula="of:=[.C122]*[.D122]" office:value-type="float" office:value="-0.0731214577197988" calcext:value-type="float">
            <text:p>-0,073121457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S((2*[.A123]-1)*PI()/(2*[.$B$8]))" office:value-type="float" office:value="0.693580500633339" calcext:value-type="float">
            <text:p>0,6935805006</text:p>
          </table:table-cell>
          <table:table-cell table:formula="of:=SQRT(1-[.B123]^2)" office:value-type="float" office:value="0.720379128751803" calcext:value-type="float">
            <text:p>0,7203791288</text:p>
          </table:table-cell>
          <table:table-cell table:formula="of:=LN((([.$B$25]^2)/4)*(([.B123]+1)/2)^2)" office:value-type="float" office:value="-0.109460955382913" calcext:value-type="float">
            <text:p>-0,1094609554</text:p>
          </table:table-cell>
          <table:table-cell table:formula="of:=[.C123]*[.D123]" office:value-type="float" office:value="-0.0788533876710827" calcext:value-type="float">
            <text:p>-0,078853387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S((2*[.A124]-1)*PI()/(2*[.$B$8]))" office:value-type="float" office:value="0.687488578220539" calcext:value-type="float">
            <text:p>0,6874885782</text:p>
          </table:table-cell>
          <table:table-cell table:formula="of:=SQRT(1-[.B124]^2)" office:value-type="float" office:value="0.726195190576406" calcext:value-type="float">
            <text:p>0,7261951906</text:p>
          </table:table-cell>
          <table:table-cell table:formula="of:=LN((([.$B$25]^2)/4)*(([.B124]+1)/2)^2)" office:value-type="float" office:value="-0.116668059246203" calcext:value-type="float">
            <text:p>-0,1166680592</text:p>
          </table:table-cell>
          <table:table-cell table:formula="of:=[.C124]*[.D124]" office:value-type="float" office:value="-0.0847237835184756" calcext:value-type="float">
            <text:p>-0,084723783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S((2*[.A125]-1)*PI()/(2*[.$B$8]))" office:value-type="float" office:value="0.681347886678469" calcext:value-type="float">
            <text:p>0,6813478867</text:p>
          </table:table-cell>
          <table:table-cell table:formula="of:=SQRT(1-[.B125]^2)" office:value-type="float" office:value="0.731959737498439" calcext:value-type="float">
            <text:p>0,7319597375</text:p>
          </table:table-cell>
          <table:table-cell table:formula="of:=LN((([.$B$25]^2)/4)*(([.B125]+1)/2)^2)" office:value-type="float" office:value="-0.123959239340023" calcext:value-type="float">
            <text:p>-0,1239592393</text:p>
          </table:table-cell>
          <table:table-cell table:formula="of:=[.C125]*[.D125]" office:value-type="float" office:value="-0.0907331722878295" calcext:value-type="float">
            <text:p>-0,090733172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S((2*[.A126]-1)*PI()/(2*[.$B$8]))" office:value-type="float" office:value="0.675158861616082" calcext:value-type="float">
            <text:p>0,6751588616</text:p>
          </table:table-cell>
          <table:table-cell table:formula="of:=SQRT(1-[.B126]^2)" office:value-type="float" office:value="0.737672360591934" calcext:value-type="float">
            <text:p>0,7376723606</text:p>
          </table:table-cell>
          <table:table-cell table:formula="of:=LN((([.$B$25]^2)/4)*(([.B126]+1)/2)^2)" office:value-type="float" office:value="-0.131334802734461" calcext:value-type="float">
            <text:p>-0,1313348027</text:p>
          </table:table-cell>
          <table:table-cell table:formula="of:=[.C126]*[.D126]" office:value-type="float" office:value="-0.0968820539610062" calcext:value-type="float">
            <text:p>-0,09688205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S((2*[.A127]-1)*PI()/(2*[.$B$8]))" office:value-type="float" office:value="0.668921942071018" calcext:value-type="float">
            <text:p>0,6689219421</text:p>
          </table:table-cell>
          <table:table-cell table:formula="of:=SQRT(1-[.B127]^2)" office:value-type="float" office:value="0.743332654614297" calcext:value-type="float">
            <text:p>0,7433326546</text:p>
          </table:table-cell>
          <table:table-cell table:formula="of:=LN((([.$B$25]^2)/4)*(([.B127]+1)/2)^2)" office:value-type="float" office:value="-0.138795061194512" calcext:value-type="float">
            <text:p>-0,1387950612</text:p>
          </table:table-cell>
          <table:table-cell table:formula="of:=[.C127]*[.D127]" office:value-type="float" office:value="-0.10317090128507" calcext:value-type="float">
            <text:p>-0,103170901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S((2*[.A128]-1)*PI()/(2*[.$B$8]))" office:value-type="float" office:value="0.662637570478463" calcext:value-type="float">
            <text:p>0,6626375705</text:p>
          </table:table-cell>
          <table:table-cell table:formula="of:=SQRT(1-[.B128]^2)" office:value-type="float" office:value="0.748940218035058" calcext:value-type="float">
            <text:p>0,748940218</text:p>
          </table:table-cell>
          <table:table-cell table:formula="of:=LN((([.$B$25]^2)/4)*(([.B128]+1)/2)^2)" office:value-type="float" office:value="-0.146340331237027" calcext:value-type="float">
            <text:p>-0,1463403312</text:p>
          </table:table-cell>
          <table:table-cell table:formula="of:=[.C128]*[.D128]" office:value-type="float" office:value="-0.109600159583982" calcext:value-type="float">
            <text:p>-0,109600159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S((2*[.A129]-1)*PI()/(2*[.$B$8]))" office:value-type="float" office:value="0.656306192639756" calcext:value-type="float">
            <text:p>0,6563061926</text:p>
          </table:table-cell>
          <table:table-cell table:formula="of:=SQRT(1-[.B129]^2)" office:value-type="float" office:value="0.754494653064359" calcext:value-type="float">
            <text:p>0,7544946531</text:p>
          </table:table-cell>
          <table:table-cell table:formula="of:=LN((([.$B$25]^2)/4)*(([.B129]+1)/2)^2)" office:value-type="float" office:value="-0.153970934188846" calcext:value-type="float">
            <text:p>-0,1539709342</text:p>
          </table:table-cell>
          <table:table-cell table:formula="of:=[.C129]*[.D129]" office:value-type="float" office:value="-0.116170246572809" calcext:value-type="float">
            <text:p>-0,116170246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S((2*[.A130]-1)*PI()/(2*[.$B$8]))" office:value-type="float" office:value="0.649928257690774" calcext:value-type="float">
            <text:p>0,6499282577</text:p>
          </table:table-cell>
          <table:table-cell table:formula="of:=SQRT(1-[.B130]^2)" office:value-type="float" office:value="0.759995565681165" calcext:value-type="float">
            <text:p>0,7599955657</text:p>
          </table:table-cell>
          <table:table-cell table:formula="of:=LN((([.$B$25]^2)/4)*(([.B130]+1)/2)^2)" office:value-type="float" office:value="-0.161687196246102" calcext:value-type="float">
            <text:p>-0,1616871962</text:p>
          </table:table-cell>
          <table:table-cell table:formula="of:=[.C130]*[.D130]" office:value-type="float" office:value="-0.122881552174458" calcext:value-type="float">
            <text:p>-0,1228815522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S((2*[.A131]-1)*PI()/(2*[.$B$8]))" office:value-type="float" office:value="0.643504218070065" calcext:value-type="float">
            <text:p>0,6435042181</text:p>
          </table:table-cell>
          <table:table-cell table:formula="of:=SQRT(1-[.B131]^2)" office:value-type="float" office:value="0.765442565661222" calcext:value-type="float">
            <text:p>0,7654425657</text:p>
          </table:table-cell>
          <table:table-cell table:formula="of:=LN((([.$B$25]^2)/4)*(([.B131]+1)/2)^2)" office:value-type="float" office:value="-0.169489448534753" calcext:value-type="float">
            <text:p>-0,1694894485</text:p>
          </table:table-cell>
          <table:table-cell table:formula="of:=[.C131]*[.D131]" office:value-type="float" office:value="-0.129734438338947" calcext:value-type="float">
            <text:p>-0,129734438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S((2*[.A132]-1)*PI()/(2*[.$B$8]))" office:value-type="float" office:value="0.637034529486753" calcext:value-type="float">
            <text:p>0,6370345295</text:p>
          </table:table-cell>
          <table:table-cell table:formula="of:=SQRT(1-[.B132]^2)" office:value-type="float" office:value="0.770835266604734" calcext:value-type="float">
            <text:p>0,7708352666</text:p>
          </table:table-cell>
          <table:table-cell table:formula="of:=LN((([.$B$25]^2)/4)*(([.B132]+1)/2)^2)" office:value-type="float" office:value="-0.177378027172351" calcext:value-type="float">
            <text:p>-0,1773780272</text:p>
          </table:table-cell>
          <table:table-cell table:formula="of:=[.C132]*[.D132]" office:value-type="float" office:value="-0.136729238865221" calcext:value-type="float">
            <text:p>-0,136729238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S((2*[.A133]-1)*PI()/(2*[.$B$8]))" office:value-type="float" office:value="0.630519650888215" calcext:value-type="float">
            <text:p>0,6305196509</text:p>
          </table:table-cell>
          <table:table-cell table:formula="of:=SQRT(1-[.B133]^2)" office:value-type="float" office:value="0.776173285963774" calcext:value-type="float">
            <text:p>0,776173286</text:p>
          </table:table-cell>
          <table:table-cell table:formula="of:=LN((([.$B$25]^2)/4)*(([.B133]+1)/2)^2)" office:value-type="float" office:value="-0.185353273331079" calcext:value-type="float">
            <text:p>-0,1853532733</text:p>
          </table:table-cell>
          <table:table-cell table:formula="of:=[.C133]*[.D133]" office:value-type="float" office:value="-0.143866259225525" calcext:value-type="float">
            <text:p>-0,143866259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S((2*[.A134]-1)*PI()/(2*[.$B$8]))" office:value-type="float" office:value="0.62396004442752" calcext:value-type="float">
            <text:p>0,6239600444</text:p>
          </table:table-cell>
          <table:table-cell table:formula="of:=SQRT(1-[.B134]^2)" office:value-type="float" office:value="0.781456245069426" calcext:value-type="float">
            <text:p>0,7814562451</text:p>
          </table:table-cell>
          <table:table-cell table:formula="of:=LN((([.$B$25]^2)/4)*(([.B134]+1)/2)^2)" office:value-type="float" office:value="-0.193415533302084" calcext:value-type="float">
            <text:p>-0,1934155333</text:p>
          </table:table-cell>
          <table:table-cell table:formula="of:=[.C134]*[.D134]" office:value-type="float" office:value="-0.151145776392347" calcext:value-type="float">
            <text:p>-0,1511457764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S((2*[.A135]-1)*PI()/(2*[.$B$8]))" office:value-type="float" office:value="0.617356175430646" calcext:value-type="float">
            <text:p>0,6173561754</text:p>
          </table:table-cell>
          <table:table-cell table:formula="of:=SQRT(1-[.B135]^2)" office:value-type="float" office:value="0.78668376915864" calcext:value-type="float">
            <text:p>0,7866837692</text:p>
          </table:table-cell>
          <table:table-cell table:formula="of:=LN((([.$B$25]^2)/4)*(([.B135]+1)/2)^2)" office:value-type="float" office:value="-0.201565158561131" calcext:value-type="float">
            <text:p>-0,2015651586</text:p>
          </table:table-cell>
          <table:table-cell table:formula="of:=[.C135]*[.D135]" office:value-type="float" office:value="-0.15856803866793" calcext:value-type="float">
            <text:p>-0,1585680387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S((2*[.A136]-1)*PI()/(2*[.$B$8]))" office:value-type="float" office:value="0.610708512363473" calcext:value-type="float">
            <text:p>0,6107085124</text:p>
          </table:table-cell>
          <table:table-cell table:formula="of:=SQRT(1-[.B136]^2)" office:value-type="float" office:value="0.791855487400822" calcext:value-type="float">
            <text:p>0,7918554874</text:p>
          </table:table-cell>
          <table:table-cell table:formula="of:=LN((([.$B$25]^2)/4)*(([.B136]+1)/2)^2)" office:value-type="float" office:value="-0.209802505835607" calcext:value-type="float">
            <text:p>-0,2098025058</text:p>
          </table:table-cell>
          <table:table-cell table:formula="of:=[.C136]*[.D136]" office:value-type="float" office:value="-0.166133265516368" calcext:value-type="float">
            <text:p>-0,166133265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S((2*[.A137]-1)*PI()/(2*[.$B$8]))" office:value-type="float" office:value="0.604017526798545" calcext:value-type="float">
            <text:p>0,6040175268</text:p>
          </table:table-cell>
          <table:table-cell table:formula="of:=SQRT(1-[.B137]^2)" office:value-type="float" office:value="0.796971032924139" calcext:value-type="float">
            <text:p>0,7969710329</text:p>
          </table:table-cell>
          <table:table-cell table:formula="of:=LN((([.$B$25]^2)/4)*(([.B137]+1)/2)^2)" office:value-type="float" office:value="-0.218127937172909" calcext:value-type="float">
            <text:p>-0,2181279372</text:p>
          </table:table-cell>
          <table:table-cell table:formula="of:=[.C137]*[.D137]" office:value-type="float" office:value="-0.173841647398305" calcext:value-type="float">
            <text:p>-0,173841647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S((2*[.A138]-1)*PI()/(2*[.$B$8]))" office:value-type="float" office:value="0.597283693381626" calcext:value-type="float">
            <text:p>0,5972836934</text:p>
          </table:table-cell>
          <table:table-cell table:formula="of:=SQRT(1-[.B138]^2)" office:value-type="float" office:value="0.802030042841541" calcext:value-type="float">
            <text:p>0,8020300428</text:p>
          </table:table-cell>
          <table:table-cell table:formula="of:=LN((([.$B$25]^2)/4)*(([.B138]+1)/2)^2)" office:value-type="float" office:value="-0.226541820010237" calcext:value-type="float">
            <text:p>-0,22654182</text:p>
          </table:table-cell>
          <table:table-cell table:formula="of:=[.C138]*[.D138]" office:value-type="float" office:value="-0.181693345608211" calcext:value-type="float">
            <text:p>-0,1816933456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S((2*[.A139]-1)*PI()/(2*[.$B$8]))" office:value-type="float" office:value="0.590507489798022" calcext:value-type="float">
            <text:p>0,5905074898</text:p>
          </table:table-cell>
          <table:table-cell table:formula="of:=SQRT(1-[.B139]^2)" office:value-type="float" office:value="0.807032158276508" calcext:value-type="float">
            <text:p>0,8070321583</text:p>
          </table:table-cell>
          <table:table-cell table:formula="of:=LN((([.$B$25]^2)/4)*(([.B139]+1)/2)^2)" office:value-type="float" office:value="-0.235044527245833" calcext:value-type="float">
            <text:p>-0,2350445272</text:p>
          </table:table-cell>
          <table:table-cell table:formula="of:=[.C139]*[.D139]" office:value-type="float" office:value="-0.189688492114286" calcext:value-type="float">
            <text:p>-0,189688492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S((2*[.A140]-1)*PI()/(2*[.$B$8]))" office:value-type="float" office:value="0.583689396738699" calcext:value-type="float">
            <text:p>0,5836893967</text:p>
          </table:table-cell>
          <table:table-cell table:formula="of:=SQRT(1-[.B140]^2)" office:value-type="float" office:value="0.811977024388506" calcext:value-type="float">
            <text:p>0,8119770244</text:p>
          </table:table-cell>
          <table:table-cell table:formula="of:=LN((([.$B$25]^2)/4)*(([.B140]+1)/2)^2)" office:value-type="float" office:value="-0.243636437311686" calcext:value-type="float">
            <text:p>-0,2436364373</text:p>
          </table:table-cell>
          <table:table-cell table:formula="of:=[.C140]*[.D140]" office:value-type="float" office:value="-0.19782718940096" calcext:value-type="float">
            <text:p>-0,197827189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S((2*[.A141]-1)*PI()/(2*[.$B$8]))" office:value-type="float" office:value="0.576829897866182" calcext:value-type="float">
            <text:p>0,5768298979</text:p>
          </table:table-cell>
          <table:table-cell table:formula="of:=SQRT(1-[.B141]^2)" office:value-type="float" office:value="0.81686429039816" calcext:value-type="float">
            <text:p>0,8168642904</text:p>
          </table:table-cell>
          <table:table-cell table:formula="of:=LN((([.$B$25]^2)/4)*(([.B141]+1)/2)^2)" office:value-type="float" office:value="-0.252317934247757" calcext:value-type="float">
            <text:p>-0,2523179342</text:p>
          </table:table-cell>
          <table:table-cell table:formula="of:=[.C141]*[.D141]" office:value-type="float" office:value="-0.206109510314024" calcext:value-type="float">
            <text:p>-0,2061095103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S((2*[.A142]-1)*PI()/(2*[.$B$8]))" office:value-type="float" office:value="0.569929479780245" calcext:value-type="float">
            <text:p>0,5699294798</text:p>
          </table:table-cell>
          <table:table-cell table:formula="of:=SQRT(1-[.B142]^2)" office:value-type="float" office:value="0.821693609612134" calcext:value-type="float">
            <text:p>0,8216936096</text:p>
          </table:table-cell>
          <table:table-cell table:formula="of:=LN((([.$B$25]^2)/4)*(([.B142]+1)/2)^2)" office:value-type="float" office:value="-0.261089407777722" calcext:value-type="float">
            <text:p>-0,2610894078</text:p>
          </table:table-cell>
          <table:table-cell table:formula="of:=[.C142]*[.D142]" office:value-type="float" office:value="-0.214535497908371" calcext:value-type="float">
            <text:p>-0,214535497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S((2*[.A143]-1)*PI()/(2*[.$B$8]))" office:value-type="float" office:value="0.562988631983395" calcext:value-type="float">
            <text:p>0,562988632</text:p>
          </table:table-cell>
          <table:table-cell table:formula="of:=SQRT(1-[.B143]^2)" office:value-type="float" office:value="0.82646463944773" calcext:value-type="float">
            <text:p>0,8264646394</text:p>
          </table:table-cell>
          <table:table-cell table:formula="of:=LN((([.$B$25]^2)/4)*(([.B143]+1)/2)^2)" office:value-type="float" office:value="-0.269951253386306" calcext:value-type="float">
            <text:p>-0,2699512534</text:p>
          </table:table-cell>
          <table:table-cell table:formula="of:=[.C143]*[.D143]" office:value-type="float" office:value="-0.223105165298376" calcext:value-type="float">
            <text:p>-0,2231051653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S((2*[.A144]-1)*PI()/(2*[.$B$8]))" office:value-type="float" office:value="0.556007846846142" calcext:value-type="float">
            <text:p>0,5560078468</text:p>
          </table:table-cell>
          <table:table-cell table:formula="of:=SQRT(1-[.B144]^2)" office:value-type="float" office:value="0.831177041457183" calcext:value-type="float">
            <text:p>0,8311770415</text:p>
          </table:table-cell>
          <table:table-cell table:formula="of:=LN((([.$B$25]^2)/4)*(([.B144]+1)/2)^2)" office:value-type="float" office:value="-0.278903872398221" calcext:value-type="float">
            <text:p>-0,2789038724</text:p>
          </table:table-cell>
          <table:table-cell table:formula="of:=[.C144]*[.D144]" office:value-type="float" office:value="-0.231818495510905" calcext:value-type="float">
            <text:p>-0,231818495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S((2*[.A145]-1)*PI()/(2*[.$B$8]))" office:value-type="float" office:value="0.54898761957208" calcext:value-type="float">
            <text:p>0,5489876196</text:p>
          </table:table-cell>
          <table:table-cell table:formula="of:=SQRT(1-[.B145]^2)" office:value-type="float" office:value="0.83583048135168" calcext:value-type="float">
            <text:p>0,8358304814</text:p>
          </table:table-cell>
          <table:table-cell table:formula="of:=LN((([.$B$25]^2)/4)*(([.B145]+1)/2)^2)" office:value-type="float" office:value="-0.287947672058743" calcext:value-type="float">
            <text:p>-0,2879476721</text:p>
          </table:table-cell>
          <table:table-cell table:formula="of:=[.C145]*[.D145]" office:value-type="float" office:value="-0.240675441340954" calcext:value-type="float">
            <text:p>-0,2406754413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S((2*[.A146]-1)*PI()/(2*[.$B$8]))" office:value-type="float" office:value="0.541928448162748" calcext:value-type="float">
            <text:p>0,5419284482</text:p>
          </table:table-cell>
          <table:table-cell table:formula="of:=SQRT(1-[.B146]^2)" office:value-type="float" office:value="0.840424629025064" calcext:value-type="float">
            <text:p>0,840424629</text:p>
          </table:table-cell>
          <table:table-cell table:formula="of:=LN((([.$B$25]^2)/4)*(([.B146]+1)/2)^2)" office:value-type="float" office:value="-0.297083065615981" calcext:value-type="float">
            <text:p>-0,2970830656</text:p>
          </table:table-cell>
          <table:table-cell table:formula="of:=[.C146]*[.D146]" office:value-type="float" office:value="-0.24967592520994" calcext:value-type="float">
            <text:p>-0,249675925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S((2*[.A147]-1)*PI()/(2*[.$B$8]))" office:value-type="float" office:value="0.534830833382311" calcext:value-type="float">
            <text:p>0,5348308334</text:p>
          </table:table-cell>
          <table:table-cell table:formula="of:=SQRT(1-[.B147]^2)" office:value-type="float" office:value="0.844959158577255" calcext:value-type="float">
            <text:p>0,8449591586</text:p>
          </table:table-cell>
          <table:table-cell table:formula="of:=LN((([.$B$25]^2)/4)*(([.B147]+1)/2)^2)" office:value-type="float" office:value="-0.306310472404864" calcext:value-type="float">
            <text:p>-0,3063104724</text:p>
          </table:table-cell>
          <table:table-cell table:formula="of:=[.C147]*[.D147]" office:value-type="float" office:value="-0.258819839026616" calcext:value-type="float">
            <text:p>-0,25881983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S((2*[.A148]-1)*PI()/(2*[.$B$8]))" office:value-type="float" office:value="0.527695278722031" calcext:value-type="float">
            <text:p>0,5276952787</text:p>
          </table:table-cell>
          <table:table-cell table:formula="of:=SQRT(1-[.B148]^2)" office:value-type="float" office:value="0.849433748337372" calcext:value-type="float">
            <text:p>0,8494337483</text:p>
          </table:table-cell>
          <table:table-cell table:formula="of:=LN((([.$B$25]^2)/4)*(([.B148]+1)/2)^2)" office:value-type="float" office:value="-0.315630317932884" calcext:value-type="float">
            <text:p>-0,3156303179</text:p>
          </table:table-cell>
          <table:table-cell table:formula="of:=[.C148]*[.D148]" office:value-type="float" office:value="-0.268107044050646" calcext:value-type="float">
            <text:p>-0,268107044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S((2*[.A149]-1)*PI()/(2*[.$B$8]))" office:value-type="float" office:value="0.520522290364555" calcext:value-type="float">
            <text:p>0,5205222904</text:p>
          </table:table-cell>
          <table:table-cell table:formula="of:=SQRT(1-[.B149]^2)" office:value-type="float" office:value="0.853848080886546" calcext:value-type="float">
            <text:p>0,8538480809</text:p>
          </table:table-cell>
          <table:table-cell table:formula="of:=LN((([.$B$25]^2)/4)*(([.B149]+1)/2)^2)" office:value-type="float" office:value="-0.325043033967646" calcext:value-type="float">
            <text:p>-0,325043034</text:p>
          </table:table-cell>
          <table:table-cell table:formula="of:=[.C149]*[.D149]" office:value-type="float" office:value="-0.277537370758815" calcext:value-type="float">
            <text:p>-0,2775373708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S((2*[.A150]-1)*PI()/(2*[.$B$8]))" office:value-type="float" office:value="0.513312377148004" calcext:value-type="float">
            <text:p>0,5133123771</text:p>
          </table:table-cell>
          <table:table-cell table:formula="of:=SQRT(1-[.B150]^2)" office:value-type="float" office:value="0.858201843080441" calcext:value-type="float">
            <text:p>0,8582018431</text:p>
          </table:table-cell>
          <table:table-cell table:formula="of:=LN((([.$B$25]^2)/4)*(([.B150]+1)/2)^2)" office:value-type="float" office:value="-0.334549058626261" calcext:value-type="float">
            <text:p>-0,3345490586</text:p>
          </table:table-cell>
          <table:table-cell table:formula="of:=[.C150]*[.D150]" office:value-type="float" office:value="-0.287110618713884" calcext:value-type="float">
            <text:p>-0,2871106187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S((2*[.A151]-1)*PI()/(2*[.$B$8]))" office:value-type="float" office:value="0.506066050529878" calcext:value-type="float">
            <text:p>0,5060660505</text:p>
          </table:table-cell>
          <table:table-cell table:formula="of:=SQRT(1-[.B151]^2)" office:value-type="float" office:value="0.862494726071465" calcext:value-type="float">
            <text:p>0,8624947261</text:p>
          </table:table-cell>
          <table:table-cell table:formula="of:=LN((([.$B$25]^2)/4)*(([.B151]+1)/2)^2)" office:value-type="float" office:value="-0.344148836466625" calcext:value-type="float">
            <text:p>-0,3441488365</text:p>
          </table:table-cell>
          <table:table-cell table:formula="of:=[.C151]*[.D151]" office:value-type="float" office:value="-0.296826556436095" calcext:value-type="float">
            <text:p>-0,296826556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S((2*[.A152]-1)*PI()/(2*[.$B$8]))" office:value-type="float" office:value="0.498783824550775" calcext:value-type="float">
            <text:p>0,4987838246</text:p>
          </table:table-cell>
          <table:table-cell table:formula="of:=SQRT(1-[.B152]^2)" office:value-type="float" office:value="0.866726425330682" calcext:value-type="float">
            <text:p>0,8667264253</text:p>
          </table:table-cell>
          <table:table-cell table:formula="of:=LN((([.$B$25]^2)/4)*(([.B152]+1)/2)^2)" office:value-type="float" office:value="-0.353842818580625" calcext:value-type="float">
            <text:p>-0,3538428186</text:p>
          </table:table-cell>
          <table:table-cell table:formula="of:=[.C152]*[.D152]" office:value-type="float" office:value="-0.306684921277318" calcext:value-type="float">
            <text:p>-0,306684921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S((2*[.A153]-1)*PI()/(2*[.$B$8]))" office:value-type="float" office:value="0.491466215797924" calcext:value-type="float">
            <text:p>0,4914662158</text:p>
          </table:table-cell>
          <table:table-cell table:formula="of:=SQRT(1-[.B153]^2)" office:value-type="float" office:value="0.870896640669413" calcext:value-type="float">
            <text:p>0,8708966407</text:p>
          </table:table-cell>
          <table:table-cell table:formula="of:=LN((([.$B$25]^2)/4)*(([.B153]+1)/2)^2)" office:value-type="float" office:value="-0.363631462689323" calcext:value-type="float">
            <text:p>-0,3636314627</text:p>
          </table:table-cell>
          <table:table-cell table:formula="of:=[.C153]*[.D153]" office:value-type="float" office:value="-0.316685419297836" calcext:value-type="float">
            <text:p>-0,316685419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S((2*[.A154]-1)*PI()/(2*[.$B$8]))" office:value-type="float" office:value="0.484113743368542" calcext:value-type="float">
            <text:p>0,4841137434</text:p>
          </table:table-cell>
          <table:table-cell table:formula="of:=SQRT(1-[.B154]^2)" office:value-type="float" office:value="0.875005076260531" calcext:value-type="float">
            <text:p>0,8750050763</text:p>
          </table:table-cell>
          <table:table-cell table:formula="of:=LN((([.$B$25]^2)/4)*(([.B154]+1)/2)^2)" office:value-type="float" office:value="-0.373515233240168" calcext:value-type="float">
            <text:p>-0,3735152332</text:p>
          </table:table-cell>
          <table:table-cell table:formula="of:=[.C154]*[.D154]" office:value-type="float" office:value="-0.326827725145783" calcext:value-type="float">
            <text:p>-0,326827725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S((2*[.A155]-1)*PI()/(2*[.$B$8]))" office:value-type="float" office:value="0.476726928833008" calcext:value-type="float">
            <text:p>0,4767269288</text:p>
          </table:table-cell>
          <table:table-cell table:formula="of:=SQRT(1-[.B155]^2)" office:value-type="float" office:value="0.879051440659446" calcext:value-type="float">
            <text:p>0,8790514407</text:p>
          </table:table-cell>
          <table:table-cell table:formula="of:=LN((([.$B$25]^2)/4)*(([.B155]+1)/2)^2)" office:value-type="float" office:value="-0.383494601506271" calcext:value-type="float">
            <text:p>-0,3834946015</text:p>
          </table:table-cell>
          <table:table-cell table:formula="of:=[.C155]*[.D155]" office:value-type="float" office:value="-0.337111481939207" calcext:value-type="float">
            <text:p>-0,337111481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S((2*[.A156]-1)*PI()/(2*[.$B$8]))" office:value-type="float" office:value="0.469306296197865" calcext:value-type="float">
            <text:p>0,4693062962</text:p>
          </table:table-cell>
          <table:table-cell table:formula="of:=SQRT(1-[.B156]^2)" office:value-type="float" office:value="0.883035446824782" calcext:value-type="float">
            <text:p>0,8830354468</text:p>
          </table:table-cell>
          <table:table-cell table:formula="of:=LN((([.$B$25]^2)/4)*(([.B156]+1)/2)^2)" office:value-type="float" office:value="-0.393570045687805" calcext:value-type="float">
            <text:p>-0,3935700457</text:p>
          </table:table-cell>
          <table:table-cell table:formula="of:=[.C156]*[.D156]" office:value-type="float" office:value="-0.34753630115078" calcext:value-type="float">
            <text:p>-0,347536301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S((2*[.A157]-1)*PI()/(2*[.$B$8]))" office:value-type="float" office:value="0.461852371868646" calcext:value-type="float">
            <text:p>0,4618523719</text:p>
          </table:table-cell>
          <table:table-cell table:formula="of:=SQRT(1-[.B157]^2)" office:value-type="float" office:value="0.886956812138734" calcext:value-type="float">
            <text:p>0,8869568121</text:p>
          </table:table-cell>
          <table:table-cell table:formula="of:=LN((([.$B$25]^2)/4)*(([.B157]+1)/2)^2)" office:value-type="float" office:value="-0.403742051015577" calcext:value-type="float">
            <text:p>-0,403742051</text:p>
          </table:table-cell>
          <table:table-cell table:formula="of:=[.C157]*[.D157]" office:value-type="float" office:value="-0.35810176249513" calcext:value-type="float">
            <text:p>-0,3581017625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S((2*[.A158]-1)*PI()/(2*[.$B$8]))" office:value-type="float" office:value="0.454365684612536" calcext:value-type="float">
            <text:p>0,4543656846</text:p>
          </table:table-cell>
          <table:table-cell table:formula="of:=SQRT(1-[.B158]^2)" office:value-type="float" office:value="0.890815258427123" calcext:value-type="float">
            <text:p>0,8908152584</text:p>
          </table:table-cell>
          <table:table-cell table:formula="of:=LN((([.$B$25]^2)/4)*(([.B158]+1)/2)^2)" office:value-type="float" office:value="-0.414011109856821" calcext:value-type="float">
            <text:p>-0,4140111099</text:p>
          </table:table-cell>
          <table:table-cell table:formula="of:=[.C158]*[.D158]" office:value-type="float" office:value="-0.368807413818804" calcext:value-type="float">
            <text:p>-0,368807413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S((2*[.A159]-1)*PI()/(2*[.$B$8]))" office:value-type="float" office:value="0.446846765520857" calcext:value-type="float">
            <text:p>0,4468467655</text:p>
          </table:table-cell>
          <table:table-cell table:formula="of:=SQRT(1-[.B159]^2)" office:value-type="float" office:value="0.894610511979123" calcext:value-type="float">
            <text:p>0,894610512</text:p>
          </table:table-cell>
          <table:table-cell table:formula="of:=LN((([.$B$25]^2)/4)*(([.B159]+1)/2)^2)" office:value-type="float" office:value="-0.424377721823272" calcext:value-type="float">
            <text:p>-0,4243777218</text:p>
          </table:table-cell>
          <table:table-cell table:formula="of:=[.C159]*[.D159]" office:value-type="float" office:value="-0.379652770992851" calcext:value-type="float">
            <text:p>-0,37965277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S((2*[.A160]-1)*PI()/(2*[.$B$8]))" office:value-type="float" office:value="0.439296147971397" calcext:value-type="float">
            <text:p>0,439296148</text:p>
          </table:table-cell>
          <table:table-cell table:formula="of:=SQRT(1-[.B160]^2)" office:value-type="float" office:value="0.898342303566682" calcext:value-type="float">
            <text:p>0,8983423036</text:p>
          </table:table-cell>
          <table:table-cell table:formula="of:=LN((([.$B$25]^2)/4)*(([.B160]+1)/2)^2)" office:value-type="float" office:value="-0.434842393881572" calcext:value-type="float">
            <text:p>-0,4348423939</text:p>
          </table:table-cell>
          <table:table-cell table:formula="of:=[.C160]*[.D160]" office:value-type="float" office:value="-0.390637317808021" calcext:value-type="float">
            <text:p>-0,3906373178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S((2*[.A161]-1)*PI()/(2*[.$B$8]))" office:value-type="float" office:value="0.431714367590573" calcext:value-type="float">
            <text:p>0,4317143676</text:p>
          </table:table-cell>
          <table:table-cell table:formula="of:=SQRT(1-[.B161]^2)" office:value-type="float" office:value="0.902010368463618" calcext:value-type="float">
            <text:p>0,9020103685</text:p>
          </table:table-cell>
          <table:table-cell table:formula="of:=LN((([.$B$25]^2)/4)*(([.B161]+1)/2)^2)" office:value-type="float" office:value="-0.445405640466068" calcext:value-type="float">
            <text:p>-0,4454056405</text:p>
          </table:table-cell>
          <table:table-cell table:formula="of:=[.C161]*[.D161]" office:value-type="float" office:value="-0.401760505872571" calcext:value-type="float">
            <text:p>-0,4017605059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S((2*[.A162]-1)*PI()/(2*[.$B$8]))" office:value-type="float" office:value="0.424101962215433" calcext:value-type="float">
            <text:p>0,4241019622</text:p>
          </table:table-cell>
          <table:table-cell table:formula="of:=SQRT(1-[.B162]^2)" office:value-type="float" office:value="0.905614446464399" calcext:value-type="float">
            <text:p>0,9056144465</text:p>
          </table:table-cell>
          <table:table-cell table:formula="of:=LN((([.$B$25]^2)/4)*(([.B162]+1)/2)^2)" office:value-type="float" office:value="-0.456067983594058" calcext:value-type="float">
            <text:p>-0,4560679836</text:p>
          </table:table-cell>
          <table:table-cell table:formula="of:=[.C162]*[.D162]" office:value-type="float" office:value="-0.413021754512667" calcext:value-type="float">
            <text:p>-0,4130217545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S((2*[.A163]-1)*PI()/(2*[.$B$8]))" office:value-type="float" office:value="0.416459471855503" calcext:value-type="float">
            <text:p>0,4164594719</text:p>
          </table:table-cell>
          <table:table-cell table:formula="of:=SQRT(1-[.B163]^2)" office:value-type="float" office:value="0.909154281902602" calcext:value-type="float">
            <text:p>0,9091542819</text:p>
          </table:table-cell>
          <table:table-cell table:formula="of:=LN((([.$B$25]^2)/4)*(([.B163]+1)/2)^2)" office:value-type="float" office:value="-0.466829952983551" calcext:value-type="float">
            <text:p>-0,466829953</text:p>
          </table:table-cell>
          <table:table-cell table:formula="of:=[.C163]*[.D163]" office:value-type="float" office:value="-0.424420450675385" calcext:value-type="float">
            <text:p>-0,424420450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S((2*[.A164]-1)*PI()/(2*[.$B$8]))" office:value-type="float" office:value="0.408787438654481" calcext:value-type="float">
            <text:p>0,4087874387</text:p>
          </table:table-cell>
          <table:table-cell table:formula="of:=SQRT(1-[.B164]^2)" office:value-type="float" office:value="0.912629623669048" calcext:value-type="float">
            <text:p>0,9126296237</text:p>
          </table:table-cell>
          <table:table-cell table:formula="of:=LN((([.$B$25]^2)/4)*(([.B164]+1)/2)^2)" office:value-type="float" office:value="-0.477692086173594" calcext:value-type="float">
            <text:p>-0,4776920862</text:p>
          </table:table-cell>
          <table:table-cell table:formula="of:=[.C164]*[.D164]" office:value-type="float" office:value="-0.43595594883429" calcext:value-type="float">
            <text:p>-0,4359559488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S((2*[.A165]-1)*PI()/(2*[.$B$8]))" office:value-type="float" office:value="0.401086406851779" calcext:value-type="float">
            <text:p>0,4010864069</text:p>
          </table:table-cell>
          <table:table-cell table:formula="of:=SQRT(1-[.B165]^2)" office:value-type="float" office:value="0.916040225229618" calcext:value-type="float">
            <text:p>0,9160402252</text:p>
          </table:table-cell>
          <table:table-cell table:formula="of:=LN((([.$B$25]^2)/4)*(([.B165]+1)/2)^2)" office:value-type="float" office:value="-0.488654928647244" calcext:value-type="float">
            <text:p>-0,4886549286</text:p>
          </table:table-cell>
          <table:table-cell table:formula="of:=[.C165]*[.D165]" office:value-type="float" office:value="-0.447627570897585" calcext:value-type="float">
            <text:p>-0,4476275709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S((2*[.A166]-1)*PI()/(2*[.$B$8]))" office:value-type="float" office:value="0.393356922743914" calcext:value-type="float">
            <text:p>0,3933569227</text:p>
          </table:table-cell>
          <table:table-cell table:formula="of:=SQRT(1-[.B166]^2)" office:value-type="float" office:value="0.919385844642737" calcext:value-type="float">
            <text:p>0,9193858446</text:p>
          </table:table-cell>
          <table:table-cell table:formula="of:=LN((([.$B$25]^2)/4)*(([.B166]+1)/2)^2)" office:value-type="float" office:value="-0.499719033957237" calcext:value-type="float">
            <text:p>-0,499719034</text:p>
          </table:table-cell>
          <table:table-cell table:formula="of:=[.C166]*[.D166]" office:value-type="float" office:value="-0.459434606118826" calcext:value-type="float">
            <text:p>-0,459434606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S((2*[.A167]-1)*PI()/(2*[.$B$8]))" office:value-type="float" office:value="0.385599534645753" calcext:value-type="float">
            <text:p>0,3855995346</text:p>
          </table:table-cell>
          <table:table-cell table:formula="of:=SQRT(1-[.B167]^2)" office:value-type="float" office:value="0.922666244576542" calcext:value-type="float">
            <text:p>0,9226662446</text:p>
          </table:table-cell>
          <table:table-cell table:formula="of:=LN((([.$B$25]^2)/4)*(([.B167]+1)/2)^2)" office:value-type="float" office:value="-0.510884963854428" calcext:value-type="float">
            <text:p>-0,5108849639</text:p>
          </table:table-cell>
          <table:table-cell table:formula="of:=[.C167]*[.D167]" office:value-type="float" office:value="-0.471376311010188" calcext:value-type="float">
            <text:p>-0,47137631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S((2*[.A168]-1)*PI()/(2*[.$B$8]))" office:value-type="float" office:value="0.377814792851623" calcext:value-type="float">
            <text:p>0,3778147929</text:p>
          </table:table-cell>
          <table:table-cell table:formula="of:=SQRT(1-[.B168]^2)" office:value-type="float" office:value="0.925881192325713" calcext:value-type="float">
            <text:p>0,9258811923</text:p>
          </table:table-cell>
          <table:table-cell table:formula="of:=LN((([.$B$25]^2)/4)*(([.B168]+1)/2)^2)" office:value-type="float" office:value="-0.522153288419086" calcext:value-type="float">
            <text:p>-0,5221532884</text:p>
          </table:table-cell>
          <table:table-cell table:formula="of:=[.C168]*[.D168]" office:value-type="float" office:value="-0.483451909258256" calcext:value-type="float">
            <text:p>-0,4834519093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S((2*[.A169]-1)*PI()/(2*[.$B$8]))" office:value-type="float" office:value="0.370003249596267" calcext:value-type="float">
            <text:p>0,3700032496</text:p>
          </table:table-cell>
          <table:table-cell table:formula="of:=SQRT(1-[.B169]^2)" office:value-type="float" office:value="0.929030459827988" calcext:value-type="float">
            <text:p>0,9290304598</text:p>
          </table:table-cell>
          <table:table-cell table:formula="of:=LN((([.$B$25]^2)/4)*(([.B169]+1)/2)^2)" office:value-type="float" office:value="-0.533524586195084" calcext:value-type="float">
            <text:p>-0,5335245862</text:p>
          </table:table-cell>
          <table:table-cell table:formula="of:=[.C169]*[.D169]" office:value-type="float" office:value="-0.495660591642356" calcext:value-type="float">
            <text:p>-0,4956605916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S((2*[.A170]-1)*PI()/(2*[.$B$8]))" office:value-type="float" office:value="0.362165459015673" calcext:value-type="float">
            <text:p>0,362165459</text:p>
          </table:table-cell>
          <table:table-cell table:formula="of:=SQRT(1-[.B170]^2)" office:value-type="float" office:value="0.932113823680331" calcext:value-type="float">
            <text:p>0,9321138237</text:p>
          </table:table-cell>
          <table:table-cell table:formula="of:=LN((([.$B$25]^2)/4)*(([.B170]+1)/2)^2)" office:value-type="float" office:value="-0.544999444327092" calcext:value-type="float">
            <text:p>-0,5449994443</text:p>
          </table:table-cell>
          <table:table-cell table:formula="of:=[.C170]*[.D170]" office:value-type="float" office:value="-0.508001515955381" calcext:value-type="float">
            <text:p>-0,50800151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S((2*[.A171]-1)*PI()/(2*[.$B$8]))" office:value-type="float" office:value="0.354301977107765" calcext:value-type="float">
            <text:p>0,3543019771</text:p>
          </table:table-cell>
          <table:table-cell table:formula="of:=SQRT(1-[.B171]^2)" office:value-type="float" office:value="0.935131065154788" calcext:value-type="float">
            <text:p>0,9351310652</text:p>
          </table:table-cell>
          <table:table-cell table:formula="of:=LN((([.$B$25]^2)/4)*(([.B171]+1)/2)^2)" office:value-type="float" office:value="-0.556578458700835" calcext:value-type="float">
            <text:p>-0,5565784587</text:p>
          </table:table-cell>
          <table:table-cell table:formula="of:=[.C171]*[.D171]" office:value-type="float" office:value="-0.520473806927122" calcext:value-type="float">
            <text:p>-0,520473806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S((2*[.A172]-1)*PI()/(2*[.$B$8]))" office:value-type="float" office:value="0.34641336169296" calcext:value-type="float">
            <text:p>0,3464133617</text:p>
          </table:table-cell>
          <table:table-cell table:formula="of:=SQRT(1-[.B172]^2)" office:value-type="float" office:value="0.938081970214001" calcext:value-type="float">
            <text:p>0,9380819702</text:p>
          </table:table-cell>
          <table:table-cell table:formula="of:=LN((([.$B$25]^2)/4)*(([.B172]+1)/2)^2)" office:value-type="float" office:value="-0.56826223408649" calcext:value-type="float">
            <text:p>-0,5682622341</text:p>
          </table:table-cell>
          <table:table-cell table:formula="of:=[.C172]*[.D172]" office:value-type="float" office:value="-0.533076556150064" calcext:value-type="float">
            <text:p>-0,5330765562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S((2*[.A173]-1)*PI()/(2*[.$B$8]))" office:value-type="float" office:value="0.338500172374599" calcext:value-type="float">
            <text:p>0,3385001724</text:p>
          </table:table-cell>
          <table:table-cell table:formula="of:=SQRT(1-[.B173]^2)" office:value-type="float" office:value="0.94096632952639" calcext:value-type="float">
            <text:p>0,9409663295</text:p>
          </table:table-cell>
          <table:table-cell table:formula="of:=LN((([.$B$25]^2)/4)*(([.B173]+1)/2)^2)" office:value-type="float" office:value="-0.580051384285318" calcext:value-type="float">
            <text:p>-0,5800513843</text:p>
          </table:table-cell>
          <table:table-cell table:formula="of:=[.C173]*[.D173]" office:value-type="float" office:value="-0.545808822007657" calcext:value-type="float">
            <text:p>-0,54580882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S((2*[.A174]-1)*PI()/(2*[.$B$8]))" office:value-type="float" office:value="0.330562970499248" calcext:value-type="float">
            <text:p>0,3305629705</text:p>
          </table:table-cell>
          <table:table-cell table:formula="of:=SQRT(1-[.B174]^2)" office:value-type="float" office:value="0.943783938481003" calcext:value-type="float">
            <text:p>0,9437839385</text:p>
          </table:table-cell>
          <table:table-cell table:formula="of:=LN((([.$B$25]^2)/4)*(([.B174]+1)/2)^2)" office:value-type="float" office:value="-0.591946532279604" calcext:value-type="float">
            <text:p>-0,5919465323</text:p>
          </table:table-cell>
          <table:table-cell table:formula="of:=[.C174]*[.D174]" office:value-type="float" office:value="-0.558669629605017" calcext:value-type="float">
            <text:p>-0,558669629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S((2*[.A175]-1)*PI()/(2*[.$B$8]))" office:value-type="float" office:value="0.322602319116879" calcext:value-type="float">
            <text:p>0,3226023191</text:p>
          </table:table-cell>
          <table:table-cell table:formula="of:=SQRT(1-[.B175]^2)" office:value-type="float" office:value="0.946534597202031" calcext:value-type="float">
            <text:p>0,9465345972</text:p>
          </table:table-cell>
          <table:table-cell table:formula="of:=LN((([.$B$25]^2)/4)*(([.B175]+1)/2)^2)" office:value-type="float" office:value="-0.603948310385994" calcext:value-type="float">
            <text:p>-0,6039483104</text:p>
          </table:table-cell>
          <table:table-cell table:formula="of:=[.C175]*[.D175]" office:value-type="float" office:value="-0.571657970702054" calcext:value-type="float">
            <text:p>-0,5716579707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S((2*[.A176]-1)*PI()/(2*[.$B$8]))" office:value-type="float" office:value="0.314618782940926" calcext:value-type="float">
            <text:p>0,3146187829</text:p>
          </table:table-cell>
          <table:table-cell table:formula="of:=SQRT(1-[.B176]^2)" office:value-type="float" office:value="0.949218110562989" calcext:value-type="float">
            <text:p>0,9492181106</text:p>
          </table:table-cell>
          <table:table-cell table:formula="of:=LN((([.$B$25]^2)/4)*(([.B176]+1)/2)^2)" office:value-type="float" office:value="-0.616057360412322" calcext:value-type="float">
            <text:p>-0,6160573604</text:p>
          </table:table-cell>
          <table:table-cell table:formula="of:=[.C176]*[.D176]" office:value-type="float" office:value="-0.584772803649007" calcext:value-type="float">
            <text:p>-0,584772803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S((2*[.A177]-1)*PI()/(2*[.$B$8]))" office:value-type="float" office:value="0.306612928308228" calcext:value-type="float">
            <text:p>0,3066129283</text:p>
          </table:table-cell>
          <table:table-cell table:formula="of:=SQRT(1-[.B177]^2)" office:value-type="float" office:value="0.951834288200553" calcext:value-type="float">
            <text:p>0,9518342882</text:p>
          </table:table-cell>
          <table:table-cell table:formula="of:=LN((([.$B$25]^2)/4)*(([.B177]+1)/2)^2)" office:value-type="float" office:value="-0.628274333818023" calcext:value-type="float">
            <text:p>-0,6282743338</text:p>
          </table:table-cell>
          <table:table-cell table:formula="of:=[.C177]*[.D177]" office:value-type="float" office:value="-0.598013053324354" calcext:value-type="float">
            <text:p>-0,5980130533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S((2*[.A178]-1)*PI()/(2*[.$B$8]))" office:value-type="float" office:value="0.298585323138852" calcext:value-type="float">
            <text:p>0,2985853231</text:p>
          </table:table-cell>
          <table:table-cell table:formula="of:=SQRT(1-[.B178]^2)" office:value-type="float" office:value="0.954382944528069" calcext:value-type="float">
            <text:p>0,9543829445</text:p>
          </table:table-cell>
          <table:table-cell table:formula="of:=LN((([.$B$25]^2)/4)*(([.B178]+1)/2)^2)" office:value-type="float" office:value="-0.640599891878209" calcext:value-type="float">
            <text:p>-0,6405998919</text:p>
          </table:table-cell>
          <table:table-cell table:formula="of:=[.C178]*[.D178]" office:value-type="float" office:value="-0.611377611075088" calcext:value-type="float">
            <text:p>-0,611377611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S((2*[.A179]-1)*PI()/(2*[.$B$8]))" office:value-type="float" office:value="0.290536536895806" calcext:value-type="float">
            <text:p>0,2905365369</text:p>
          </table:table-cell>
          <table:table-cell table:formula="of:=SQRT(1-[.B179]^2)" office:value-type="float" office:value="0.956863898748715" calcext:value-type="float">
            <text:p>0,9568638987</text:p>
          </table:table-cell>
          <table:table-cell table:formula="of:=LN((([.$B$25]^2)/4)*(([.B179]+1)/2)^2)" office:value-type="float" office:value="-0.653034705851539" calcext:value-type="float">
            <text:p>-0,6530347059</text:p>
          </table:table-cell>
          <table:table-cell table:formula="of:=[.C179]*[.D179]" office:value-type="float" office:value="-0.624865334659324" calcext:value-type="float">
            <text:p>-0,6248653347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S((2*[.A180]-1)*PI()/(2*[.$B$8]))" office:value-type="float" office:value="0.282467140544645" calcext:value-type="float">
            <text:p>0,2824671405</text:p>
          </table:table-cell>
          <table:table-cell table:formula="of:=SQRT(1-[.B180]^2)" office:value-type="float" office:value="0.959276974868329" calcext:value-type="float">
            <text:p>0,9592769749</text:p>
          </table:table-cell>
          <table:table-cell table:formula="of:=LN((([.$B$25]^2)/4)*(([.B180]+1)/2)^2)" office:value-type="float" office:value="-0.665579457151942" calcext:value-type="float">
            <text:p>-0,6655794572</text:p>
          </table:table-cell>
          <table:table-cell table:formula="of:=[.C180]*[.D180]" office:value-type="float" office:value="-0.638475048191219" calcext:value-type="float">
            <text:p>-0,6384750482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S((2*[.A181]-1)*PI()/(2*[.$B$8]))" office:value-type="float" office:value="0.274377706512963" calcext:value-type="float">
            <text:p>0,2743777065</text:p>
          </table:table-cell>
          <table:table-cell table:formula="of:=SQRT(1-[.B181]^2)" office:value-type="float" office:value="0.961622001707888" calcext:value-type="float">
            <text:p>0,9616220017</text:p>
          </table:table-cell>
          <table:table-cell table:formula="of:=LN((([.$B$25]^2)/4)*(([.B181]+1)/2)^2)" office:value-type="float" office:value="-0.678234837524342" calcext:value-type="float">
            <text:p>-0,6782348375</text:p>
          </table:table-cell>
          <table:table-cell table:formula="of:=[.C181]*[.D181]" office:value-type="float" office:value="-0.652205542088182" calcext:value-type="float">
            <text:p>-0,6522055421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S((2*[.A182]-1)*PI()/(2*[.$B$8]))" office:value-type="float" office:value="0.266268808649792" calcext:value-type="float">
            <text:p>0,2662688086</text:p>
          </table:table-cell>
          <table:table-cell table:formula="of:=SQRT(1-[.B182]^2)" office:value-type="float" office:value="0.963898812915661" calcext:value-type="float">
            <text:p>0,9638988129</text:p>
          </table:table-cell>
          <table:table-cell table:formula="of:=LN((([.$B$25]^2)/4)*(([.B182]+1)/2)^2)" office:value-type="float" office:value="-0.691001549224459" calcext:value-type="float">
            <text:p>-0,6910015492</text:p>
          </table:table-cell>
          <table:table-cell table:formula="of:=[.C182]*[.D182]" office:value-type="float" office:value="-0.666055573020339" calcext:value-type="float">
            <text:p>-0,66605557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S((2*[.A183]-1)*PI()/(2*[.$B$8]))" office:value-type="float" office:value="0.258141022184888" calcext:value-type="float">
            <text:p>0,2581410222</text:p>
          </table:table-cell>
          <table:table-cell table:formula="of:=SQRT(1-[.B183]^2)" office:value-type="float" office:value="0.966107246978999" calcext:value-type="float">
            <text:p>0,966107247</text:p>
          </table:table-cell>
          <table:table-cell table:formula="of:=LN((([.$B$25]^2)/4)*(([.B183]+1)/2)^2)" office:value-type="float" office:value="-0.703880305202818" calcext:value-type="float">
            <text:p>-0,7038803052</text:p>
          </table:table-cell>
          <table:table-cell table:formula="of:=[.C183]*[.D183]" office:value-type="float" office:value="-0.680023863862232" calcext:value-type="float">
            <text:p>-0,6800238639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S((2*[.A184]-1)*PI()/(2*[.$B$8]))" office:value-type="float" office:value="0.249994923687931" calcext:value-type="float">
            <text:p>0,2499949237</text:p>
          </table:table-cell>
          <table:table-cell table:formula="of:=SQRT(1-[.B184]^2)" office:value-type="float" office:value="0.9682471472358" calcext:value-type="float">
            <text:p>0,9682471472</text:p>
          </table:table-cell>
          <table:table-cell table:formula="of:=LN((([.$B$25]^2)/4)*(([.B184]+1)/2)^2)" office:value-type="float" office:value="-0.716871829293063" calcext:value-type="float">
            <text:p>-0,7168718293</text:p>
          </table:table-cell>
          <table:table-cell table:formula="of:=[.C184]*[.D184]" office:value-type="float" office:value="-0.694109103646718" calcext:value-type="float">
            <text:p>-0,6941091036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S((2*[.A185]-1)*PI()/(2*[.$B$8]))" office:value-type="float" office:value="0.24183109102762" calcext:value-type="float">
            <text:p>0,241831091</text:p>
          </table:table-cell>
          <table:table-cell table:formula="of:=SQRT(1-[.B185]^2)" office:value-type="float" office:value="0.970318361885619" calcext:value-type="float">
            <text:p>0,9703183619</text:p>
          </table:table-cell>
          <table:table-cell table:formula="of:=LN((([.$B$25]^2)/4)*(([.B185]+1)/2)^2)" office:value-type="float" office:value="-0.729976856404726" calcext:value-type="float">
            <text:p>-0,7299768564</text:p>
          </table:table-cell>
          <table:table-cell table:formula="of:=[.C185]*[.D185]" office:value-type="float" office:value="-0.708309947521047" calcext:value-type="float">
            <text:p>-0,7083099475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S((2*[.A186]-1)*PI()/(2*[.$B$8]))" office:value-type="float" office:value="0.233650103330683" calcext:value-type="float">
            <text:p>0,2336501033</text:p>
          </table:table-cell>
          <table:table-cell table:formula="of:=SQRT(1-[.B186]^2)" office:value-type="float" office:value="0.972320744000436" calcext:value-type="float">
            <text:p>0,972320744</text:p>
          </table:table-cell>
          <table:table-cell table:formula="of:=LN((([.$B$25]^2)/4)*(([.B186]+1)/2)^2)" office:value-type="float" office:value="-0.743196132720529" calcext:value-type="float">
            <text:p>-0,7431961327</text:p>
          </table:table-cell>
          <table:table-cell table:formula="of:=[.C186]*[.D186]" office:value-type="float" office:value="-0.722625016705072" calcext:value-type="float">
            <text:p>-0,722625016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S((2*[.A187]-1)*PI()/(2*[.$B$8]))" office:value-type="float" office:value="0.225452540940791" calcext:value-type="float">
            <text:p>0,2254525409</text:p>
          </table:table-cell>
          <table:table-cell table:formula="of:=SQRT(1-[.B187]^2)" office:value-type="float" office:value="0.974254151535081" calcext:value-type="float">
            <text:p>0,9742541515</text:p>
          </table:table-cell>
          <table:table-cell table:formula="of:=LN((([.$B$25]^2)/4)*(([.B187]+1)/2)^2)" office:value-type="float" office:value="-0.756530415898392" calcext:value-type="float">
            <text:p>-0,7565304159</text:p>
          </table:table-cell>
          <table:table-cell table:formula="of:=[.C187]*[.D187]" office:value-type="float" office:value="-0.73705289845157" calcext:value-type="float">
            <text:p>-0,7370528985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S((2*[.A188]-1)*PI()/(2*[.$B$8]))" office:value-type="float" office:value="0.217238985377396" calcext:value-type="float">
            <text:p>0,2172389854</text:p>
          </table:table-cell>
          <table:table-cell table:formula="of:=SQRT(1-[.B188]^2)" office:value-type="float" office:value="0.976118447337309" calcext:value-type="float">
            <text:p>0,9761184473</text:p>
          </table:table-cell>
          <table:table-cell table:formula="of:=LN((([.$B$25]^2)/4)*(([.B188]+1)/2)^2)" office:value-type="float" office:value="-0.769980475278244" calcext:value-type="float">
            <text:p>-0,7699804753</text:p>
          </table:table-cell>
          <table:table-cell table:formula="of:=[.C188]*[.D188]" office:value-type="float" office:value="-0.751592146008643" calcext:value-type="float">
            <text:p>-0,75159214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S((2*[.A189]-1)*PI()/(2*[.$B$8]))" office:value-type="float" office:value="0.209010019294473" calcext:value-type="float">
            <text:p>0,2090100193</text:p>
          </table:table-cell>
          <table:table-cell table:formula="of:=SQRT(1-[.B189]^2)" office:value-type="float" office:value="0.97791349915753" calcext:value-type="float">
            <text:p>0,9779134992</text:p>
          </table:table-cell>
          <table:table-cell table:formula="of:=LN((([.$B$25]^2)/4)*(([.B189]+1)/2)^2)" office:value-type="float" office:value="-0.783547092093791" calcext:value-type="float">
            <text:p>-0,7835470921</text:p>
          </table:table-cell>
          <table:table-cell table:formula="of:=[.C189]*[.D189]" office:value-type="float" office:value="-0.766241278584146" calcext:value-type="float">
            <text:p>-0,766241278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S((2*[.A190]-1)*PI()/(2*[.$B$8]))" office:value-type="float" office:value="0.200766226439189" calcext:value-type="float">
            <text:p>0,2007662264</text:p>
          </table:table-cell>
          <table:table-cell table:formula="of:=SQRT(1-[.B190]^2)" office:value-type="float" office:value="0.979639179658189" calcext:value-type="float">
            <text:p>0,9796391797</text:p>
          </table:table-cell>
          <table:table-cell table:formula="of:=LN((([.$B$25]^2)/4)*(([.B190]+1)/2)^2)" office:value-type="float" office:value="-0.797231059689371" calcext:value-type="float">
            <text:p>-0,7972310597</text:p>
          </table:table-cell>
          <table:table-cell table:formula="of:=[.C190]*[.D190]" office:value-type="float" office:value="-0.780998781312124" calcext:value-type="float">
            <text:p>-0,7809987813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S((2*[.A191]-1)*PI()/(2*[.$B$8]))" office:value-type="float" office:value="0.192508191610495" calcext:value-type="float">
            <text:p>0,1925081916</text:p>
          </table:table-cell>
          <table:table-cell table:formula="of:=SQRT(1-[.B191]^2)" office:value-type="float" office:value="0.9812953664228" calcext:value-type="float">
            <text:p>0,9812953664</text:p>
          </table:table-cell>
          <table:table-cell table:formula="of:=LN((([.$B$25]^2)/4)*(([.B191]+1)/2)^2)" office:value-type="float" office:value="-0.811033183742052" calcext:value-type="float">
            <text:p>-0,8110331837</text:p>
          </table:table-cell>
          <table:table-cell table:formula="of:=[.C191]*[.D191]" office:value-type="float" office:value="-0.795863105221207" calcext:value-type="float">
            <text:p>-0,795863105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S((2*[.A192]-1)*PI()/(2*[.$B$8]))" office:value-type="float" office:value="0.184236500617642" calcext:value-type="float">
            <text:p>0,1842365006</text:p>
          </table:table-cell>
          <table:table-cell table:formula="of:=SQRT(1-[.B192]^2)" office:value-type="float" office:value="0.982881941964632" calcext:value-type="float">
            <text:p>0,982881942</text:p>
          </table:table-cell>
          <table:table-cell table:formula="of:=LN((([.$B$25]^2)/4)*(([.B192]+1)/2)^2)" office:value-type="float" office:value="-0.824954282489104" calcext:value-type="float">
            <text:p>-0,8249542825</text:p>
          </table:table-cell>
          <table:table-cell table:formula="of:=[.C192]*[.D192]" office:value-type="float" office:value="-0.81083266720493" calcext:value-type="float">
            <text:p>-0,810832667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S((2*[.A193]-1)*PI()/(2*[.$B$8]))" office:value-type="float" office:value="0.175951740238621" calcext:value-type="float">
            <text:p>0,1759517402</text:p>
          </table:table-cell>
          <table:table-cell table:formula="of:=SQRT(1-[.B193]^2)" office:value-type="float" office:value="0.984398793735039" calcext:value-type="float">
            <text:p>0,9843987937</text:p>
          </table:table-cell>
          <table:table-cell table:formula="of:=LN((([.$B$25]^2)/4)*(([.B193]+1)/2)^2)" office:value-type="float" office:value="-0.838995186961022" calcext:value-type="float">
            <text:p>-0,838995187</text:p>
          </table:table-cell>
          <table:table-cell table:formula="of:=[.C193]*[.D193]" office:value-type="float" office:value="-0.825905849993934" calcext:value-type="float">
            <text:p>-0,82590585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S((2*[.A194]-1)*PI()/(2*[.$B$8]))" office:value-type="float" office:value="0.167654498178542" calcext:value-type="float">
            <text:p>0,1676544982</text:p>
          </table:table-cell>
          <table:table-cell table:formula="of:=SQRT(1-[.B194]^2)" office:value-type="float" office:value="0.98584581413145" calcext:value-type="float">
            <text:p>0,9858458141</text:p>
          </table:table-cell>
          <table:table-cell table:formula="of:=LN((([.$B$25]^2)/4)*(([.B194]+1)/2)^2)" office:value-type="float" office:value="-0.853156741220245" calcext:value-type="float">
            <text:p>-0,8531567412</text:p>
          </table:table-cell>
          <table:table-cell table:formula="of:=[.C194]*[.D194]" office:value-type="float" office:value="-0.841081002130007" calcext:value-type="float">
            <text:p>-0,841081002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S((2*[.A195]-1)*PI()/(2*[.$B$8]))" office:value-type="float" office:value="0.159345363027939" calcext:value-type="float">
            <text:p>0,159345363</text:p>
          </table:table-cell>
          <table:table-cell table:formula="of:=SQRT(1-[.B195]^2)" office:value-type="float" office:value="0.987222900504995" calcext:value-type="float">
            <text:p>0,9872229005</text:p>
          </table:table-cell>
          <table:table-cell table:formula="of:=LN((([.$B$25]^2)/4)*(([.B195]+1)/2)^2)" office:value-type="float" office:value="-0.867439802605733" calcext:value-type="float">
            <text:p>-0,8674398026</text:p>
          </table:table-cell>
          <table:table-cell table:formula="of:=[.C195]*[.D195]" office:value-type="float" office:value="-0.856356437941911" calcext:value-type="float">
            <text:p>-0,8563564379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S((2*[.A196]-1)*PI()/(2*[.$B$8]))" office:value-type="float" office:value="0.151024924221022" calcext:value-type="float">
            <text:p>0,1510249242</text:p>
          </table:table-cell>
          <table:table-cell table:formula="of:=SQRT(1-[.B196]^2)" office:value-type="float" office:value="0.988529955167791" calcext:value-type="float">
            <text:p>0,9885299552</text:p>
          </table:table-cell>
          <table:table-cell table:formula="of:=LN((([.$B$25]^2)/4)*(([.B196]+1)/2)^2)" office:value-type="float" office:value="-0.881845241983589" calcext:value-type="float">
            <text:p>-0,881845242</text:p>
          </table:table-cell>
          <table:table-cell table:formula="of:=[.C196]*[.D196]" office:value-type="float" office:value="-0.871730437522967" calcext:value-type="float">
            <text:p>-0,871730437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S((2*[.A197]-1)*PI()/(2*[.$B$8]))" office:value-type="float" office:value="0.14269377199386" calcext:value-type="float">
            <text:p>0,142693772</text:p>
          </table:table-cell>
          <table:table-cell table:formula="of:=SQRT(1-[.B197]^2)" office:value-type="float" office:value="0.989766885399872" calcext:value-type="float">
            <text:p>0,9897668854</text:p>
          </table:table-cell>
          <table:table-cell table:formula="of:=LN((([.$B$25]^2)/4)*(([.B197]+1)/2)^2)" office:value-type="float" office:value="-0.896373944003888" calcext:value-type="float">
            <text:p>-0,896373944</text:p>
          </table:table-cell>
          <table:table-cell table:formula="of:=[.C197]*[.D197]" office:value-type="float" office:value="-0.887201246710328" calcext:value-type="float">
            <text:p>-0,887201246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S((2*[.A198]-1)*PI()/(2*[.$B$8]))" office:value-type="float" office:value="0.134352497342512" calcext:value-type="float">
            <text:p>0,1343524973</text:p>
          </table:table-cell>
          <table:table-cell table:formula="of:=SQRT(1-[.B198]^2)" office:value-type="float" office:value="0.990933603455767" calcext:value-type="float">
            <text:p>0,9909336035</text:p>
          </table:table-cell>
          <table:table-cell table:formula="of:=LN((([.$B$25]^2)/4)*(([.B198]+1)/2)^2)" office:value-type="float" office:value="-0.911026807363904" calcext:value-type="float">
            <text:p>-0,9110268074</text:p>
          </table:table-cell>
          <table:table-cell table:formula="of:=[.C198]*[.D198]" office:value-type="float" office:value="-0.902767077065916" calcext:value-type="float">
            <text:p>-0,902767077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S((2*[.A199]-1)*PI()/(2*[.$B$8]))" office:value-type="float" office:value="0.126001691981099" calcext:value-type="float">
            <text:p>0,126001692</text:p>
          </table:table-cell>
          <table:table-cell table:formula="of:=SQRT(1-[.B199]^2)" office:value-type="float" office:value="0.992030026570718" calcext:value-type="float">
            <text:p>0,9920300266</text:p>
          </table:table-cell>
          <table:table-cell table:formula="of:=LN((([.$B$25]^2)/4)*(([.B199]+1)/2)^2)" office:value-type="float" office:value="-0.925804745077916" calcext:value-type="float">
            <text:p>-0,9258047451</text:p>
          </table:table-cell>
          <table:table-cell table:formula="of:=[.C199]*[.D199]" office:value-type="float" office:value="-0.918426105858942" calcext:value-type="float">
            <text:p>-0,9184261059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S((2*[.A200]-1)*PI()/(2*[.$B$8]))" office:value-type="float" office:value="0.117641948299839" calcext:value-type="float">
            <text:p>0,1176419483</text:p>
          </table:table-cell>
          <table:table-cell table:formula="of:=SQRT(1-[.B200]^2)" office:value-type="float" office:value="0.993056076966562" calcext:value-type="float">
            <text:p>0,993056077</text:p>
          </table:table-cell>
          <table:table-cell table:formula="of:=LN((([.$B$25]^2)/4)*(([.B200]+1)/2)^2)" office:value-type="float" office:value="-0.940708684753797" calcext:value-type="float">
            <text:p>-0,9407086848</text:p>
          </table:table-cell>
          <table:table-cell table:formula="of:=[.C200]*[.D200]" office:value-type="float" office:value="-0.93417647604998" calcext:value-type="float">
            <text:p>-0,93417647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S((2*[.A201]-1)*PI()/(2*[.$B$8]))" office:value-type="float" office:value="0.109273859323012" calcext:value-type="float">
            <text:p>0,1092738593</text:p>
          </table:table-cell>
          <table:table-cell table:formula="of:=SQRT(1-[.B201]^2)" office:value-type="float" office:value="0.994011681857238" calcext:value-type="float">
            <text:p>0,9940116819</text:p>
          </table:table-cell>
          <table:table-cell table:formula="of:=LN((([.$B$25]^2)/4)*(([.B201]+1)/2)^2)" office:value-type="float" office:value="-0.955739568876591" calcext:value-type="float">
            <text:p>-0,9557395689</text:p>
          </table:table-cell>
          <table:table-cell table:formula="of:=[.C201]*[.D201]" office:value-type="float" office:value="-0.950016296276532" calcext:value-type="float">
            <text:p>-0,9500162963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S((2*[.A202]-1)*PI()/(2*[.$B$8]))" office:value-type="float" office:value="0.100898018666898" calcext:value-type="float">
            <text:p>0,1008980187</text:p>
          </table:table-cell>
          <table:table-cell table:formula="of:=SQRT(1-[.B202]^2)" office:value-type="float" office:value="0.994896773453957" calcext:value-type="float">
            <text:p>0,9948967735</text:p>
          </table:table-cell>
          <table:table-cell table:formula="of:=LN((([.$B$25]^2)/4)*(([.B202]+1)/2)^2)" office:value-type="float" office:value="-0.970898355099272" calcext:value-type="float">
            <text:p>-0,9708983551</text:p>
          </table:table-cell>
          <table:table-cell table:formula="of:=[.C202]*[.D202]" office:value-type="float" office:value="-0.96594364084002" calcext:value-type="float">
            <text:p>-0,965943640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S((2*[.A203]-1)*PI()/(2*[.$B$8]))" office:value-type="float" office:value="0.0925150204976694" calcext:value-type="float">
            <text:p>0,0925150205</text:p>
          </table:table-cell>
          <table:table-cell table:formula="of:=SQRT(1-[.B203]^2)" office:value-type="float" office:value="0.995711288970009" calcext:value-type="float">
            <text:p>0,995711289</text:p>
          </table:table-cell>
          <table:table-cell table:formula="of:=LN((([.$B$25]^2)/4)*(([.B203]+1)/2)^2)" office:value-type="float" office:value="-0.986186016540919" calcext:value-type="float">
            <text:p>-0,9861860165</text:p>
          </table:table-cell>
          <table:table-cell table:formula="of:=[.C203]*[.D203]" office:value-type="float" office:value="-0.981956549694157" calcext:value-type="float">
            <text:p>-0,981956549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S((2*[.A204]-1)*PI()/(2*[.$B$8]))" office:value-type="float" office:value="0.0841254594892357" calcext:value-type="float">
            <text:p>0,0841254595</text:p>
          </table:table-cell>
          <table:table-cell table:formula="of:=SQRT(1-[.B204]^2)" office:value-type="float" office:value="0.996455170625214" calcext:value-type="float">
            <text:p>0,9964551706</text:p>
          </table:table-cell>
          <table:table-cell table:formula="of:=LN((([.$B$25]^2)/4)*(([.B204]+1)/2)^2)" office:value-type="float" office:value="-1.00160354209252" calcext:value-type="float">
            <text:p>-1,0016035421</text:p>
          </table:table-cell>
          <table:table-cell table:formula="of:=[.C204]*[.D204]" office:value-type="float" office:value="-0.998053028434626" calcext:value-type="float">
            <text:p>-0,998053028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S((2*[.A205]-1)*PI()/(2*[.$B$8]))" office:value-type="float" office:value="0.0757299307810631" calcext:value-type="float">
            <text:p>0,0757299308</text:p>
          </table:table-cell>
          <table:table-cell table:formula="of:=SQRT(1-[.B205]^2)" office:value-type="float" office:value="0.997128365650028" calcext:value-type="float">
            <text:p>0,9971283657</text:p>
          </table:table-cell>
          <table:table-cell table:formula="of:=LN((([.$B$25]^2)/4)*(([.B205]+1)/2)^2)" office:value-type="float" office:value="-1.01715193673067" calcext:value-type="float">
            <text:p>-1,0171519367</text:p>
          </table:table-cell>
          <table:table-cell table:formula="of:=[.C205]*[.D205]" office:value-type="float" office:value="-1.01423104829001" calcext:value-type="float">
            <text:p>-1,0142310483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S((2*[.A206]-1)*PI()/(2*[.$B$8]))" office:value-type="float" office:value="0.067329029935955" calcext:value-type="float">
            <text:p>0,0673290299</text:p>
          </table:table-cell>
          <table:table-cell table:formula="of:=SQRT(1-[.B206]^2)" office:value-type="float" office:value="0.997730826289277" calcext:value-type="float">
            <text:p>0,9977308263</text:p>
          </table:table-cell>
          <table:table-cell table:formula="of:=LN((([.$B$25]^2)/4)*(([.B206]+1)/2)^2)" office:value-type="float" office:value="-1.0328322218393" calcext:value-type="float">
            <text:p>-1,0328322218</text:p>
          </table:table-cell>
          <table:table-cell table:formula="of:=[.C206]*[.D206]" office:value-type="float" office:value="-1.03048854611392" calcext:value-type="float">
            <text:p>-1,030488546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S((2*[.A207]-1)*PI()/(2*[.$B$8]))" office:value-type="float" office:value="0.0589233528978037" calcext:value-type="float">
            <text:p>0,0589233529</text:p>
          </table:table-cell>
          <table:table-cell table:formula="of:=SQRT(1-[.B207]^2)" office:value-type="float" office:value="0.998262509805553" calcext:value-type="float">
            <text:p>0,9982625098</text:p>
          </table:table-cell>
          <table:table-cell table:formula="of:=LN((([.$B$25]^2)/4)*(([.B207]+1)/2)^2)" office:value-type="float" office:value="-1.04864543553989" calcext:value-type="float">
            <text:p>-1,0486454355</text:p>
          </table:table-cell>
          <table:table-cell table:formula="of:=[.C207]*[.D207]" office:value-type="float" office:value="-1.04682342437818" calcext:value-type="float">
            <text:p>-1,046823424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S((2*[.A208]-1)*PI()/(2*[.$B$8]))" office:value-type="float" office:value="0.0505134959493156" calcext:value-type="float">
            <text:p>0,0505134959</text:p>
          </table:table-cell>
          <table:table-cell table:formula="of:=SQRT(1-[.B208]^2)" office:value-type="float" office:value="0.998723378482239" calcext:value-type="float">
            <text:p>0,9987233785</text:p>
          </table:table-cell>
          <table:table-cell table:formula="of:=LN((([.$B$25]^2)/4)*(([.B208]+1)/2)^2)" office:value-type="float" office:value="-1.06459263303017" calcext:value-type="float">
            <text:p>-1,064592633</text:p>
          </table:table-cell>
          <table:table-cell table:formula="of:=[.C208]*[.D208]" office:value-type="float" office:value="-1.06323355116719" calcext:value-type="float">
            <text:p>-1,063233551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S((2*[.A209]-1)*PI()/(2*[.$B$8]))" office:value-type="float" office:value="0.0421000556697118" calcext:value-type="float">
            <text:p>0,0421000557</text:p>
          </table:table-cell>
          <table:table-cell table:formula="of:=SQRT(1-[.B209]^2)" office:value-type="float" office:value="0.999113399626192" calcext:value-type="float">
            <text:p>0,9991133996</text:p>
          </table:table-cell>
          <table:table-cell table:formula="of:=LN((([.$B$25]^2)/4)*(([.B209]+1)/2)^2)" office:value-type="float" office:value="-1.08067488693179" calcext:value-type="float">
            <text:p>-1,0806748869</text:p>
          </table:table-cell>
          <table:table-cell table:formula="of:=[.C209]*[.D209]" office:value-type="float" office:value="-1.07971676017308" calcext:value-type="float">
            <text:p>-1,0797167602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S((2*[.A210]-1)*PI()/(2*[.$B$8]))" office:value-type="float" office:value="0.0336836288924089" calcext:value-type="float">
            <text:p>0,0336836289</text:p>
          </table:table-cell>
          <table:table-cell table:formula="of:=SQRT(1-[.B210]^2)" office:value-type="float" office:value="0.999432545570054" calcext:value-type="float">
            <text:p>0,9994325456</text:p>
          </table:table-cell>
          <table:table-cell table:formula="of:=LN((([.$B$25]^2)/4)*(([.B210]+1)/2)^2)" office:value-type="float" office:value="-1.09689328764716" calcext:value-type="float">
            <text:p>-1,0968932876</text:p>
          </table:table-cell>
          <table:table-cell table:formula="of:=[.C210]*[.D210]" office:value-type="float" office:value="-1.0962708506919" calcext:value-type="float">
            <text:p>-1,096270850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S((2*[.A211]-1)*PI()/(2*[.$B$8]))" office:value-type="float" office:value="0.0252648126626792" calcext:value-type="float">
            <text:p>0,0252648127</text:p>
          </table:table-cell>
          <table:table-cell table:formula="of:=SQRT(1-[.B211]^2)" office:value-type="float" office:value="0.999680793674221" calcext:value-type="float">
            <text:p>0,9996807937</text:p>
          </table:table-cell>
          <table:table-cell table:formula="of:=LN((([.$B$25]^2)/4)*(([.B211]+1)/2)^2)" office:value-type="float" office:value="-1.11324894372564" calcext:value-type="float">
            <text:p>-1,1132489437</text:p>
          </table:table-cell>
          <table:table-cell table:formula="of:=[.C211]*[.D211]" office:value-type="float" office:value="-1.11289358762064" calcext:value-type="float">
            <text:p>-1,112893587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S((2*[.A212]-1)*PI()/(2*[.$B$8]))" office:value-type="float" office:value="0.0168442041952981" calcext:value-type="float">
            <text:p>0,0168442042</text:p>
          </table:table-cell>
          <table:table-cell table:formula="of:=SQRT(1-[.B212]^2)" office:value-type="float" office:value="0.999858126328444" calcext:value-type="float">
            <text:p>0,9998581263</text:p>
          </table:table-cell>
          <table:table-cell table:formula="of:=LN((([.$B$25]^2)/4)*(([.B212]+1)/2)^2)" office:value-type="float" office:value="-1.12974298223964" calcext:value-type="float">
            <text:p>-1,1297429822</text:p>
          </table:table-cell>
          <table:table-cell table:formula="of:=[.C212]*[.D212]" office:value-type="float" office:value="-1.12958270145484" calcext:value-type="float">
            <text:p>-1,129582701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S((2*[.A213]-1)*PI()/(2*[.$B$8]))" office:value-type="float" office:value="0.00842240083217935" calcext:value-type="float">
            <text:p>0,0084224008</text:p>
          </table:table-cell>
          <table:table-cell table:formula="of:=SQRT(1-[.B213]^2)" office:value-type="float" office:value="0.999964530953084" calcext:value-type="float">
            <text:p>0,999964531</text:p>
          </table:table-cell>
          <table:table-cell table:formula="of:=LN((([.$B$25]^2)/4)*(([.B213]+1)/2)^2)" office:value-type="float" office:value="-1.14637654917064" calcext:value-type="float">
            <text:p>-1,1463765492</text:p>
          </table:table-cell>
          <table:table-cell table:formula="of:=[.C213]*[.D213]" office:value-type="float" office:value="-1.14633588828703" calcext:value-type="float">
            <text:p>-1,1463358883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S((2*[.A214]-1)*PI()/(2*[.$B$8]))" office:value-type="float" office:value="6.12323399573677E-017" calcext:value-type="float">
            <text:p>6,12323399573677E-17</text:p>
          </table:table-cell>
          <table:table-cell table:formula="of:=SQRT(1-[.B214]^2)" office:value-type="float" office:value="1" calcext:value-type="float">
            <text:p>1</text:p>
          </table:table-cell>
          <table:table-cell table:formula="of:=LN((([.$B$25]^2)/4)*(([.B214]+1)/2)^2)" office:value-type="float" office:value="-1.16315080980568" calcext:value-type="float">
            <text:p>-1,1631508098</text:p>
          </table:table-cell>
          <table:table-cell table:formula="of:=[.C214]*[.D214]" office:value-type="float" office:value="-1.16315080980568" calcext:value-type="float">
            <text:p>-1,163150809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S((2*[.A215]-1)*PI()/(2*[.$B$8]))" office:value-type="float" office:value="-0.00842240083217923" calcext:value-type="float">
            <text:p>-0,0084224008</text:p>
          </table:table-cell>
          <table:table-cell table:formula="of:=SQRT(1-[.B215]^2)" office:value-type="float" office:value="0.999964530953084" calcext:value-type="float">
            <text:p>0,999964531</text:p>
          </table:table-cell>
          <table:table-cell table:formula="of:=LN((([.$B$25]^2)/4)*(([.B215]+1)/2)^2)" office:value-type="float" office:value="-1.18006694914455" calcext:value-type="float">
            <text:p>-1,1800669491</text:p>
          </table:table-cell>
          <table:table-cell table:formula="of:=[.C215]*[.D215]" office:value-type="float" office:value="-1.18002509329457" calcext:value-type="float">
            <text:p>-1,1800250933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S((2*[.A216]-1)*PI()/(2*[.$B$8]))" office:value-type="float" office:value="-0.016844204195298" calcext:value-type="float">
            <text:p>-0,0168442042</text:p>
          </table:table-cell>
          <table:table-cell table:formula="of:=SQRT(1-[.B216]^2)" office:value-type="float" office:value="0.999858126328444" calcext:value-type="float">
            <text:p>0,9998581263</text:p>
          </table:table-cell>
          <table:table-cell table:formula="of:=LN((([.$B$25]^2)/4)*(([.B216]+1)/2)^2)" office:value-type="float" office:value="-1.19712617231803" calcext:value-type="float">
            <text:p>-1,1971261723</text:p>
          </table:table-cell>
          <table:table-cell table:formula="of:=[.C216]*[.D216]" office:value-type="float" office:value="-1.19695633163265" calcext:value-type="float">
            <text:p>-1,196956331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S((2*[.A217]-1)*PI()/(2*[.$B$8]))" office:value-type="float" office:value="-0.0252648126626791" calcext:value-type="float">
            <text:p>-0,0252648127</text:p>
          </table:table-cell>
          <table:table-cell table:formula="of:=SQRT(1-[.B217]^2)" office:value-type="float" office:value="0.999680793674221" calcext:value-type="float">
            <text:p>0,9996807937</text:p>
          </table:table-cell>
          <table:table-cell table:formula="of:=LN((([.$B$25]^2)/4)*(([.B217]+1)/2)^2)" office:value-type="float" office:value="-1.21432970501757" calcext:value-type="float">
            <text:p>-1,214329705</text:p>
          </table:table-cell>
          <table:table-cell table:formula="of:=[.C217]*[.D217]" office:value-type="float" office:value="-1.21394208329415" calcext:value-type="float">
            <text:p>-1,213942083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S((2*[.A218]-1)*PI()/(2*[.$B$8]))" office:value-type="float" office:value="-0.0336836288924088" calcext:value-type="float">
            <text:p>-0,0336836289</text:p>
          </table:table-cell>
          <table:table-cell table:formula="of:=SQRT(1-[.B218]^2)" office:value-type="float" office:value="0.999432545570054" calcext:value-type="float">
            <text:p>0,9994325456</text:p>
          </table:table-cell>
          <table:table-cell table:formula="of:=LN((([.$B$25]^2)/4)*(([.B218]+1)/2)^2)" office:value-type="float" office:value="-1.23167879393678" calcext:value-type="float">
            <text:p>-1,2316787939</text:p>
          </table:table-cell>
          <table:table-cell table:formula="of:=[.C218]*[.D218]" office:value-type="float" office:value="-1.23097987234889" calcext:value-type="float">
            <text:p>-1,2309798723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S((2*[.A219]-1)*PI()/(2*[.$B$8]))" office:value-type="float" office:value="-0.0421000556697116" calcext:value-type="float">
            <text:p>-0,0421000557</text:p>
          </table:table-cell>
          <table:table-cell table:formula="of:=SQRT(1-[.B219]^2)" office:value-type="float" office:value="0.999113399626192" calcext:value-type="float">
            <text:p>0,9991133996</text:p>
          </table:table-cell>
          <table:table-cell table:formula="of:=LN((([.$B$25]^2)/4)*(([.B219]+1)/2)^2)" office:value-type="float" office:value="-1.24917470722509" calcext:value-type="float">
            <text:p>-1,2491747072</text:p>
          </table:table-cell>
          <table:table-cell table:formula="of:=[.C219]*[.D219]" office:value-type="float" office:value="-1.24806718846271" calcext:value-type="float">
            <text:p>-1,2480671885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S((2*[.A220]-1)*PI()/(2*[.$B$8]))" office:value-type="float" office:value="-0.0505134959493155" calcext:value-type="float">
            <text:p>-0,0505134959</text:p>
          </table:table-cell>
          <table:table-cell table:formula="of:=SQRT(1-[.B220]^2)" office:value-type="float" office:value="0.998723378482239" calcext:value-type="float">
            <text:p>0,9987233785</text:p>
          </table:table-cell>
          <table:table-cell table:formula="of:=LN((([.$B$25]^2)/4)*(([.B220]+1)/2)^2)" office:value-type="float" office:value="-1.26681873495402" calcext:value-type="float">
            <text:p>-1,266818735</text:p>
          </table:table-cell>
          <table:table-cell table:formula="of:=[.C220]*[.D220]" office:value-type="float" office:value="-1.26520148689787" calcext:value-type="float">
            <text:p>-1,2652014869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S((2*[.A221]-1)*PI()/(2*[.$B$8]))" office:value-type="float" office:value="-0.0589233528978035" calcext:value-type="float">
            <text:p>-0,0589233529</text:p>
          </table:table-cell>
          <table:table-cell table:formula="of:=SQRT(1-[.B221]^2)" office:value-type="float" office:value="0.998262509805553" calcext:value-type="float">
            <text:p>0,9982625098</text:p>
          </table:table-cell>
          <table:table-cell table:formula="of:=LN((([.$B$25]^2)/4)*(([.B221]+1)/2)^2)" office:value-type="float" office:value="-1.28461218959642" calcext:value-type="float">
            <text:p>-1,2846121896</text:p>
          </table:table-cell>
          <table:table-cell table:formula="of:=[.C221]*[.D221]" office:value-type="float" office:value="-1.28238018851333" calcext:value-type="float">
            <text:p>-1,282380188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S((2*[.A222]-1)*PI()/(2*[.$B$8]))" office:value-type="float" office:value="-0.0673290299359548" calcext:value-type="float">
            <text:p>-0,0673290299</text:p>
          </table:table-cell>
          <table:table-cell table:formula="of:=SQRT(1-[.B222]^2)" office:value-type="float" office:value="0.997730826289277" calcext:value-type="float">
            <text:p>0,9977308263</text:p>
          </table:table-cell>
          <table:table-cell table:formula="of:=LN((([.$B$25]^2)/4)*(([.B222]+1)/2)^2)" office:value-type="float" office:value="-1.30255640651926" calcext:value-type="float">
            <text:p>-1,3025564065</text:p>
          </table:table-cell>
          <table:table-cell table:formula="of:=[.C222]*[.D222]" office:value-type="float" office:value="-1.29960067976485" calcext:value-type="float">
            <text:p>-1,2996006798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S((2*[.A223]-1)*PI()/(2*[.$B$8]))" office:value-type="float" office:value="-0.075729930781063" calcext:value-type="float">
            <text:p>-0,0757299308</text:p>
          </table:table-cell>
          <table:table-cell table:formula="of:=SQRT(1-[.B223]^2)" office:value-type="float" office:value="0.997128365650028" calcext:value-type="float">
            <text:p>0,9971283657</text:p>
          </table:table-cell>
          <table:table-cell table:formula="of:=LN((([.$B$25]^2)/4)*(([.B223]+1)/2)^2)" office:value-type="float" office:value="-1.32065274449017" calcext:value-type="float">
            <text:p>-1,3206527445</text:p>
          </table:table-cell>
          <table:table-cell table:formula="of:=[.C223]*[.D223]" office:value-type="float" office:value="-1.31686031270471" calcext:value-type="float">
            <text:p>-1,316860312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S((2*[.A224]-1)*PI()/(2*[.$B$8]))" office:value-type="float" office:value="-0.0841254594892356" calcext:value-type="float">
            <text:p>-0,0841254595</text:p>
          </table:table-cell>
          <table:table-cell table:formula="of:=SQRT(1-[.B224]^2)" office:value-type="float" office:value="0.996455170625214" calcext:value-type="float">
            <text:p>0,9964551706</text:p>
          </table:table-cell>
          <table:table-cell table:formula="of:=LN((([.$B$25]^2)/4)*(([.B224]+1)/2)^2)" office:value-type="float" office:value="-1.33890258619848" calcext:value-type="float">
            <text:p>-1,3389025862</text:p>
          </table:table-cell>
          <table:table-cell table:formula="of:=[.C224]*[.D224]" office:value-type="float" office:value="-1.33415640498095" calcext:value-type="float">
            <text:p>-1,334156405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S((2*[.A225]-1)*PI()/(2*[.$B$8]))" office:value-type="float" office:value="-0.0925150204976693" calcext:value-type="float">
            <text:p>-0,0925150205</text:p>
          </table:table-cell>
          <table:table-cell table:formula="of:=SQRT(1-[.B225]^2)" office:value-type="float" office:value="0.995711288970009" calcext:value-type="float">
            <text:p>0,995711289</text:p>
          </table:table-cell>
          <table:table-cell table:formula="of:=LN((([.$B$25]^2)/4)*(([.B225]+1)/2)^2)" office:value-type="float" office:value="-1.35730733879107" calcext:value-type="float">
            <text:p>-1,3573073388</text:p>
          </table:table-cell>
          <table:table-cell table:formula="of:=[.C225]*[.D225]" office:value-type="float" office:value="-1.3514862398361" calcext:value-type="float">
            <text:p>-1,35148623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S((2*[.A226]-1)*PI()/(2*[.$B$8]))" office:value-type="float" office:value="-0.100898018666898" calcext:value-type="float">
            <text:p>-0,1008980187</text:p>
          </table:table-cell>
          <table:table-cell table:formula="of:=SQRT(1-[.B226]^2)" office:value-type="float" office:value="0.994896773453957" calcext:value-type="float">
            <text:p>0,9948967735</text:p>
          </table:table-cell>
          <table:table-cell table:formula="of:=LN((([.$B$25]^2)/4)*(([.B226]+1)/2)^2)" office:value-type="float" office:value="-1.37586843442354" calcext:value-type="float">
            <text:p>-1,3758684344</text:p>
          </table:table-cell>
          <table:table-cell table:formula="of:=[.C226]*[.D226]" office:value-type="float" office:value="-1.36884706610513" calcext:value-type="float">
            <text:p>-1,368847066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S((2*[.A227]-1)*PI()/(2*[.$B$8]))" office:value-type="float" office:value="-0.109273859323012" calcext:value-type="float">
            <text:p>-0,1092738593</text:p>
          </table:table-cell>
          <table:table-cell table:formula="of:=SQRT(1-[.B227]^2)" office:value-type="float" office:value="0.994011681857238" calcext:value-type="float">
            <text:p>0,9940116819</text:p>
          </table:table-cell>
          <table:table-cell table:formula="of:=LN((([.$B$25]^2)/4)*(([.B227]+1)/2)^2)" office:value-type="float" office:value="-1.39458733082739" calcext:value-type="float">
            <text:p>-1,3945873308</text:p>
          </table:table-cell>
          <table:table-cell table:formula="of:=[.C227]*[.D227]" office:value-type="float" office:value="-1.38623609821253" calcext:value-type="float">
            <text:p>-1,386236098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S((2*[.A228]-1)*PI()/(2*[.$B$8]))" office:value-type="float" office:value="-0.117641948299839" calcext:value-type="float">
            <text:p>-0,1176419483</text:p>
          </table:table-cell>
          <table:table-cell table:formula="of:=SQRT(1-[.B228]^2)" office:value-type="float" office:value="0.993056076966562" calcext:value-type="float">
            <text:p>0,993056077</text:p>
          </table:table-cell>
          <table:table-cell table:formula="of:=LN((([.$B$25]^2)/4)*(([.B228]+1)/2)^2)" office:value-type="float" office:value="-1.41346551189354" calcext:value-type="float">
            <text:p>-1,4134655119</text:p>
          </table:table-cell>
          <table:table-cell table:formula="of:=[.C228]*[.D228]" office:value-type="float" office:value="-1.40365051616853" calcext:value-type="float">
            <text:p>-1,403650516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S((2*[.A229]-1)*PI()/(2*[.$B$8]))" office:value-type="float" office:value="-0.126001691981099" calcext:value-type="float">
            <text:p>-0,126001692</text:p>
          </table:table-cell>
          <table:table-cell table:formula="of:=SQRT(1-[.B229]^2)" office:value-type="float" office:value="0.992030026570718" calcext:value-type="float">
            <text:p>0,9920300266</text:p>
          </table:table-cell>
          <table:table-cell table:formula="of:=LN((([.$B$25]^2)/4)*(([.B229]+1)/2)^2)" office:value-type="float" office:value="-1.43250448827293" calcext:value-type="float">
            <text:p>-1,4325044883</text:p>
          </table:table-cell>
          <table:table-cell table:formula="of:=[.C229]*[.D229]" office:value-type="float" office:value="-1.42108746556407" calcext:value-type="float">
            <text:p>-1,4210874656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S((2*[.A230]-1)*PI()/(2*[.$B$8]))" office:value-type="float" office:value="-0.134352497342511" calcext:value-type="float">
            <text:p>-0,1343524973</text:p>
          </table:table-cell>
          <table:table-cell table:formula="of:=SQRT(1-[.B230]^2)" office:value-type="float" office:value="0.990933603455767" calcext:value-type="float">
            <text:p>0,9909336035</text:p>
          </table:table-cell>
          <table:table-cell table:formula="of:=LN((([.$B$25]^2)/4)*(([.B230]+1)/2)^2)" office:value-type="float" office:value="-1.45170579799471" calcext:value-type="float">
            <text:p>-1,451705798</text:p>
          </table:table-cell>
          <table:table-cell table:formula="of:=[.C230]*[.D230]" office:value-type="float" office:value="-1.43854405756452" calcext:value-type="float">
            <text:p>-1,4385440576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S((2*[.A231]-1)*PI()/(2*[.$B$8]))" office:value-type="float" office:value="-0.14269377199386" calcext:value-type="float">
            <text:p>-0,142693772</text:p>
          </table:table-cell>
          <table:table-cell table:formula="of:=SQRT(1-[.B231]^2)" office:value-type="float" office:value="0.989766885399872" calcext:value-type="float">
            <text:p>0,9897668854</text:p>
          </table:table-cell>
          <table:table-cell table:formula="of:=LN((([.$B$25]^2)/4)*(([.B231]+1)/2)^2)" office:value-type="float" office:value="-1.4710710071027" calcext:value-type="float">
            <text:p>-1,4710710071</text:p>
          </table:table-cell>
          <table:table-cell table:formula="of:=[.C231]*[.D231]" office:value-type="float" office:value="-1.45601736890209" calcext:value-type="float">
            <text:p>-1,456017368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S((2*[.A232]-1)*PI()/(2*[.$B$8]))" office:value-type="float" office:value="-0.151024924221022" calcext:value-type="float">
            <text:p>-0,1510249242</text:p>
          </table:table-cell>
          <table:table-cell table:formula="of:=SQRT(1-[.B232]^2)" office:value-type="float" office:value="0.988529955167791" calcext:value-type="float">
            <text:p>0,9885299552</text:p>
          </table:table-cell>
          <table:table-cell table:formula="of:=LN((([.$B$25]^2)/4)*(([.B232]+1)/2)^2)" office:value-type="float" office:value="-1.4906017103107" calcext:value-type="float">
            <text:p>-1,4906017103</text:p>
          </table:table-cell>
          <table:table-cell table:formula="of:=[.C232]*[.D232]" office:value-type="float" office:value="-1.47350444186647" calcext:value-type="float">
            <text:p>-1,4735044419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S((2*[.A233]-1)*PI()/(2*[.$B$8]))" office:value-type="float" office:value="-0.159345363027939" calcext:value-type="float">
            <text:p>-0,159345363</text:p>
          </table:table-cell>
          <table:table-cell table:formula="of:=SQRT(1-[.B233]^2)" office:value-type="float" office:value="0.987222900504995" calcext:value-type="float">
            <text:p>0,9872229005</text:p>
          </table:table-cell>
          <table:table-cell table:formula="of:=LN((([.$B$25]^2)/4)*(([.B233]+1)/2)^2)" office:value-type="float" office:value="-1.5102995316774" calcext:value-type="float">
            <text:p>-1,5102995317</text:p>
          </table:table-cell>
          <table:table-cell table:formula="of:=[.C233]*[.D233]" office:value-type="float" office:value="-1.4910022842939" calcext:value-type="float">
            <text:p>-1,4910022843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S((2*[.A234]-1)*PI()/(2*[.$B$8]))" office:value-type="float" office:value="-0.167654498178542" calcext:value-type="float">
            <text:p>-0,1676544982</text:p>
          </table:table-cell>
          <table:table-cell table:formula="of:=SQRT(1-[.B234]^2)" office:value-type="float" office:value="0.98584581413145" calcext:value-type="float">
            <text:p>0,9858458141</text:p>
          </table:table-cell>
          <table:table-cell table:formula="of:=LN((([.$B$25]^2)/4)*(([.B234]+1)/2)^2)" office:value-type="float" office:value="-1.53016612530151" calcext:value-type="float">
            <text:p>-1,5301661253</text:p>
          </table:table-cell>
          <table:table-cell table:formula="of:=[.C234]*[.D234]" office:value-type="float" office:value="-1.50850786955423" calcext:value-type="float">
            <text:p>-1,5085078696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S((2*[.A235]-1)*PI()/(2*[.$B$8]))" office:value-type="float" office:value="-0.175951740238621" calcext:value-type="float">
            <text:p>-0,1759517402</text:p>
          </table:table-cell>
          <table:table-cell table:formula="of:=SQRT(1-[.B235]^2)" office:value-type="float" office:value="0.98439879373504" calcext:value-type="float">
            <text:p>0,9843987937</text:p>
          </table:table-cell>
          <table:table-cell table:formula="of:=LN((([.$B$25]^2)/4)*(([.B235]+1)/2)^2)" office:value-type="float" office:value="-1.5502031760379" calcext:value-type="float">
            <text:p>-1,550203176</text:p>
          </table:table-cell>
          <table:table-cell table:formula="of:=[.C235]*[.D235]" office:value-type="float" office:value="-1.52601813653593" calcext:value-type="float">
            <text:p>-1,526018136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S((2*[.A236]-1)*PI()/(2*[.$B$8]))" office:value-type="float" office:value="-0.184236500617642" calcext:value-type="float">
            <text:p>-0,1842365006</text:p>
          </table:table-cell>
          <table:table-cell table:formula="of:=SQRT(1-[.B236]^2)" office:value-type="float" office:value="0.982881941964632" calcext:value-type="float">
            <text:p>0,982881942</text:p>
          </table:table-cell>
          <table:table-cell table:formula="of:=LN((([.$B$25]^2)/4)*(([.B236]+1)/2)^2)" office:value-type="float" office:value="-1.57041240023551" calcext:value-type="float">
            <text:p>-1,5704124002</text:p>
          </table:table-cell>
          <table:table-cell table:formula="of:=[.C236]*[.D236]" office:value-type="float" office:value="-1.54352998962881" calcext:value-type="float">
            <text:p>-1,543529989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S((2*[.A237]-1)*PI()/(2*[.$B$8]))" office:value-type="float" office:value="-0.192508191610495" calcext:value-type="float">
            <text:p>-0,1925081916</text:p>
          </table:table-cell>
          <table:table-cell table:formula="of:=SQRT(1-[.B237]^2)" office:value-type="float" office:value="0.9812953664228" calcext:value-type="float">
            <text:p>0,9812953664</text:p>
          </table:table-cell>
          <table:table-cell table:formula="of:=LN((([.$B$25]^2)/4)*(([.B237]+1)/2)^2)" office:value-type="float" office:value="-1.59079554649781" calcext:value-type="float">
            <text:p>-1,5907955465</text:p>
          </table:table-cell>
          <table:table-cell table:formula="of:=[.C237]*[.D237]" office:value-type="float" office:value="-1.56104029870432" calcext:value-type="float">
            <text:p>-1,5610402987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S((2*[.A238]-1)*PI()/(2*[.$B$8]))" office:value-type="float" office:value="-0.200766226439188" calcext:value-type="float">
            <text:p>-0,2007662264</text:p>
          </table:table-cell>
          <table:table-cell table:formula="of:=SQRT(1-[.B238]^2)" office:value-type="float" office:value="0.979639179658189" calcext:value-type="float">
            <text:p>0,9796391797</text:p>
          </table:table-cell>
          <table:table-cell table:formula="of:=LN((([.$B$25]^2)/4)*(([.B238]+1)/2)^2)" office:value-type="float" office:value="-1.61135439646661" calcext:value-type="float">
            <text:p>-1,6113543965</text:p>
          </table:table-cell>
          <table:table-cell table:formula="of:=[.C238]*[.D238]" office:value-type="float" office:value="-1.57854589909316" calcext:value-type="float">
            <text:p>-1,578545899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S((2*[.A239]-1)*PI()/(2*[.$B$8]))" office:value-type="float" office:value="-0.209010019294472" calcext:value-type="float">
            <text:p>-0,2090100193</text:p>
          </table:table-cell>
          <table:table-cell table:formula="of:=SQRT(1-[.B239]^2)" office:value-type="float" office:value="0.97791349915753" calcext:value-type="float">
            <text:p>0,9779134992</text:p>
          </table:table-cell>
          <table:table-cell table:formula="of:=LN((([.$B$25]^2)/4)*(([.B239]+1)/2)^2)" office:value-type="float" office:value="-1.63209076563017" calcext:value-type="float">
            <text:p>-1,6320907656</text:p>
          </table:table-cell>
          <table:table-cell table:formula="of:=[.C239]*[.D239]" office:value-type="float" office:value="-1.59604359156009" calcext:value-type="float">
            <text:p>-1,5960435916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S((2*[.A240]-1)*PI()/(2*[.$B$8]))" office:value-type="float" office:value="-0.217238985377396" calcext:value-type="float">
            <text:p>-0,2172389854</text:p>
          </table:table-cell>
          <table:table-cell table:formula="of:=SQRT(1-[.B240]^2)" office:value-type="float" office:value="0.976118447337309" calcext:value-type="float">
            <text:p>0,9761184473</text:p>
          </table:table-cell>
          <table:table-cell table:formula="of:=LN((([.$B$25]^2)/4)*(([.B240]+1)/2)^2)" office:value-type="float" office:value="-1.65300650415639" calcext:value-type="float">
            <text:p>-1,6530065042</text:p>
          </table:table-cell>
          <table:table-cell table:formula="of:=[.C240]*[.D240]" office:value-type="float" office:value="-1.61353014227561" calcext:value-type="float">
            <text:p>-1,613530142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S((2*[.A241]-1)*PI()/(2*[.$B$8]))" office:value-type="float" office:value="-0.225452540940791" calcext:value-type="float">
            <text:p>-0,2254525409</text:p>
          </table:table-cell>
          <table:table-cell table:formula="of:=SQRT(1-[.B241]^2)" office:value-type="float" office:value="0.974254151535081" calcext:value-type="float">
            <text:p>0,9742541515</text:p>
          </table:table-cell>
          <table:table-cell table:formula="of:=LN((([.$B$25]^2)/4)*(([.B241]+1)/2)^2)" office:value-type="float" office:value="-1.67410349775219" calcext:value-type="float">
            <text:p>-1,6741034978</text:p>
          </table:table-cell>
          <table:table-cell table:formula="of:=[.C241]*[.D241]" office:value-type="float" office:value="-1.63100228278447" calcext:value-type="float">
            <text:p>-1,6310022828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S((2*[.A242]-1)*PI()/(2*[.$B$8]))" office:value-type="float" office:value="-0.233650103330683" calcext:value-type="float">
            <text:p>-0,2336501033</text:p>
          </table:table-cell>
          <table:table-cell table:formula="of:=SQRT(1-[.B242]^2)" office:value-type="float" office:value="0.972320744000436" calcext:value-type="float">
            <text:p>0,972320744</text:p>
          </table:table-cell>
          <table:table-cell table:formula="of:=LN((([.$B$25]^2)/4)*(([.B242]+1)/2)^2)" office:value-type="float" office:value="-1.69538366854983" calcext:value-type="float">
            <text:p>-1,6953836685</text:p>
          </table:table-cell>
          <table:table-cell table:formula="of:=[.C242]*[.D242]" office:value-type="float" office:value="-1.64845670997056" calcext:value-type="float">
            <text:p>-1,6484567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S((2*[.A243]-1)*PI()/(2*[.$B$8]))" office:value-type="float" office:value="-0.24183109102762" calcext:value-type="float">
            <text:p>-0,241831091</text:p>
          </table:table-cell>
          <table:table-cell table:formula="of:=SQRT(1-[.B243]^2)" office:value-type="float" office:value="0.970318361885619" calcext:value-type="float">
            <text:p>0,9703183619</text:p>
          </table:table-cell>
          <table:table-cell table:formula="of:=LN((([.$B$25]^2)/4)*(([.B243]+1)/2)^2)" office:value-type="float" office:value="-1.71684897602148" calcext:value-type="float">
            <text:p>-1,716848976</text:p>
          </table:table-cell>
          <table:table-cell table:formula="of:=[.C243]*[.D243]" office:value-type="float" office:value="-1.66589008601816" calcext:value-type="float">
            <text:p>-1,66589008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S((2*[.A244]-1)*PI()/(2*[.$B$8]))" office:value-type="float" office:value="-0.249994923687931" calcext:value-type="float">
            <text:p>-0,2499949237</text:p>
          </table:table-cell>
          <table:table-cell table:formula="of:=SQRT(1-[.B244]^2)" office:value-type="float" office:value="0.9682471472358" calcext:value-type="float">
            <text:p>0,9682471472</text:p>
          </table:table-cell>
          <table:table-cell table:formula="of:=LN((([.$B$25]^2)/4)*(([.B244]+1)/2)^2)" office:value-type="float" office:value="-1.73850141792287" calcext:value-type="float">
            <text:p>-1,7385014179</text:p>
          </table:table-cell>
          <table:table-cell table:formula="of:=[.C244]*[.D244]" office:value-type="float" office:value="-1.68329903836921" calcext:value-type="float">
            <text:p>-1,6832990384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S((2*[.A245]-1)*PI()/(2*[.$B$8]))" office:value-type="float" office:value="-0.258141022184888" calcext:value-type="float">
            <text:p>-0,2581410222</text:p>
          </table:table-cell>
          <table:table-cell table:formula="of:=SQRT(1-[.B245]^2)" office:value-type="float" office:value="0.966107246978999" calcext:value-type="float">
            <text:p>0,966107247</text:p>
          </table:table-cell>
          <table:table-cell table:formula="of:=LN((([.$B$25]^2)/4)*(([.B245]+1)/2)^2)" office:value-type="float" office:value="-1.76034303126728" calcext:value-type="float">
            <text:p>-1,7603430313</text:p>
          </table:table-cell>
          <table:table-cell table:formula="of:=[.C245]*[.D245]" office:value-type="float" office:value="-1.7006801596763" calcext:value-type="float">
            <text:p>-1,7006801597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S((2*[.A246]-1)*PI()/(2*[.$B$8]))" office:value-type="float" office:value="-0.266268808649792" calcext:value-type="float">
            <text:p>-0,2662688086</text:p>
          </table:table-cell>
          <table:table-cell table:formula="of:=SQRT(1-[.B246]^2)" office:value-type="float" office:value="0.963898812915661" calcext:value-type="float">
            <text:p>0,9638988129</text:p>
          </table:table-cell>
          <table:table-cell table:formula="of:=LN((([.$B$25]^2)/4)*(([.B246]+1)/2)^2)" office:value-type="float" office:value="-1.78237589333097" calcext:value-type="float">
            <text:p>-1,7823758933</text:p>
          </table:table-cell>
          <table:table-cell table:formula="of:=[.C246]*[.D246]" office:value-type="float" office:value="-1.71803000775121" calcext:value-type="float">
            <text:p>-1,718030007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S((2*[.A247]-1)*PI()/(2*[.$B$8]))" office:value-type="float" office:value="-0.274377706512963" calcext:value-type="float">
            <text:p>-0,2743777065</text:p>
          </table:table-cell>
          <table:table-cell table:formula="of:=SQRT(1-[.B247]^2)" office:value-type="float" office:value="0.961622001707888" calcext:value-type="float">
            <text:p>0,9616220017</text:p>
          </table:table-cell>
          <table:table-cell table:formula="of:=LN((([.$B$25]^2)/4)*(([.B247]+1)/2)^2)" office:value-type="float" office:value="-1.80460212269134" calcext:value-type="float">
            <text:p>-1,8046021227</text:p>
          </table:table-cell>
          <table:table-cell table:formula="of:=[.C247]*[.D247]" office:value-type="float" office:value="-1.73534510550875" calcext:value-type="float">
            <text:p>-1,7353451055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S((2*[.A248]-1)*PI()/(2*[.$B$8]))" office:value-type="float" office:value="-0.282467140544645" calcext:value-type="float">
            <text:p>-0,2824671405</text:p>
          </table:table-cell>
          <table:table-cell table:formula="of:=SQRT(1-[.B248]^2)" office:value-type="float" office:value="0.959276974868329" calcext:value-type="float">
            <text:p>0,9592769749</text:p>
          </table:table-cell>
          <table:table-cell table:formula="of:=LN((([.$B$25]^2)/4)*(([.B248]+1)/2)^2)" office:value-type="float" office:value="-1.82702388029908" calcext:value-type="float">
            <text:p>-1,8270238803</text:p>
          </table:table-cell>
          <table:table-cell table:formula="of:=[.C248]*[.D248]" office:value-type="float" office:value="-1.75262194090549" calcext:value-type="float">
            <text:p>-1,7526219409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S((2*[.A249]-1)*PI()/(2*[.$B$8]))" office:value-type="float" office:value="-0.290536536895806" calcext:value-type="float">
            <text:p>-0,2905365369</text:p>
          </table:table-cell>
          <table:table-cell table:formula="of:=SQRT(1-[.B249]^2)" office:value-type="float" office:value="0.956863898748715" calcext:value-type="float">
            <text:p>0,9568638987</text:p>
          </table:table-cell>
          <table:table-cell table:formula="of:=LN((([.$B$25]^2)/4)*(([.B249]+1)/2)^2)" office:value-type="float" office:value="-1.84964337058555" calcext:value-type="float">
            <text:p>-1,8496433706</text:p>
          </table:table-cell>
          <table:table-cell table:formula="of:=[.C249]*[.D249]" office:value-type="float" office:value="-1.76985696687321" calcext:value-type="float">
            <text:p>-1,769856966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S((2*[.A250]-1)*PI()/(2*[.$B$8]))" office:value-type="float" office:value="-0.298585323138852" calcext:value-type="float">
            <text:p>-0,2985853231</text:p>
          </table:table-cell>
          <table:table-cell table:formula="of:=SQRT(1-[.B250]^2)" office:value-type="float" office:value="0.954382944528069" calcext:value-type="float">
            <text:p>0,9543829445</text:p>
          </table:table-cell>
          <table:table-cell table:formula="of:=LN((([.$B$25]^2)/4)*(([.B250]+1)/2)^2)" office:value-type="float" office:value="-1.87246284260704" calcext:value-type="float">
            <text:p>-1,8724628426</text:p>
          </table:table-cell>
          <table:table-cell table:formula="of:=[.C250]*[.D250]" office:value-type="float" office:value="-1.7870466012467" calcext:value-type="float">
            <text:p>-1,787046601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S((2*[.A251]-1)*PI()/(2*[.$B$8]))" office:value-type="float" office:value="-0.306612928308228" calcext:value-type="float">
            <text:p>-0,3066129283</text:p>
          </table:table-cell>
          <table:table-cell table:formula="of:=SQRT(1-[.B251]^2)" office:value-type="float" office:value="0.951834288200553" calcext:value-type="float">
            <text:p>0,9518342882</text:p>
          </table:table-cell>
          <table:table-cell table:formula="of:=LN((([.$B$25]^2)/4)*(([.B251]+1)/2)^2)" office:value-type="float" office:value="-1.89548459122701" calcext:value-type="float">
            <text:p>-1,8954845912</text:p>
          </table:table-cell>
          <table:table-cell table:formula="of:=[.C251]*[.D251]" office:value-type="float" office:value="-1.80418722668568" calcext:value-type="float">
            <text:p>-1,804187226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S((2*[.A252]-1)*PI()/(2*[.$B$8]))" office:value-type="float" office:value="-0.314618782940926" calcext:value-type="float">
            <text:p>-0,3146187829</text:p>
          </table:table-cell>
          <table:table-cell table:formula="of:=SQRT(1-[.B252]^2)" office:value-type="float" office:value="0.949218110562989" calcext:value-type="float">
            <text:p>0,9492181106</text:p>
          </table:table-cell>
          <table:table-cell table:formula="of:=LN((([.$B$25]^2)/4)*(([.B252]+1)/2)^2)" office:value-type="float" office:value="-1.91871095833831" calcext:value-type="float">
            <text:p>-1,9187109583</text:p>
          </table:table-cell>
          <table:table-cell table:formula="of:=[.C252]*[.D252]" office:value-type="float" office:value="-1.82127519059039" calcext:value-type="float">
            <text:p>-1,821275190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S((2*[.A253]-1)*PI()/(2*[.$B$8]))" office:value-type="float" office:value="-0.322602319116879" calcext:value-type="float">
            <text:p>-0,3226023191</text:p>
          </table:table-cell>
          <table:table-cell table:formula="of:=SQRT(1-[.B253]^2)" office:value-type="float" office:value="0.946534597202031" calcext:value-type="float">
            <text:p>0,9465345972</text:p>
          </table:table-cell>
          <table:table-cell table:formula="of:=LN((([.$B$25]^2)/4)*(([.B253]+1)/2)^2)" office:value-type="float" office:value="-1.94214433412647" calcext:value-type="float">
            <text:p>-1,9421443341</text:p>
          </table:table-cell>
          <table:table-cell table:formula="of:=[.C253]*[.D253]" office:value-type="float" office:value="-1.8383068050106" calcext:value-type="float">
            <text:p>-1,83830680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S((2*[.A254]-1)*PI()/(2*[.$B$8]))" office:value-type="float" office:value="-0.330562970499248" calcext:value-type="float">
            <text:p>-0,3305629705</text:p>
          </table:table-cell>
          <table:table-cell table:formula="of:=SQRT(1-[.B254]^2)" office:value-type="float" office:value="0.943783938481003" calcext:value-type="float">
            <text:p>0,9437839385</text:p>
          </table:table-cell>
          <table:table-cell table:formula="of:=LN((([.$B$25]^2)/4)*(([.B254]+1)/2)^2)" office:value-type="float" office:value="-1.96578715837624" calcext:value-type="float">
            <text:p>-1,9657871584</text:p>
          </table:table-cell>
          <table:table-cell table:formula="of:=[.C254]*[.D254]" office:value-type="float" office:value="-1.85527834654771" calcext:value-type="float">
            <text:p>-1,855278346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S((2*[.A255]-1)*PI()/(2*[.$B$8]))" office:value-type="float" office:value="-0.338500172374599" calcext:value-type="float">
            <text:p>-0,3385001724</text:p>
          </table:table-cell>
          <table:table-cell table:formula="of:=SQRT(1-[.B255]^2)" office:value-type="float" office:value="0.94096632952639" calcext:value-type="float">
            <text:p>0,9409663295</text:p>
          </table:table-cell>
          <table:table-cell table:formula="of:=LN((([.$B$25]^2)/4)*(([.B255]+1)/2)^2)" office:value-type="float" office:value="-1.98964192182281" calcext:value-type="float">
            <text:p>-1,9896419218</text:p>
          </table:table-cell>
          <table:table-cell table:formula="of:=[.C255]*[.D255]" office:value-type="float" office:value="-1.87218605624944" calcext:value-type="float">
            <text:p>-1,872186056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S((2*[.A256]-1)*PI()/(2*[.$B$8]))" office:value-type="float" office:value="-0.34641336169296" calcext:value-type="float">
            <text:p>-0,3464133617</text:p>
          </table:table-cell>
          <table:table-cell table:formula="of:=SQRT(1-[.B256]^2)" office:value-type="float" office:value="0.938081970214001" calcext:value-type="float">
            <text:p>0,9380819702</text:p>
          </table:table-cell>
          <table:table-cell table:formula="of:=LN((([.$B$25]^2)/4)*(([.B256]+1)/2)^2)" office:value-type="float" office:value="-2.01371116754966" calcext:value-type="float">
            <text:p>-2,0137111675</text:p>
          </table:table-cell>
          <table:table-cell table:formula="of:=[.C256]*[.D256]" office:value-type="float" office:value="-1.88902613949693" calcext:value-type="float">
            <text:p>-1,889026139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S((2*[.A257]-1)*PI()/(2*[.$B$8]))" office:value-type="float" office:value="-0.354301977107764" calcext:value-type="float">
            <text:p>-0,3543019771</text:p>
          </table:table-cell>
          <table:table-cell table:formula="of:=SQRT(1-[.B257]^2)" office:value-type="float" office:value="0.935131065154788" calcext:value-type="float">
            <text:p>0,9351310652</text:p>
          </table:table-cell>
          <table:table-cell table:formula="of:=LN((([.$B$25]^2)/4)*(([.B257]+1)/2)^2)" office:value-type="float" office:value="-2.03799749243508" calcext:value-type="float">
            <text:p>-2,0379974924</text:p>
          </table:table-cell>
          <table:table-cell table:formula="of:=[.C257]*[.D257]" office:value-type="float" office:value="-1.90579476588361" calcext:value-type="float">
            <text:p>-1,9057947659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S((2*[.A258]-1)*PI()/(2*[.$B$8]))" office:value-type="float" office:value="-0.362165459015673" calcext:value-type="float">
            <text:p>-0,362165459</text:p>
          </table:table-cell>
          <table:table-cell table:formula="of:=SQRT(1-[.B258]^2)" office:value-type="float" office:value="0.932113823680331" calcext:value-type="float">
            <text:p>0,9321138237</text:p>
          </table:table-cell>
          <table:table-cell table:formula="of:=LN((([.$B$25]^2)/4)*(([.B258]+1)/2)^2)" office:value-type="float" office:value="-2.06250354864923" calcext:value-type="float">
            <text:p>-2,0625035486</text:p>
          </table:table-cell>
          <table:table-cell table:formula="of:=[.C258]*[.D258]" office:value-type="float" office:value="-1.92248806908569" calcext:value-type="float">
            <text:p>-1,922488069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S((2*[.A259]-1)*PI()/(2*[.$B$8]))" office:value-type="float" office:value="-0.370003249596266" calcext:value-type="float">
            <text:p>-0,3700032496</text:p>
          </table:table-cell>
          <table:table-cell table:formula="of:=SQRT(1-[.B259]^2)" office:value-type="float" office:value="0.929030459827988" calcext:value-type="float">
            <text:p>0,9290304598</text:p>
          </table:table-cell>
          <table:table-cell table:formula="of:=LN((([.$B$25]^2)/4)*(([.B259]+1)/2)^2)" office:value-type="float" office:value="-2.08723204520403" calcext:value-type="float">
            <text:p>-2,0872320452</text:p>
          </table:table-cell>
          <table:table-cell table:formula="of:=[.C259]*[.D259]" office:value-type="float" office:value="-1.93910214672361" calcext:value-type="float">
            <text:p>-1,9391021467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S((2*[.A260]-1)*PI()/(2*[.$B$8]))" office:value-type="float" office:value="-0.377814792851623" calcext:value-type="float">
            <text:p>-0,3778147929</text:p>
          </table:table-cell>
          <table:table-cell table:formula="of:=SQRT(1-[.B260]^2)" office:value-type="float" office:value="0.925881192325714" calcext:value-type="float">
            <text:p>0,9258811923</text:p>
          </table:table-cell>
          <table:table-cell table:formula="of:=LN((([.$B$25]^2)/4)*(([.B260]+1)/2)^2)" office:value-type="float" office:value="-2.11218574955801" calcext:value-type="float">
            <text:p>-2,1121857496</text:p>
          </table:table-cell>
          <table:table-cell table:formula="of:=[.C260]*[.D260]" office:value-type="float" office:value="-1.95563306021415" calcext:value-type="float">
            <text:p>-1,9556330602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S((2*[.A261]-1)*PI()/(2*[.$B$8]))" office:value-type="float" office:value="-0.385599534645753" calcext:value-type="float">
            <text:p>-0,3855995346</text:p>
          </table:table-cell>
          <table:table-cell table:formula="of:=SQRT(1-[.B261]^2)" office:value-type="float" office:value="0.922666244576542" calcext:value-type="float">
            <text:p>0,9226662446</text:p>
          </table:table-cell>
          <table:table-cell table:formula="of:=LN((([.$B$25]^2)/4)*(([.B261]+1)/2)^2)" office:value-type="float" office:value="-2.13736748927858" calcext:value-type="float">
            <text:p>-2,1373674893</text:p>
          </table:table-cell>
          <table:table-cell table:formula="of:=[.C261]*[.D261]" office:value-type="float" office:value="-1.97207683461266" calcext:value-type="float">
            <text:p>-1,9720768346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S((2*[.A262]-1)*PI()/(2*[.$B$8]))" office:value-type="float" office:value="-0.393356922743913" calcext:value-type="float">
            <text:p>-0,3933569227</text:p>
          </table:table-cell>
          <table:table-cell table:formula="of:=SQRT(1-[.B262]^2)" office:value-type="float" office:value="0.919385844642737" calcext:value-type="float">
            <text:p>0,9193858446</text:p>
          </table:table-cell>
          <table:table-cell table:formula="of:=LN((([.$B$25]^2)/4)*(([.B262]+1)/2)^2)" office:value-type="float" office:value="-2.1627801537641" calcext:value-type="float">
            <text:p>-2,1627801538</text:p>
          </table:table-cell>
          <table:table-cell table:formula="of:=[.C262]*[.D262]" office:value-type="float" office:value="-1.98842945844495" calcext:value-type="float">
            <text:p>-1,988429458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S((2*[.A263]-1)*PI()/(2*[.$B$8]))" office:value-type="float" office:value="-0.401086406851779" calcext:value-type="float">
            <text:p>-0,4010864069</text:p>
          </table:table-cell>
          <table:table-cell table:formula="of:=SQRT(1-[.B263]^2)" office:value-type="float" office:value="0.916040225229618" calcext:value-type="float">
            <text:p>0,9160402252</text:p>
          </table:table-cell>
          <table:table-cell table:formula="of:=LN((([.$B$25]^2)/4)*(([.B263]+1)/2)^2)" office:value-type="float" office:value="-2.18842669602838" calcext:value-type="float">
            <text:p>-2,188426696</text:p>
          </table:table-cell>
          <table:table-cell table:formula="of:=[.C263]*[.D263]" office:value-type="float" office:value="-2.00468688352835" calcext:value-type="float">
            <text:p>-2,0046868835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S((2*[.A264]-1)*PI()/(2*[.$B$8]))" office:value-type="float" office:value="-0.408787438654481" calcext:value-type="float">
            <text:p>-0,4087874387</text:p>
          </table:table-cell>
          <table:table-cell table:formula="of:=SQRT(1-[.B264]^2)" office:value-type="float" office:value="0.912629623669048" calcext:value-type="float">
            <text:p>0,9126296237</text:p>
          </table:table-cell>
          <table:table-cell table:formula="of:=LN((([.$B$25]^2)/4)*(([.B264]+1)/2)^2)" office:value-type="float" office:value="-2.21431013455043" calcext:value-type="float">
            <text:p>-2,2143101346</text:p>
          </table:table-cell>
          <table:table-cell table:formula="of:=[.C264]*[.D264]" office:value-type="float" office:value="-2.02084502478132" calcext:value-type="float">
            <text:p>-2,0208450248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S((2*[.A265]-1)*PI()/(2*[.$B$8]))" office:value-type="float" office:value="-0.416459471855502" calcext:value-type="float">
            <text:p>-0,4164594719</text:p>
          </table:table-cell>
          <table:table-cell table:formula="of:=SQRT(1-[.B265]^2)" office:value-type="float" office:value="0.909154281902602" calcext:value-type="float">
            <text:p>0,9091542819</text:p>
          </table:table-cell>
          <table:table-cell table:formula="of:=LN((([.$B$25]^2)/4)*(([.B265]+1)/2)^2)" office:value-type="float" office:value="-2.2404335551922" calcext:value-type="float">
            <text:p>-2,2404335552</text:p>
          </table:table-cell>
          <table:table-cell table:formula="of:=[.C265]*[.D265]" office:value-type="float" office:value="-2.03689976002126" calcext:value-type="float">
            <text:p>-2,03689976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S((2*[.A266]-1)*PI()/(2*[.$B$8]))" office:value-type="float" office:value="-0.424101962215433" calcext:value-type="float">
            <text:p>-0,4241019622</text:p>
          </table:table-cell>
          <table:table-cell table:formula="of:=SQRT(1-[.B266]^2)" office:value-type="float" office:value="0.905614446464399" calcext:value-type="float">
            <text:p>0,9056144465</text:p>
          </table:table-cell>
          <table:table-cell table:formula="of:=LN((([.$B$25]^2)/4)*(([.B266]+1)/2)^2)" office:value-type="float" office:value="-2.2668001131874" calcext:value-type="float">
            <text:p>-2,2668001132</text:p>
          </table:table-cell>
          <table:table-cell table:formula="of:=[.C266]*[.D266]" office:value-type="float" office:value="-2.05284692974965" calcext:value-type="float">
            <text:p>-2,052846929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S((2*[.A267]-1)*PI()/(2*[.$B$8]))" office:value-type="float" office:value="-0.431714367590573" calcext:value-type="float">
            <text:p>-0,4317143676</text:p>
          </table:table-cell>
          <table:table-cell table:formula="of:=SQRT(1-[.B267]^2)" office:value-type="float" office:value="0.902010368463618" calcext:value-type="float">
            <text:p>0,9020103685</text:p>
          </table:table-cell>
          <table:table-cell table:formula="of:=LN((([.$B$25]^2)/4)*(([.B267]+1)/2)^2)" office:value-type="float" office:value="-2.29341303520461" calcext:value-type="float">
            <text:p>-2,2934130352</text:p>
          </table:table-cell>
          <table:table-cell table:formula="of:=[.C267]*[.D267]" office:value-type="float" office:value="-2.06868233692417" calcext:value-type="float">
            <text:p>-2,0686823369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S((2*[.A268]-1)*PI()/(2*[.$B$8]))" office:value-type="float" office:value="-0.439296147971397" calcext:value-type="float">
            <text:p>-0,439296148</text:p>
          </table:table-cell>
          <table:table-cell table:formula="of:=SQRT(1-[.B268]^2)" office:value-type="float" office:value="0.898342303566682" calcext:value-type="float">
            <text:p>0,8983423036</text:p>
          </table:table-cell>
          <table:table-cell table:formula="of:=LN((([.$B$25]^2)/4)*(([.B268]+1)/2)^2)" office:value-type="float" office:value="-2.32027562148798" calcext:value-type="float">
            <text:p>-2,3202756215</text:p>
          </table:table-cell>
          <table:table-cell table:formula="of:=[.C268]*[.D268]" office:value-type="float" office:value="-2.08440174671712" calcext:value-type="float">
            <text:p>-2,0844017467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S((2*[.A269]-1)*PI()/(2*[.$B$8]))" office:value-type="float" office:value="-0.446846765520857" calcext:value-type="float">
            <text:p>-0,4468467655</text:p>
          </table:table-cell>
          <table:table-cell table:formula="of:=SQRT(1-[.B269]^2)" office:value-type="float" office:value="0.894610511979123" calcext:value-type="float">
            <text:p>0,894610512</text:p>
          </table:table-cell>
          <table:table-cell table:formula="of:=LN((([.$B$25]^2)/4)*(([.B269]+1)/2)^2)" office:value-type="float" office:value="-2.34739124807907" calcext:value-type="float">
            <text:p>-2,3473912481</text:p>
          </table:table-cell>
          <table:table-cell table:formula="of:=[.C269]*[.D269]" office:value-type="float" office:value="-2.10000088625933" calcext:value-type="float">
            <text:p>-2,100000886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S((2*[.A270]-1)*PI()/(2*[.$B$8]))" office:value-type="float" office:value="-0.454365684612536" calcext:value-type="float">
            <text:p>-0,4543656846</text:p>
          </table:table-cell>
          <table:table-cell table:formula="of:=SQRT(1-[.B270]^2)" office:value-type="float" office:value="0.890815258427123" calcext:value-type="float">
            <text:p>0,8908152584</text:p>
          </table:table-cell>
          <table:table-cell table:formula="of:=LN((([.$B$25]^2)/4)*(([.B270]+1)/2)^2)" office:value-type="float" office:value="-2.37476336912355" calcext:value-type="float">
            <text:p>-2,3747633691</text:p>
          </table:table-cell>
          <table:table-cell table:formula="of:=[.C270]*[.D270]" office:value-type="float" office:value="-2.11547544436906" calcext:value-type="float">
            <text:p>-2,1154754444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S((2*[.A271]-1)*PI()/(2*[.$B$8]))" office:value-type="float" office:value="-0.461852371868646" calcext:value-type="float">
            <text:p>-0,4618523719</text:p>
          </table:table-cell>
          <table:table-cell table:formula="of:=SQRT(1-[.B271]^2)" office:value-type="float" office:value="0.886956812138734" calcext:value-type="float">
            <text:p>0,8869568121</text:p>
          </table:table-cell>
          <table:table-cell table:formula="of:=LN((([.$B$25]^2)/4)*(([.B271]+1)/2)^2)" office:value-type="float" office:value="-2.40239551926664" calcext:value-type="float">
            <text:p>-2,4023955193</text:p>
          </table:table-cell>
          <table:table-cell table:formula="of:=[.C271]*[.D271]" office:value-type="float" office:value="-2.13082107126512" calcext:value-type="float">
            <text:p>-2,1308210713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S((2*[.A272]-1)*PI()/(2*[.$B$8]))" office:value-type="float" office:value="-0.469306296197865" calcext:value-type="float">
            <text:p>-0,4693062962</text:p>
          </table:table-cell>
          <table:table-cell table:formula="of:=SQRT(1-[.B272]^2)" office:value-type="float" office:value="0.883035446824782" calcext:value-type="float">
            <text:p>0,8830354468</text:p>
          </table:table-cell>
          <table:table-cell table:formula="of:=LN((([.$B$25]^2)/4)*(([.B272]+1)/2)^2)" office:value-type="float" office:value="-2.4302913161415" calcext:value-type="float">
            <text:p>-2,4302913161</text:p>
          </table:table-cell>
          <table:table-cell table:formula="of:=[.C272]*[.D272]" office:value-type="float" office:value="-2.1460333782634" calcext:value-type="float">
            <text:p>-2,1460333783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S((2*[.A273]-1)*PI()/(2*[.$B$8]))" office:value-type="float" office:value="-0.476726928833008" calcext:value-type="float">
            <text:p>-0,4767269288</text:p>
          </table:table-cell>
          <table:table-cell table:formula="of:=SQRT(1-[.B273]^2)" office:value-type="float" office:value="0.879051440659446" calcext:value-type="float">
            <text:p>0,8790514407</text:p>
          </table:table-cell>
          <table:table-cell table:formula="of:=LN((([.$B$25]^2)/4)*(([.B273]+1)/2)^2)" office:value-type="float" office:value="-2.4584544629548" calcext:value-type="float">
            <text:p>-2,458454463</text:p>
          </table:table-cell>
          <table:table-cell table:formula="of:=[.C273]*[.D273]" office:value-type="float" office:value="-2.16110793745606" calcext:value-type="float">
            <text:p>-2,1611079375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S((2*[.A274]-1)*PI()/(2*[.$B$8]))" office:value-type="float" office:value="-0.484113743368542" calcext:value-type="float">
            <text:p>-0,4841137434</text:p>
          </table:table-cell>
          <table:table-cell table:formula="of:=SQRT(1-[.B274]^2)" office:value-type="float" office:value="0.875005076260531" calcext:value-type="float">
            <text:p>0,8750050763</text:p>
          </table:table-cell>
          <table:table-cell table:formula="of:=LN((([.$B$25]^2)/4)*(([.B274]+1)/2)^2)" office:value-type="float" office:value="-2.48688875117417" calcext:value-type="float">
            <text:p>-2,4868887512</text:p>
          </table:table-cell>
          <table:table-cell table:formula="of:=[.C274]*[.D274]" office:value-type="float" office:value="-2.17604028137261" calcext:value-type="float">
            <text:p>-2,1760402814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S((2*[.A275]-1)*PI()/(2*[.$B$8]))" office:value-type="float" office:value="-0.491466215797924" calcext:value-type="float">
            <text:p>-0,4914662158</text:p>
          </table:table-cell>
          <table:table-cell table:formula="of:=SQRT(1-[.B275]^2)" office:value-type="float" office:value="0.870896640669413" calcext:value-type="float">
            <text:p>0,8708966407</text:p>
          </table:table-cell>
          <table:table-cell table:formula="of:=LN((([.$B$25]^2)/4)*(([.B275]+1)/2)^2)" office:value-type="float" office:value="-2.51559806332239" calcext:value-type="float">
            <text:p>-2,5155980633</text:p>
          </table:table-cell>
          <table:table-cell table:formula="of:=[.C275]*[.D275]" office:value-type="float" office:value="-2.19082590262195" calcext:value-type="float">
            <text:p>-2,1908259026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S((2*[.A276]-1)*PI()/(2*[.$B$8]))" office:value-type="float" office:value="-0.498783824550775" calcext:value-type="float">
            <text:p>-0,4987838246</text:p>
          </table:table-cell>
          <table:table-cell table:formula="of:=SQRT(1-[.B276]^2)" office:value-type="float" office:value="0.866726425330682" calcext:value-type="float">
            <text:p>0,8667264253</text:p>
          </table:table-cell>
          <table:table-cell table:formula="of:=LN((([.$B$25]^2)/4)*(([.B276]+1)/2)^2)" office:value-type="float" office:value="-2.5445863758833" calcext:value-type="float">
            <text:p>-2,5445863759</text:p>
          </table:table-cell>
          <table:table-cell table:formula="of:=[.C276]*[.D276]" office:value-type="float" office:value="-2.20546025351449" calcext:value-type="float">
            <text:p>-2,205460253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S((2*[.A277]-1)*PI()/(2*[.$B$8]))" office:value-type="float" office:value="-0.506066050529878" calcext:value-type="float">
            <text:p>-0,5060660505</text:p>
          </table:table-cell>
          <table:table-cell table:formula="of:=SQRT(1-[.B277]^2)" office:value-type="float" office:value="0.862494726071465" calcext:value-type="float">
            <text:p>0,8624947261</text:p>
          </table:table-cell>
          <table:table-cell table:formula="of:=LN((([.$B$25]^2)/4)*(([.B277]+1)/2)^2)" office:value-type="float" office:value="-2.57385776232501" calcext:value-type="float">
            <text:p>-2,5738577623</text:p>
          </table:table-cell>
          <table:table-cell table:formula="of:=[.C277]*[.D277]" office:value-type="float" office:value="-2.21993874566342" calcext:value-type="float">
            <text:p>-2,2199387457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S((2*[.A278]-1)*PI()/(2*[.$B$8]))" office:value-type="float" office:value="-0.513312377148004" calcext:value-type="float">
            <text:p>-0,5133123771</text:p>
          </table:table-cell>
          <table:table-cell table:formula="of:=SQRT(1-[.B278]^2)" office:value-type="float" office:value="0.858201843080441" calcext:value-type="float">
            <text:p>0,8582018431</text:p>
          </table:table-cell>
          <table:table-cell table:formula="of:=LN((([.$B$25]^2)/4)*(([.B278]+1)/2)^2)" office:value-type="float" office:value="-2.603416396246" calcext:value-type="float">
            <text:p>-2,6034163962</text:p>
          </table:table-cell>
          <table:table-cell table:formula="of:=[.C278]*[.D278]" office:value-type="float" office:value="-2.23425674956416" calcext:value-type="float">
            <text:p>-2,2342567496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S((2*[.A279]-1)*PI()/(2*[.$B$8]))" office:value-type="float" office:value="-0.520522290364555" calcext:value-type="float">
            <text:p>-0,5205222904</text:p>
          </table:table-cell>
          <table:table-cell table:formula="of:=SQRT(1-[.B279]^2)" office:value-type="float" office:value="0.853848080886546" calcext:value-type="float">
            <text:p>0,8538480809</text:p>
          </table:table-cell>
          <table:table-cell table:formula="of:=LN((([.$B$25]^2)/4)*(([.B279]+1)/2)^2)" office:value-type="float" office:value="-2.63326655465028" calcext:value-type="float">
            <text:p>-2,6332665547</text:p>
          </table:table-cell>
          <table:table-cell table:formula="of:=[.C279]*[.D279]" office:value-type="float" office:value="-2.24840959415087" calcext:value-type="float">
            <text:p>-2,2484095942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S((2*[.A280]-1)*PI()/(2*[.$B$8]))" office:value-type="float" office:value="-0.527695278722031" calcext:value-type="float">
            <text:p>-0,5276952787</text:p>
          </table:table-cell>
          <table:table-cell table:formula="of:=SQRT(1-[.B280]^2)" office:value-type="float" office:value="0.849433748337372" calcext:value-type="float">
            <text:p>0,8494337483</text:p>
          </table:table-cell>
          <table:table-cell table:formula="of:=LN((([.$B$25]^2)/4)*(([.B280]+1)/2)^2)" office:value-type="float" office:value="-2.66341262135784" calcext:value-type="float">
            <text:p>-2,6634126214</text:p>
          </table:table-cell>
          <table:table-cell table:formula="of:=[.C280]*[.D280]" office:value-type="float" office:value="-2.26239256632906" calcext:value-type="float">
            <text:p>-2,2623925663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S((2*[.A281]-1)*PI()/(2*[.$B$8]))" office:value-type="float" office:value="-0.53483083338231" calcext:value-type="float">
            <text:p>-0,5348308334</text:p>
          </table:table-cell>
          <table:table-cell table:formula="of:=SQRT(1-[.B281]^2)" office:value-type="float" office:value="0.844959158577255" calcext:value-type="float">
            <text:p>0,8449591586</text:p>
          </table:table-cell>
          <table:table-cell table:formula="of:=LN((([.$B$25]^2)/4)*(([.B281]+1)/2)^2)" office:value-type="float" office:value="-2.69385909055734" calcext:value-type="float">
            <text:p>-2,6938590906</text:p>
          </table:table-cell>
          <table:table-cell table:formula="of:=[.C281]*[.D281]" office:value-type="float" office:value="-2.27620091048302" calcext:value-type="float">
            <text:p>-2,2762009105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S((2*[.A282]-1)*PI()/(2*[.$B$8]))" office:value-type="float" office:value="-0.541928448162748" calcext:value-type="float">
            <text:p>-0,5419284482</text:p>
          </table:table-cell>
          <table:table-cell table:formula="of:=SQRT(1-[.B282]^2)" office:value-type="float" office:value="0.840424629025064" calcext:value-type="float">
            <text:p>0,840424629</text:p>
          </table:table-cell>
          <table:table-cell table:formula="of:=LN((([.$B$25]^2)/4)*(([.B282]+1)/2)^2)" office:value-type="float" office:value="-2.72461057050805" calcext:value-type="float">
            <text:p>-2,7246105705</text:p>
          </table:table-cell>
          <table:table-cell table:formula="of:=[.C282]*[.D282]" office:value-type="float" office:value="-2.28982982795699" calcext:value-type="float">
            <text:p>-2,289829828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S((2*[.A283]-1)*PI()/(2*[.$B$8]))" office:value-type="float" office:value="-0.54898761957208" calcext:value-type="float">
            <text:p>-0,5489876196</text:p>
          </table:table-cell>
          <table:table-cell table:formula="of:=SQRT(1-[.B283]^2)" office:value-type="float" office:value="0.83583048135168" calcext:value-type="float">
            <text:p>0,8358304814</text:p>
          </table:table-cell>
          <table:table-cell table:formula="of:=LN((([.$B$25]^2)/4)*(([.B283]+1)/2)^2)" office:value-type="float" office:value="-2.75567178739876" calcext:value-type="float">
            <text:p>-2,7556717874</text:p>
          </table:table-cell>
          <table:table-cell table:formula="of:=[.C283]*[.D283]" office:value-type="float" office:value="-2.30327447650875" calcext:value-type="float">
            <text:p>-2,3032744765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COS((2*[.A284]-1)*PI()/(2*[.$B$8]))" office:value-type="float" office:value="-0.556007846846143" calcext:value-type="float">
            <text:p>-0,5560078468</text:p>
          </table:table-cell>
          <table:table-cell table:formula="of:=SQRT(1-[.B284]^2)" office:value-type="float" office:value="0.831177041457183" calcext:value-type="float">
            <text:p>0,8311770415</text:p>
          </table:table-cell>
          <table:table-cell table:formula="of:=LN((([.$B$25]^2)/4)*(([.B284]+1)/2)^2)" office:value-type="float" office:value="-2.78704758937164" calcext:value-type="float">
            <text:p>-2,7870475894</text:p>
          </table:table-cell>
          <table:table-cell table:formula="of:=[.C284]*[.D284]" office:value-type="float" office:value="-2.3165299697343" calcext:value-type="float">
            <text:p>-2,3165299697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COS((2*[.A285]-1)*PI()/(2*[.$B$8]))" office:value-type="float" office:value="-0.562988631983395" calcext:value-type="float">
            <text:p>-0,562988632</text:p>
          </table:table-cell>
          <table:table-cell table:formula="of:=SQRT(1-[.B285]^2)" office:value-type="float" office:value="0.82646463944773" calcext:value-type="float">
            <text:p>0,8264646394</text:p>
          </table:table-cell>
          <table:table-cell table:formula="of:=LN((([.$B$25]^2)/4)*(([.B285]+1)/2)^2)" office:value-type="float" office:value="-2.81874295071953" calcext:value-type="float">
            <text:p>-2,8187429507</text:p>
          </table:table-cell>
          <table:table-cell table:formula="of:=[.C285]*[.D285]" office:value-type="float" office:value="-2.32959137646224" calcext:value-type="float">
            <text:p>-2,3295913765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COS((2*[.A286]-1)*PI()/(2*[.$B$8]))" office:value-type="float" office:value="-0.569929479780245" calcext:value-type="float">
            <text:p>-0,5699294798</text:p>
          </table:table-cell>
          <table:table-cell table:formula="of:=SQRT(1-[.B286]^2)" office:value-type="float" office:value="0.821693609612134" calcext:value-type="float">
            <text:p>0,8216936096</text:p>
          </table:table-cell>
          <table:table-cell table:formula="of:=LN((([.$B$25]^2)/4)*(([.B286]+1)/2)^2)" office:value-type="float" office:value="-2.85076297626585" calcext:value-type="float">
            <text:p>-2,8507629763</text:p>
          </table:table-cell>
          <table:table-cell table:formula="of:=[.C286]*[.D286]" office:value-type="float" office:value="-2.34245372011652" calcext:value-type="float">
            <text:p>-2,3424537201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COS((2*[.A287]-1)*PI()/(2*[.$B$8]))" office:value-type="float" office:value="-0.576829897866182" calcext:value-type="float">
            <text:p>-0,5768298979</text:p>
          </table:table-cell>
          <table:table-cell table:formula="of:=SQRT(1-[.B287]^2)" office:value-type="float" office:value="0.81686429039816" calcext:value-type="float">
            <text:p>0,8168642904</text:p>
          </table:table-cell>
          <table:table-cell table:formula="of:=LN((([.$B$25]^2)/4)*(([.B287]+1)/2)^2)" office:value-type="float" office:value="-2.88311290593665" calcext:value-type="float">
            <text:p>-2,8831129059</text:p>
          </table:table-cell>
          <table:table-cell table:formula="of:=[.C287]*[.D287]" office:value-type="float" office:value="-2.35511197804572" calcext:value-type="float">
            <text:p>-2,355111978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COS((2*[.A288]-1)*PI()/(2*[.$B$8]))" office:value-type="float" office:value="-0.583689396738699" calcext:value-type="float">
            <text:p>-0,5836893967</text:p>
          </table:table-cell>
          <table:table-cell table:formula="of:=SQRT(1-[.B288]^2)" office:value-type="float" office:value="0.811977024388506" calcext:value-type="float">
            <text:p>0,8119770244</text:p>
          </table:table-cell>
          <table:table-cell table:formula="of:=LN((([.$B$25]^2)/4)*(([.B288]+1)/2)^2)" office:value-type="float" office:value="-2.91579811953495" calcext:value-type="float">
            <text:p>-2,9157981195</text:p>
          </table:table-cell>
          <table:table-cell table:formula="of:=[.C288]*[.D288]" office:value-type="float" office:value="-2.36756108081759" calcext:value-type="float">
            <text:p>-2,3675610808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COS((2*[.A289]-1)*PI()/(2*[.$B$8]))" office:value-type="float" office:value="-0.590507489798022" calcext:value-type="float">
            <text:p>-0,5905074898</text:p>
          </table:table-cell>
          <table:table-cell table:formula="of:=SQRT(1-[.B289]^2)" office:value-type="float" office:value="0.807032158276508" calcext:value-type="float">
            <text:p>0,8070321583</text:p>
          </table:table-cell>
          <table:table-cell table:formula="of:=LN((([.$B$25]^2)/4)*(([.B289]+1)/2)^2)" office:value-type="float" office:value="-2.94882414172836" calcext:value-type="float">
            <text:p>-2,9488241417</text:p>
          </table:table-cell>
          <table:table-cell table:formula="of:=[.C289]*[.D289]" office:value-type="float" office:value="-2.37979591147691" calcext:value-type="float">
            <text:p>-2,3797959115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COS((2*[.A290]-1)*PI()/(2*[.$B$8]))" office:value-type="float" office:value="-0.597283693381626" calcext:value-type="float">
            <text:p>-0,5972836934</text:p>
          </table:table-cell>
          <table:table-cell table:formula="of:=SQRT(1-[.B290]^2)" office:value-type="float" office:value="0.802030042841541" calcext:value-type="float">
            <text:p>0,8020300428</text:p>
          </table:table-cell>
          <table:table-cell table:formula="of:=LN((([.$B$25]^2)/4)*(([.B290]+1)/2)^2)" office:value-type="float" office:value="-2.98219664726135" calcext:value-type="float">
            <text:p>-2,9821966473</text:p>
          </table:table-cell>
          <table:table-cell table:formula="of:=[.C290]*[.D290]" office:value-type="float" office:value="-2.39181130476492" calcext:value-type="float">
            <text:p>-2,3918113048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COS((2*[.A291]-1)*PI()/(2*[.$B$8]))" office:value-type="float" office:value="-0.604017526798545" calcext:value-type="float">
            <text:p>-0,6040175268</text:p>
          </table:table-cell>
          <table:table-cell table:formula="of:=SQRT(1-[.B291]^2)" office:value-type="float" office:value="0.796971032924139" calcext:value-type="float">
            <text:p>0,7969710329</text:p>
          </table:table-cell>
          <table:table-cell table:formula="of:=LN((([.$B$25]^2)/4)*(([.B291]+1)/2)^2)" office:value-type="float" office:value="-3.01592146640453" calcext:value-type="float">
            <text:p>-3,0159214664</text:p>
          </table:table-cell>
          <table:table-cell table:formula="of:=[.C291]*[.D291]" office:value-type="float" office:value="-2.40360204629851" calcext:value-type="float">
            <text:p>-2,4036020463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COS((2*[.A292]-1)*PI()/(2*[.$B$8]))" office:value-type="float" office:value="-0.610708512363472" calcext:value-type="float">
            <text:p>-0,6107085124</text:p>
          </table:table-cell>
          <table:table-cell table:formula="of:=SQRT(1-[.B292]^2)" office:value-type="float" office:value="0.791855487400823" calcext:value-type="float">
            <text:p>0,7918554874</text:p>
          </table:table-cell>
          <table:table-cell table:formula="of:=LN((([.$B$25]^2)/4)*(([.B292]+1)/2)^2)" office:value-type="float" office:value="-3.05000459065395" calcext:value-type="float">
            <text:p>-3,0500045907</text:p>
          </table:table-cell>
          <table:table-cell table:formula="of:=[.C292]*[.D292]" office:value-type="float" office:value="-2.41516287170703" calcext:value-type="float">
            <text:p>-2,4151628717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S((2*[.A293]-1)*PI()/(2*[.$B$8]))" office:value-type="float" office:value="-0.617356175430646" calcext:value-type="float">
            <text:p>-0,6173561754</text:p>
          </table:table-cell>
          <table:table-cell table:formula="of:=SQRT(1-[.B293]^2)" office:value-type="float" office:value="0.786683769158641" calcext:value-type="float">
            <text:p>0,7866837692</text:p>
          </table:table-cell>
          <table:table-cell table:formula="of:=LN((([.$B$25]^2)/4)*(([.B293]+1)/2)^2)" office:value-type="float" office:value="-3.08445217869428" calcext:value-type="float">
            <text:p>-3,0844521787</text:p>
          </table:table-cell>
          <table:table-cell table:formula="of:=[.C293]*[.D293]" office:value-type="float" office:value="-2.4264884657248" calcext:value-type="float">
            <text:p>-2,4264884657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COS((2*[.A294]-1)*PI()/(2*[.$B$8]))" office:value-type="float" office:value="-0.62396004442752" calcext:value-type="float">
            <text:p>-0,6239600444</text:p>
          </table:table-cell>
          <table:table-cell table:formula="of:=SQRT(1-[.B294]^2)" office:value-type="float" office:value="0.781456245069426" calcext:value-type="float">
            <text:p>0,7814562451</text:p>
          </table:table-cell>
          <table:table-cell table:formula="of:=LN((([.$B$25]^2)/4)*(([.B294]+1)/2)^2)" office:value-type="float" office:value="-3.11927056264073" calcext:value-type="float">
            <text:p>-3,1192705626</text:p>
          </table:table-cell>
          <table:table-cell table:formula="of:=[.C294]*[.D294]" office:value-type="float" office:value="-2.43757346123682" calcext:value-type="float">
            <text:p>-2,4375734612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COS((2*[.A295]-1)*PI()/(2*[.$B$8]))" office:value-type="float" office:value="-0.630519650888215" calcext:value-type="float">
            <text:p>-0,6305196509</text:p>
          </table:table-cell>
          <table:table-cell table:formula="of:=SQRT(1-[.B295]^2)" office:value-type="float" office:value="0.776173285963774" calcext:value-type="float">
            <text:p>0,776173286</text:p>
          </table:table-cell>
          <table:table-cell table:formula="of:=LN((([.$B$25]^2)/4)*(([.B295]+1)/2)^2)" office:value-type="float" office:value="-3.15446625457544" calcext:value-type="float">
            <text:p>-3,1544662546</text:p>
          </table:table-cell>
          <table:table-cell table:formula="of:=[.C295]*[.D295]" office:value-type="float" office:value="-2.44841243827566" calcext:value-type="float">
            <text:p>-2,4484124383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S((2*[.A296]-1)*PI()/(2*[.$B$8]))" office:value-type="float" office:value="-0.637034529486753" calcext:value-type="float">
            <text:p>-0,6370345295</text:p>
          </table:table-cell>
          <table:table-cell table:formula="of:=SQRT(1-[.B296]^2)" office:value-type="float" office:value="0.770835266604734" calcext:value-type="float">
            <text:p>0,7708352666</text:p>
          </table:table-cell>
          <table:table-cell table:formula="of:=LN((([.$B$25]^2)/4)*(([.B296]+1)/2)^2)" office:value-type="float" office:value="-3.19004595339521" calcext:value-type="float">
            <text:p>-3,1900459534</text:p>
          </table:table-cell>
          <table:table-cell table:formula="of:=[.C296]*[.D296]" office:value-type="float" office:value="-2.45899992296675" calcext:value-type="float">
            <text:p>-2,458999923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COS((2*[.A297]-1)*PI()/(2*[.$B$8]))" office:value-type="float" office:value="-0.643504218070065" calcext:value-type="float">
            <text:p>-0,6435042181</text:p>
          </table:table-cell>
          <table:table-cell table:formula="of:=SQRT(1-[.B297]^2)" office:value-type="float" office:value="0.765442565661222" calcext:value-type="float">
            <text:p>0,7654425657</text:p>
          </table:table-cell>
          <table:table-cell table:formula="of:=LN((([.$B$25]^2)/4)*(([.B297]+1)/2)^2)" office:value-type="float" office:value="-3.22601655198843" calcext:value-type="float">
            <text:p>-3,226016552</text:p>
          </table:table-cell>
          <table:table-cell table:formula="of:=[.C297]*[.D297]" office:value-type="float" office:value="-2.46933038641959" calcext:value-type="float">
            <text:p>-2,4693303864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COS((2*[.A298]-1)*PI()/(2*[.$B$8]))" office:value-type="float" office:value="-0.649928257690774" calcext:value-type="float">
            <text:p>-0,6499282577</text:p>
          </table:table-cell>
          <table:table-cell table:formula="of:=SQRT(1-[.B298]^2)" office:value-type="float" office:value="0.759995565681165" calcext:value-type="float">
            <text:p>0,7599955657</text:p>
          </table:table-cell>
          <table:table-cell table:formula="of:=LN((([.$B$25]^2)/4)*(([.B298]+1)/2)^2)" office:value-type="float" office:value="-3.26238514476057" calcext:value-type="float">
            <text:p>-3,2623851448</text:p>
          </table:table-cell>
          <table:table-cell table:formula="of:=[.C298]*[.D298]" office:value-type="float" office:value="-2.47939824356214" calcext:value-type="float">
            <text:p>-2,479398243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COS((2*[.A299]-1)*PI()/(2*[.$B$8]))" office:value-type="float" office:value="-0.656306192639756" calcext:value-type="float">
            <text:p>-0,6563061926</text:p>
          </table:table-cell>
          <table:table-cell table:formula="of:=SQRT(1-[.B299]^2)" office:value-type="float" office:value="0.754494653064359" calcext:value-type="float">
            <text:p>0,7544946531</text:p>
          </table:table-cell>
          <table:table-cell table:formula="of:=LN((([.$B$25]^2)/4)*(([.B299]+1)/2)^2)" office:value-type="float" office:value="-3.29915903552853" calcext:value-type="float">
            <text:p>-3,2991590355</text:p>
          </table:table-cell>
          <table:table-cell table:formula="of:=[.C299]*[.D299]" office:value-type="float" office:value="-2.48919785191524" calcext:value-type="float">
            <text:p>-2,4891978519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COS((2*[.A300]-1)*PI()/(2*[.$B$8]))" office:value-type="float" office:value="-0.662637570478463" calcext:value-type="float">
            <text:p>-0,6626375705</text:p>
          </table:table-cell>
          <table:table-cell table:formula="of:=SQRT(1-[.B300]^2)" office:value-type="float" office:value="0.748940218035058" calcext:value-type="float">
            <text:p>0,748940218</text:p>
          </table:table-cell>
          <table:table-cell table:formula="of:=LN((([.$B$25]^2)/4)*(([.B300]+1)/2)^2)" office:value-type="float" office:value="-3.33634574580591" calcext:value-type="float">
            <text:p>-3,3363457458</text:p>
          </table:table-cell>
          <table:table-cell table:formula="of:=[.C300]*[.D300]" office:value-type="float" office:value="-2.49872351030421" calcext:value-type="float">
            <text:p>-2,4987235103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COS((2*[.A301]-1)*PI()/(2*[.$B$8]))" office:value-type="float" office:value="-0.668921942071018" calcext:value-type="float">
            <text:p>-0,6689219421</text:p>
          </table:table-cell>
          <table:table-cell table:formula="of:=SQRT(1-[.B301]^2)" office:value-type="float" office:value="0.743332654614297" calcext:value-type="float">
            <text:p>0,7433326546</text:p>
          </table:table-cell>
          <table:table-cell table:formula="of:=LN((([.$B$25]^2)/4)*(([.B301]+1)/2)^2)" office:value-type="float" office:value="-3.37395302350259" calcext:value-type="float">
            <text:p>-3,3739530235</text:p>
          </table:table-cell>
          <table:table-cell table:formula="of:=[.C301]*[.D301]" office:value-type="float" office:value="-2.50796945750412" calcext:value-type="float">
            <text:p>-2,5079694575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COS((2*[.A302]-1)*PI()/(2*[.$B$8]))" office:value-type="float" office:value="-0.675158861616082" calcext:value-type="float">
            <text:p>-0,6751588616</text:p>
          </table:table-cell>
          <table:table-cell table:formula="of:=SQRT(1-[.B302]^2)" office:value-type="float" office:value="0.737672360591934" calcext:value-type="float">
            <text:p>0,7376723606</text:p>
          </table:table-cell>
          <table:table-cell table:formula="of:=LN((([.$B$25]^2)/4)*(([.B302]+1)/2)^2)" office:value-type="float" office:value="-3.41198885206379" calcext:value-type="float">
            <text:p>-3,4119888521</text:p>
          </table:table-cell>
          <table:table-cell table:formula="of:=[.C302]*[.D302]" office:value-type="float" office:value="-2.51692987081526" calcext:value-type="float">
            <text:p>-2,5169298708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COS((2*[.A303]-1)*PI()/(2*[.$B$8]))" office:value-type="float" office:value="-0.681347886678469" calcext:value-type="float">
            <text:p>-0,6813478867</text:p>
          </table:table-cell>
          <table:table-cell table:formula="of:=SQRT(1-[.B303]^2)" office:value-type="float" office:value="0.73195973749844" calcext:value-type="float">
            <text:p>0,7319597375</text:p>
          </table:table-cell>
          <table:table-cell table:formula="of:=LN((([.$B$25]^2)/4)*(([.B303]+1)/2)^2)" office:value-type="float" office:value="-3.45046146007534" calcext:value-type="float">
            <text:p>-3,4504614601</text:p>
          </table:table-cell>
          <table:table-cell table:formula="of:=[.C303]*[.D303]" office:value-type="float" office:value="-2.52559886456523" calcext:value-type="float">
            <text:p>-2,5255988646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COS((2*[.A304]-1)*PI()/(2*[.$B$8]))" office:value-type="float" office:value="-0.687488578220539" calcext:value-type="float">
            <text:p>-0,6874885782</text:p>
          </table:table-cell>
          <table:table-cell table:formula="of:=SQRT(1-[.B304]^2)" office:value-type="float" office:value="0.726195190576406" calcext:value-type="float">
            <text:p>0,7261951906</text:p>
          </table:table-cell>
          <table:table-cell table:formula="of:=LN((([.$B$25]^2)/4)*(([.B304]+1)/2)^2)" office:value-type="float" office:value="-3.48937933136434" calcext:value-type="float">
            <text:p>-3,4893793314</text:p>
          </table:table-cell>
          <table:table-cell table:formula="of:=[.C304]*[.D304]" office:value-type="float" office:value="-2.5339704885335" calcext:value-type="float">
            <text:p>-2,5339704885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COS((2*[.A305]-1)*PI()/(2*[.$B$8]))" office:value-type="float" office:value="-0.69358050063334" calcext:value-type="float">
            <text:p>-0,6935805006</text:p>
          </table:table-cell>
          <table:table-cell table:formula="of:=SQRT(1-[.B305]^2)" office:value-type="float" office:value="0.720379128751803" calcext:value-type="float">
            <text:p>0,7203791288</text:p>
          </table:table-cell>
          <table:table-cell table:formula="of:=LN((([.$B$25]^2)/4)*(([.B305]+1)/2)^2)" office:value-type="float" office:value="-3.52875121562576" calcext:value-type="float">
            <text:p>-3,5287512156</text:p>
          </table:table-cell>
          <table:table-cell table:formula="of:=[.C305]*[.D305]" office:value-type="float" office:value="-2.54203872629435" calcext:value-type="float">
            <text:p>-2,5420387263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COS((2*[.A306]-1)*PI()/(2*[.$B$8]))" office:value-type="float" office:value="-0.699623221767507" calcext:value-type="float">
            <text:p>-0,6996232218</text:p>
          </table:table-cell>
          <table:table-cell table:formula="of:=SQRT(1-[.B306]^2)" office:value-type="float" office:value="0.71451196460497" calcext:value-type="float">
            <text:p>0,7145119646</text:p>
          </table:table-cell>
          <table:table-cell table:formula="of:=LN((([.$B$25]^2)/4)*(([.B306]+1)/2)^2)" office:value-type="float" office:value="-3.56858613960855" calcext:value-type="float">
            <text:p>-3,5685861396</text:p>
          </table:table-cell>
          <table:table-cell table:formula="of:=[.C306]*[.D306]" office:value-type="float" office:value="-2.54979749347377" calcext:value-type="float">
            <text:p>-2,5497974935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COS((2*[.A307]-1)*PI()/(2*[.$B$8]))" office:value-type="float" office:value="-0.705616312963921" calcext:value-type="float">
            <text:p>-0,705616313</text:p>
          </table:table-cell>
          <table:table-cell table:formula="of:=SQRT(1-[.B307]^2)" office:value-type="float" office:value="0.708594114341349" calcext:value-type="float">
            <text:p>0,7085941143</text:p>
          </table:table-cell>
          <table:table-cell table:formula="of:=LN((([.$B$25]^2)/4)*(([.B307]+1)/2)^2)" office:value-type="float" office:value="-3.60889341889676" calcext:value-type="float">
            <text:p>-3,6088934189</text:p>
          </table:table-cell>
          <table:table-cell table:formula="of:=[.C307]*[.D307]" office:value-type="float" office:value="-2.55724063591548" calcext:value-type="float">
            <text:p>-2,5572406359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COS((2*[.A308]-1)*PI()/(2*[.$B$8]))" office:value-type="float" office:value="-0.711559349084118" calcext:value-type="float">
            <text:p>-0,7115593491</text:p>
          </table:table-cell>
          <table:table-cell table:formula="of:=SQRT(1-[.B308]^2)" office:value-type="float" office:value="0.702625997761957" calcext:value-type="float">
            <text:p>0,7026259978</text:p>
          </table:table-cell>
          <table:table-cell table:formula="of:=LN((([.$B$25]^2)/4)*(([.B308]+1)/2)^2)" office:value-type="float" office:value="-3.64968267032415" calcext:value-type="float">
            <text:p>-3,6496826703</text:p>
          </table:table-cell>
          <table:table-cell table:formula="of:=[.C308]*[.D308]" office:value-type="float" office:value="-2.56436192775103" calcext:value-type="float">
            <text:p>-2,5643619278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COS((2*[.A309]-1)*PI()/(2*[.$B$8]))" office:value-type="float" office:value="-0.717451908540444" calcext:value-type="float">
            <text:p>-0,7174519085</text:p>
          </table:table-cell>
          <table:table-cell table:formula="of:=SQRT(1-[.B309]^2)" office:value-type="float" office:value="0.696608038233607" calcext:value-type="float">
            <text:p>0,6966080382</text:p>
          </table:table-cell>
          <table:table-cell table:formula="of:=LN((([.$B$25]^2)/4)*(([.B309]+1)/2)^2)" office:value-type="float" office:value="-3.69096382506358" calcext:value-type="float">
            <text:p>-3,6909638251</text:p>
          </table:table-cell>
          <table:table-cell table:formula="of:=[.C309]*[.D309]" office:value-type="float" office:value="-2.57115506936875" calcext:value-type="float">
            <text:p>-2,5711550694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COS((2*[.A310]-1)*PI()/(2*[.$B$8]))" office:value-type="float" office:value="-0.723293573325961" calcext:value-type="float">
            <text:p>-0,7232935733</text:p>
          </table:table-cell>
          <table:table-cell table:formula="of:=SQRT(1-[.B310]^2)" office:value-type="float" office:value="0.690540662658878" calcext:value-type="float">
            <text:p>0,6905406627</text:p>
          </table:table-cell>
          <table:table-cell table:formula="of:=LN((([.$B$25]^2)/4)*(([.B310]+1)/2)^2)" office:value-type="float" office:value="-3.73274714243568" calcext:value-type="float">
            <text:p>-3,7327471424</text:p>
          </table:table-cell>
          <table:table-cell table:formula="of:=[.C310]*[.D310]" office:value-type="float" office:value="-2.57761368527557" calcext:value-type="float">
            <text:p>-2,5776136853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COS((2*[.A311]-1)*PI()/(2*[.$B$8]))" office:value-type="float" office:value="-0.729083929044107" calcext:value-type="float">
            <text:p>-0,729083929</text:p>
          </table:table-cell>
          <table:table-cell table:formula="of:=SQRT(1-[.B311]^2)" office:value-type="float" office:value="0.684424301445826" calcext:value-type="float">
            <text:p>0,6844243014</text:p>
          </table:table-cell>
          <table:table-cell table:formula="of:=LN((([.$B$25]^2)/4)*(([.B311]+1)/2)^2)" office:value-type="float" office:value="-3.77504322448477" calcext:value-type="float">
            <text:p>-3,7750432245</text:p>
          </table:table-cell>
          <table:table-cell table:formula="of:=[.C311]*[.D311]" office:value-type="float" office:value="-2.58373132184579" calcext:value-type="float">
            <text:p>-2,5837313218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COS((2*[.A312]-1)*PI()/(2*[.$B$8]))" office:value-type="float" office:value="-0.734822564938084" calcext:value-type="float">
            <text:p>-0,7348225649</text:p>
          </table:table-cell>
          <table:table-cell table:formula="of:=SQRT(1-[.B312]^2)" office:value-type="float" office:value="0.678259388477458" calcext:value-type="float">
            <text:p>0,6782593885</text:p>
          </table:table-cell>
          <table:table-cell table:formula="of:=LN((([.$B$25]^2)/4)*(([.B312]+1)/2)^2)" office:value-type="float" office:value="-3.81786303137372" calcext:value-type="float">
            <text:p>-3,8178630314</text:p>
          </table:table-cell>
          <table:table-cell table:formula="of:=[.C312]*[.D312]" office:value-type="float" office:value="-2.58950144495023" calcext:value-type="float">
            <text:p>-2,589501445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COS((2*[.A313]-1)*PI()/(2*[.$B$8]))" office:value-type="float" office:value="-0.740509073919999" calcext:value-type="float">
            <text:p>-0,7405090739</text:p>
          </table:table-cell>
          <table:table-cell table:formula="of:=SQRT(1-[.B313]^2)" office:value-type="float" office:value="0.672046361080949" calcext:value-type="float">
            <text:p>0,6720463611</text:p>
          </table:table-cell>
          <table:table-cell table:formula="of:=LN((([.$B$25]^2)/4)*(([.B313]+1)/2)^2)" office:value-type="float" office:value="-3.86121789765361" calcext:value-type="float">
            <text:p>-3,8612178977</text:p>
          </table:table-cell>
          <table:table-cell table:formula="of:=[.C313]*[.D313]" office:value-type="float" office:value="-2.59491743745874" calcext:value-type="float">
            <text:p>-2,5949174375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COS((2*[.A314]-1)*PI()/(2*[.$B$8]))" office:value-type="float" office:value="-0.746143052599746" calcext:value-type="float">
            <text:p>-0,7461430526</text:p>
          </table:table-cell>
          <table:table-cell table:formula="of:=SQRT(1-[.B314]^2)" office:value-type="float" office:value="0.665785659996618" calcext:value-type="float">
            <text:p>0,66578566</text:p>
          </table:table-cell>
          <table:table-cell table:formula="of:=LN((([.$B$25]^2)/4)*(([.B314]+1)/2)^2)" office:value-type="float" office:value="-3.90511954946858" calcext:value-type="float">
            <text:p>-3,9051195495</text:p>
          </table:table-cell>
          <table:table-cell table:formula="of:=[.C314]*[.D314]" office:value-type="float" office:value="-2.59997259660863" calcext:value-type="float">
            <text:p>-2,5999725966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COS((2*[.A315]-1)*PI()/(2*[.$B$8]))" office:value-type="float" office:value="-0.751724101313616" calcext:value-type="float">
            <text:p>-0,7517241013</text:p>
          </table:table-cell>
          <table:table-cell table:formula="of:=SQRT(1-[.B315]^2)" office:value-type="float" office:value="0.659477729346667" calcext:value-type="float">
            <text:p>0,6594777293</text:p>
          </table:table-cell>
          <table:table-cell table:formula="of:=LN((([.$B$25]^2)/4)*(([.B315]+1)/2)^2)" office:value-type="float" office:value="-3.94958012276098" calcext:value-type="float">
            <text:p>-3,9495801228</text:p>
          </table:table-cell>
          <table:table-cell table:formula="of:=[.C315]*[.D315]" office:value-type="float" office:value="-2.60466013123114" calcext:value-type="float">
            <text:p>-2,6046601312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COS((2*[.A316]-1)*PI()/(2*[.$B$8]))" office:value-type="float" office:value="-0.757251824152652" calcext:value-type="float">
            <text:p>-0,7572518242</text:p>
          </table:table-cell>
          <table:table-cell table:formula="of:=SQRT(1-[.B316]^2)" office:value-type="float" office:value="0.653123016603672" calcext:value-type="float">
            <text:p>0,6531230166</text:p>
          </table:table-cell>
          <table:table-cell table:formula="of:=LN((([.$B$25]^2)/4)*(([.B316]+1)/2)^2)" office:value-type="float" office:value="-3.99461218254763" calcext:value-type="float">
            <text:p>-3,9946121825</text:p>
          </table:table-cell>
          <table:table-cell table:formula="of:=[.C316]*[.D316]" office:value-type="float" office:value="-2.60897315882729" calcext:value-type="float">
            <text:p>-2,6089731588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COS((2*[.A317]-1)*PI()/(2*[.$B$8]))" office:value-type="float" office:value="-0.762725828990733" calcext:value-type="float">
            <text:p>-0,762725829</text:p>
          </table:table-cell>
          <table:table-cell table:formula="of:=SQRT(1-[.B317]^2)" office:value-type="float" office:value="0.646721972558842" calcext:value-type="float">
            <text:p>0,6467219726</text:p>
          </table:table-cell>
          <table:table-cell table:formula="of:=LN((([.$B$25]^2)/4)*(([.B317]+1)/2)^2)" office:value-type="float" office:value="-4.04022874334347" calcext:value-type="float">
            <text:p>-4,0402287433</text:p>
          </table:table-cell>
          <table:table-cell table:formula="of:=[.C317]*[.D317]" office:value-type="float" office:value="-2.61290470248402" calcext:value-type="float">
            <text:p>-2,6129047025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COS((2*[.A318]-1)*PI()/(2*[.$B$8]))" office:value-type="float" office:value="-0.768145727512389" calcext:value-type="float">
            <text:p>-0,7681457275</text:p>
          </table:table-cell>
          <table:table-cell table:formula="of:=SQRT(1-[.B318]^2)" office:value-type="float" office:value="0.640275051290039" calcext:value-type="float">
            <text:p>0,6402750513</text:p>
          </table:table-cell>
          <table:table-cell table:formula="of:=LN((([.$B$25]^2)/4)*(([.B318]+1)/2)^2)" office:value-type="float" office:value="-4.08644329081578" calcext:value-type="float">
            <text:p>-4,0864432908</text:p>
          </table:table-cell>
          <table:table-cell table:formula="of:=[.C318]*[.D318]" office:value-type="float" office:value="-2.61644768762091" calcext:value-type="float">
            <text:p>-2,6164476876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COS((2*[.A319]-1)*PI()/(2*[.$B$8]))" office:value-type="float" office:value="-0.773511135240351" calcext:value-type="float">
            <text:p>-0,7735111352</text:p>
          </table:table-cell>
          <table:table-cell table:formula="of:=SQRT(1-[.B319]^2)" office:value-type="float" office:value="0.633782710129571" calcext:value-type="float">
            <text:p>0,6337827101</text:p>
          </table:table-cell>
          <table:table-cell table:formula="of:=LN((([.$B$25]^2)/4)*(([.B319]+1)/2)^2)" office:value-type="float" office:value="-4.13326980475889" calcext:value-type="float">
            <text:p>-4,1332698048</text:p>
          </table:table-cell>
          <table:table-cell table:formula="of:=[.C319]*[.D319]" office:value-type="float" office:value="-2.61959493855681" calcext:value-type="float">
            <text:p>-2,6195949386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COS((2*[.A320]-1)*PI()/(2*[.$B$8]))" office:value-type="float" office:value="-0.778821671562821" calcext:value-type="float">
            <text:p>-0,7788216716</text:p>
          </table:table-cell>
          <table:table-cell table:formula="of:=SQRT(1-[.B320]^2)" office:value-type="float" office:value="0.627245409631743" calcext:value-type="float">
            <text:p>0,6272454096</text:p>
          </table:table-cell>
          <table:table-cell table:formula="of:=LN((([.$B$25]^2)/4)*(([.B320]+1)/2)^2)" office:value-type="float" office:value="-4.18072278348717" calcext:value-type="float">
            <text:p>-4,1807227835</text:p>
          </table:table-cell>
          <table:table-cell table:formula="of:=[.C320]*[.D320]" office:value-type="float" office:value="-2.62233917488517" calcext:value-type="float">
            <text:p>-2,6223391749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COS((2*[.A321]-1)*PI()/(2*[.$B$8]))" office:value-type="float" office:value="-0.784076959760477" calcext:value-type="float">
            <text:p>-0,7840769598</text:p>
          </table:table-cell>
          <table:table-cell table:formula="of:=SQRT(1-[.B321]^2)" office:value-type="float" office:value="0.620663613540191" calcext:value-type="float">
            <text:p>0,6206636135</text:p>
          </table:table-cell>
          <table:table-cell table:formula="of:=LN((([.$B$25]^2)/4)*(([.B321]+1)/2)^2)" office:value-type="float" office:value="-4.22881726975283" calcext:value-type="float">
            <text:p>-4,2288172698</text:p>
          </table:table-cell>
          <table:table-cell table:formula="of:=[.C321]*[.D321]" office:value-type="float" office:value="-2.62467300764596" calcext:value-type="float">
            <text:p>-2,624673007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COS((2*[.A322]-1)*PI()/(2*[.$B$8]))" office:value-type="float" office:value="-0.78927662703319" calcext:value-type="float">
            <text:p>-0,789276627</text:p>
          </table:table-cell>
          <table:table-cell table:formula="of:=SQRT(1-[.B322]^2)" office:value-type="float" office:value="0.614037788754984" calcext:value-type="float">
            <text:p>0,6140377888</text:p>
          </table:table-cell>
          <table:table-cell table:formula="of:=LN((([.$B$25]^2)/4)*(([.B322]+1)/2)^2)" office:value-type="float" office:value="-4.27756887830417" calcext:value-type="float">
            <text:p>-4,2775688783</text:p>
          </table:table-cell>
          <table:table-cell table:formula="of:=[.C322]*[.D322]" office:value-type="float" office:value="-2.62658893528103" calcext:value-type="float">
            <text:p>-2,626588935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COS((2*[.A323]-1)*PI()/(2*[.$B$8]))" office:value-type="float" office:value="-0.794420304526476" calcext:value-type="float">
            <text:p>-0,7944203045</text:p>
          </table:table-cell>
          <table:table-cell table:formula="of:=SQRT(1-[.B323]^2)" office:value-type="float" office:value="0.607368405299503" calcext:value-type="float">
            <text:p>0,6073684053</text:p>
          </table:table-cell>
          <table:table-cell table:formula="of:=LN((([.$B$25]^2)/4)*(([.B323]+1)/2)^2)" office:value-type="float" office:value="-4.32699382521059" calcext:value-type="float">
            <text:p>-4,3269938252</text:p>
          </table:table-cell>
          <table:table-cell table:formula="of:=[.C323]*[.D323]" office:value-type="float" office:value="-2.62807933935895" calcext:value-type="float">
            <text:p>-2,6280793394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COS((2*[.A324]-1)*PI()/(2*[.$B$8]))" office:value-type="float" office:value="-0.799507627357658" calcext:value-type="float">
            <text:p>-0,7995076274</text:p>
          </table:table-cell>
          <table:table-cell table:formula="of:=SQRT(1-[.B324]^2)" office:value-type="float" office:value="0.600655936287097" calcext:value-type="float">
            <text:p>0,6006559363</text:p>
          </table:table-cell>
          <table:table-cell table:formula="of:=LN((([.$B$25]^2)/4)*(([.B324]+1)/2)^2)" office:value-type="float" office:value="-4.37710895909207" calcext:value-type="float">
            <text:p>-4,3771089591</text:p>
          </table:table-cell>
          <table:table-cell table:formula="of:=[.C324]*[.D324]" office:value-type="float" office:value="-2.62913648005409" calcext:value-type="float">
            <text:p>-2,6291364801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S((2*[.A325]-1)*PI()/(2*[.$B$8]))" office:value-type="float" office:value="-0.804538234641752" calcext:value-type="float">
            <text:p>-0,8045382346</text:p>
          </table:table-cell>
          <table:table-cell table:formula="of:=SQRT(1-[.B325]^2)" office:value-type="float" office:value="0.593900857887521" calcext:value-type="float">
            <text:p>0,5939008579</text:p>
          </table:table-cell>
          <table:table-cell table:formula="of:=LN((([.$B$25]^2)/4)*(([.B325]+1)/2)^2)" office:value-type="float" office:value="-4.42793179440334" calcext:value-type="float">
            <text:p>-4,4279317944</text:p>
          </table:table-cell>
          <table:table-cell table:formula="of:=[.C325]*[.D325]" office:value-type="float" office:value="-2.62975249136357" calcext:value-type="float">
            <text:p>-2,6297524914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COS((2*[.A326]-1)*PI()/(2*[.$B$8]))" office:value-type="float" office:value="-0.809511769517065" calcext:value-type="float">
            <text:p>-0,8095117695</text:p>
          </table:table-cell>
          <table:table-cell table:formula="of:=SQRT(1-[.B326]^2)" office:value-type="float" office:value="0.587103649293163" calcext:value-type="float">
            <text:p>0,5871036493</text:p>
          </table:table-cell>
          <table:table-cell table:formula="of:=LN((([.$B$25]^2)/4)*(([.B326]+1)/2)^2)" office:value-type="float" office:value="-4.47948054693727" calcext:value-type="float">
            <text:p>-4,4794805469</text:p>
          </table:table-cell>
          <table:table-cell table:formula="of:=[.C326]*[.D326]" office:value-type="float" office:value="-2.62991937604461" calcext:value-type="float">
            <text:p>-2,62991937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COS((2*[.A327]-1)*PI()/(2*[.$B$8]))" office:value-type="float" office:value="-0.814427879170516" calcext:value-type="float">
            <text:p>-0,8144278792</text:p>
          </table:table-cell>
          <table:table-cell table:formula="of:=SQRT(1-[.B327]^2)" office:value-type="float" office:value="0.580264792685042" calcext:value-type="float">
            <text:p>0,5802647927</text:p>
          </table:table-cell>
          <table:table-cell table:formula="of:=LN((([.$B$25]^2)/4)*(([.B327]+1)/2)^2)" office:value-type="float" office:value="-4.53177417172745" calcext:value-type="float">
            <text:p>-4,5317741717</text:p>
          </table:table-cell>
          <table:table-cell table:formula="of:=[.C327]*[.D327]" office:value-type="float" office:value="-2.62962900025286" calcext:value-type="float">
            <text:p>-2,6296290003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COS((2*[.A328]-1)*PI()/(2*[.$B$8]))" office:value-type="float" office:value="-0.819286214862655" calcext:value-type="float">
            <text:p>-0,8192862149</text:p>
          </table:table-cell>
          <table:table-cell table:formula="of:=SQRT(1-[.B328]^2)" office:value-type="float" office:value="0.573384773198611" calcext:value-type="float">
            <text:p>0,5733847732</text:p>
          </table:table-cell>
          <table:table-cell table:formula="of:=LN((([.$B$25]^2)/4)*(([.B328]+1)/2)^2)" office:value-type="float" office:value="-4.58483240354697" calcext:value-type="float">
            <text:p>-4,5848324035</text:p>
          </table:table-cell>
          <table:table-cell table:formula="of:=[.C328]*[.D328]" office:value-type="float" office:value="-2.62887308786142" calcext:value-type="float">
            <text:p>-2,6288730879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COS((2*[.A329]-1)*PI()/(2*[.$B$8]))" office:value-type="float" office:value="-0.82408643195241" calcext:value-type="float">
            <text:p>-0,824086432</text:p>
          </table:table-cell>
          <table:table-cell table:formula="of:=SQRT(1-[.B329]^2)" office:value-type="float" office:value="0.566464078889338" calcext:value-type="float">
            <text:p>0,5664640789</text:p>
          </table:table-cell>
          <table:table-cell table:formula="of:=LN((([.$B$25]^2)/4)*(([.B329]+1)/2)^2)" office:value-type="float" office:value="-4.63867580022004" calcext:value-type="float">
            <text:p>-4,6386758002</text:p>
          </table:table-cell>
          <table:table-cell table:formula="of:=[.C329]*[.D329]" office:value-type="float" office:value="-2.62764321443791" calcext:value-type="float">
            <text:p>-2,6276432144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COS((2*[.A330]-1)*PI()/(2*[.$B$8]))" office:value-type="float" office:value="-0.82882818992153" calcext:value-type="float">
            <text:p>-0,8288281899</text:p>
          </table:table-cell>
          <table:table-cell table:formula="of:=SQRT(1-[.B330]^2)" office:value-type="float" office:value="0.559503200698084" calcext:value-type="float">
            <text:p>0,5595032007</text:p>
          </table:table-cell>
          <table:table-cell table:formula="of:=LN((([.$B$25]^2)/4)*(([.B330]+1)/2)^2)" office:value-type="float" office:value="-4.69332578898401" calcext:value-type="float">
            <text:p>-4,693325789</text:p>
          </table:table-cell>
          <table:table-cell table:formula="of:=[.C330]*[.D330]" office:value-type="float" office:value="-2.62593080085542" calcext:value-type="float">
            <text:p>-2,6259308009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COS((2*[.A331]-1)*PI()/(2*[.$B$8]))" office:value-type="float" office:value="-0.833511152398743" calcext:value-type="float">
            <text:p>-0,8335111524</text:p>
          </table:table-cell>
          <table:table-cell table:formula="of:=SQRT(1-[.B331]^2)" office:value-type="float" office:value="0.55250263241628" calcext:value-type="float">
            <text:p>0,5525026324</text:p>
          </table:table-cell>
          <table:table-cell table:formula="of:=LN((([.$B$25]^2)/4)*(([.B331]+1)/2)^2)" office:value-type="float" office:value="-4.74880471616333" calcext:value-type="float">
            <text:p>-4,7488047162</text:p>
          </table:table-cell>
          <table:table-cell table:formula="of:=[.C331]*[.D331]" office:value-type="float" office:value="-2.62372710651108" calcext:value-type="float">
            <text:p>-2,6237271065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COS((2*[.A332]-1)*PI()/(2*[.$B$8]))" office:value-type="float" office:value="-0.838134987183618" calcext:value-type="float">
            <text:p>-0,8381349872</text:p>
          </table:table-cell>
          <table:table-cell table:formula="of:=SQRT(1-[.B332]^2)" office:value-type="float" office:value="0.545462870650896" calcext:value-type="float">
            <text:p>0,5454628707</text:p>
          </table:table-cell>
          <table:table-cell table:formula="of:=LN((([.$B$25]^2)/4)*(([.B332]+1)/2)^2)" office:value-type="float" office:value="-4.80513590044345" calcext:value-type="float">
            <text:p>-4,8051359004</text:p>
          </table:table-cell>
          <table:table-cell table:formula="of:=[.C332]*[.D332]" office:value-type="float" office:value="-2.62102322212356" calcext:value-type="float">
            <text:p>-2,6210232221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COS((2*[.A333]-1)*PI()/(2*[.$B$8]))" office:value-type="float" office:value="-0.842699366270129" calcext:value-type="float">
            <text:p>-0,8426993663</text:p>
          </table:table-cell>
          <table:table-cell table:formula="of:=SQRT(1-[.B333]^2)" office:value-type="float" office:value="0.538384414789213" calcext:value-type="float">
            <text:p>0,5383844148</text:p>
          </table:table-cell>
          <table:table-cell table:formula="of:=LN((([.$B$25]^2)/4)*(([.B333]+1)/2)^2)" office:value-type="float" office:value="-4.86234369006241" calcext:value-type="float">
            <text:p>-4,8623436901</text:p>
          </table:table-cell>
          <table:table-cell table:formula="of:=[.C333]*[.D333]" office:value-type="float" office:value="-2.61781006207827" calcext:value-type="float">
            <text:p>-2,6178100621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COS((2*[.A334]-1)*PI()/(2*[.$B$8]))" office:value-type="float" office:value="-0.847203965869924" calcext:value-type="float">
            <text:p>-0,8472039659</text:p>
          </table:table-cell>
          <table:table-cell table:formula="of:=SQRT(1-[.B334]^2)" office:value-type="float" office:value="0.531267766963395" calcext:value-type="float">
            <text:p>0,531267767</text:p>
          </table:table-cell>
          <table:table-cell table:formula="of:=LN((([.$B$25]^2)/4)*(([.B334]+1)/2)^2)" office:value-type="float" office:value="-4.92045352427097" calcext:value-type="float">
            <text:p>-4,9204535243</text:p>
          </table:table-cell>
          <table:table-cell table:formula="of:=[.C334]*[.D334]" office:value-type="float" office:value="-2.61407835628661" calcext:value-type="float">
            <text:p>-2,6140783563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S((2*[.A335]-1)*PI()/(2*[.$B$8]))" office:value-type="float" office:value="-0.851648466435294" calcext:value-type="float">
            <text:p>-0,8516484664</text:p>
          </table:table-cell>
          <table:table-cell table:formula="of:=SQRT(1-[.B335]^2)" office:value-type="float" office:value="0.524113432014875" calcext:value-type="float">
            <text:p>0,524113432</text:p>
          </table:table-cell>
          <table:table-cell table:formula="of:=LN((([.$B$25]^2)/4)*(([.B335]+1)/2)^2)" office:value-type="float" office:value="-4.97949199944925" calcext:value-type="float">
            <text:p>-4,9794919994</text:p>
          </table:table-cell>
          <table:table-cell table:formula="of:=[.C335]*[.D335]" office:value-type="float" office:value="-2.60981864152196" calcext:value-type="float">
            <text:p>-2,6098186415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COS((2*[.A336]-1)*PI()/(2*[.$B$8]))" office:value-type="float" office:value="-0.856032552681841" calcext:value-type="float">
            <text:p>-0,8560325527</text:p>
          </table:table-cell>
          <table:table-cell table:formula="of:=SQRT(1-[.B336]^2)" office:value-type="float" office:value="0.516921917458537" calcext:value-type="float">
            <text:p>0,5169219175</text:p>
          </table:table-cell>
          <table:table-cell table:formula="of:=LN((([.$B$25]^2)/4)*(([.B336]+1)/2)^2)" office:value-type="float" office:value="-5.03948694031004" calcext:value-type="float">
            <text:p>-5,0394869403</text:p>
          </table:table-cell>
          <table:table-cell table:formula="of:=[.C336]*[.D336]" office:value-type="float" office:value="-2.60502125219232" calcext:value-type="float">
            <text:p>-2,6050212522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COS((2*[.A337]-1)*PI()/(2*[.$B$8]))" office:value-type="float" office:value="-0.860355913610843" calcext:value-type="float">
            <text:p>-0,8603559136</text:p>
          </table:table-cell>
          <table:table-cell table:formula="of:=SQRT(1-[.B337]^2)" office:value-type="float" office:value="0.509693733446715" calcext:value-type="float">
            <text:p>0,5096937334</text:p>
          </table:table-cell>
          <table:table-cell table:formula="of:=LN((([.$B$25]^2)/4)*(([.B337]+1)/2)^2)" office:value-type="float" office:value="-5.10046747666543" calcext:value-type="float">
            <text:p>-5,1004674767</text:p>
          </table:table-cell>
          <table:table-cell table:formula="of:=[.C337]*[.D337]" office:value-type="float" office:value="-2.59967631050515" calcext:value-type="float">
            <text:p>-2,5996763105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COS((2*[.A338]-1)*PI()/(2*[.$B$8]))" office:value-type="float" office:value="-0.864618242531317" calcext:value-type="float">
            <text:p>-0,8646182425</text:p>
          </table:table-cell>
          <table:table-cell table:formula="of:=SQRT(1-[.B338]^2)" office:value-type="float" office:value="0.502429392733005" calcext:value-type="float">
            <text:p>0,5024293927</text:p>
          </table:table-cell>
          <table:table-cell table:formula="of:=LN((([.$B$25]^2)/4)*(([.B338]+1)/2)^2)" office:value-type="float" office:value="-5.1624641262869" calcext:value-type="float">
            <text:p>-5,1624641263</text:p>
          </table:table-cell>
          <table:table-cell table:formula="of:=[.C338]*[.D338]" office:value-type="float" office:value="-2.59377371597625" calcext:value-type="float">
            <text:p>-2,593773716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COS((2*[.A339]-1)*PI()/(2*[.$B$8]))" office:value-type="float" office:value="-0.868819237081775" calcext:value-type="float">
            <text:p>-0,8688192371</text:p>
          </table:table-cell>
          <table:table-cell table:formula="of:=SQRT(1-[.B339]^2)" office:value-type="float" office:value="0.495129410635889" calcext:value-type="float">
            <text:p>0,4951294106</text:p>
          </table:table-cell>
          <table:table-cell table:formula="of:=LN((([.$B$25]^2)/4)*(([.B339]+1)/2)^2)" office:value-type="float" office:value="-5.2255088844485" calcext:value-type="float">
            <text:p>-5,2255088844</text:p>
          </table:table-cell>
          <table:table-cell table:formula="of:=[.C339]*[.D339]" office:value-type="float" office:value="-2.58730313422958" calcext:value-type="float">
            <text:p>-2,5873031342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COS((2*[.A340]-1)*PI()/(2*[.$B$8]))" office:value-type="float" office:value="-0.87295859925167" calcext:value-type="float">
            <text:p>-0,8729585993</text:p>
          </table:table-cell>
          <table:table-cell table:formula="of:=SQRT(1-[.B340]^2)" office:value-type="float" office:value="0.487794305002183" calcext:value-type="float">
            <text:p>0,487794305</text:p>
          </table:table-cell>
          <table:table-cell table:formula="of:=LN((([.$B$25]^2)/4)*(([.B340]+1)/2)^2)" office:value-type="float" office:value="-5.28963532081059" calcext:value-type="float">
            <text:p>-5,2896353208</text:p>
          </table:table-cell>
          <table:table-cell table:formula="of:=[.C340]*[.D340]" office:value-type="float" office:value="-2.5802539850298" calcext:value-type="float">
            <text:p>-2,580253985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S((2*[.A341]-1)*PI()/(2*[.$B$8]))" office:value-type="float" office:value="-0.87703603540254" calcext:value-type="float">
            <text:p>-0,8770360354</text:p>
          </table:table-cell>
          <table:table-cell table:formula="of:=SQRT(1-[.B341]^2)" office:value-type="float" office:value="0.480424596170298" calcext:value-type="float">
            <text:p>0,4804245962</text:p>
          </table:table-cell>
          <table:table-cell table:formula="of:=LN((([.$B$25]^2)/4)*(([.B341]+1)/2)^2)" office:value-type="float" office:value="-5.35487868437847" calcext:value-type="float">
            <text:p>-5,3548786844</text:p>
          </table:table-cell>
          <table:table-cell table:formula="of:=[.C341]*[.D341]" office:value-type="float" office:value="-2.57261542948346" calcext:value-type="float">
            <text:p>-2,5726154295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COS((2*[.A342]-1)*PI()/(2*[.$B$8]))" office:value-type="float" office:value="-0.881051256288838" calcext:value-type="float">
            <text:p>-0,8810512563</text:p>
          </table:table-cell>
          <table:table-cell table:formula="of:=SQRT(1-[.B342]^2)" office:value-type="float" office:value="0.473020806933331" calcext:value-type="float">
            <text:p>0,4730208069</text:p>
          </table:table-cell>
          <table:table-cell table:formula="of:=LN((([.$B$25]^2)/4)*(([.B342]+1)/2)^2)" office:value-type="float" office:value="-5.42127601735689" calcext:value-type="float">
            <text:p>-5,4212760174</text:p>
          </table:table-cell>
          <table:table-cell table:formula="of:=[.C342]*[.D342]" office:value-type="float" office:value="-2.56437635633847" calcext:value-type="float">
            <text:p>-2,5643763563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COS((2*[.A343]-1)*PI()/(2*[.$B$8]))" office:value-type="float" office:value="-0.885003977078447" calcext:value-type="float">
            <text:p>-0,8850039771</text:p>
          </table:table-cell>
          <table:table-cell table:formula="of:=SQRT(1-[.B343]^2)" office:value-type="float" office:value="0.465583462501978" calcext:value-type="float">
            <text:p>0,4655834625</text:p>
          </table:table-cell>
          <table:table-cell table:formula="of:=LN((([.$B$25]^2)/4)*(([.B343]+1)/2)^2)" office:value-type="float" office:value="-5.48886627882118" calcext:value-type="float">
            <text:p>-5,4888662788</text:p>
          </table:table-cell>
          <table:table-cell table:formula="of:=[.C343]*[.D343]" office:value-type="float" office:value="-2.55552536730391" calcext:value-type="float">
            <text:p>-2,5555253673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COS((2*[.A344]-1)*PI()/(2*[.$B$8]))" office:value-type="float" office:value="-0.888893917372889" calcext:value-type="float">
            <text:p>-0,8888939174</text:p>
          </table:table-cell>
          <table:table-cell table:formula="of:=SQRT(1-[.B344]^2)" office:value-type="float" office:value="0.458113090467276" calcext:value-type="float">
            <text:p>0,4581130905</text:p>
          </table:table-cell>
          <table:table-cell table:formula="of:=LN((([.$B$25]^2)/4)*(([.B344]+1)/2)^2)" office:value-type="float" office:value="-5.55769047923833" calcext:value-type="float">
            <text:p>-5,5576904792</text:p>
          </table:table-cell>
          <table:table-cell table:formula="of:=[.C344]*[.D344]" office:value-type="float" office:value="-2.54605076130443" calcext:value-type="float">
            <text:p>-2,5460507613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COS((2*[.A345]-1)*PI()/(2*[.$B$8]))" office:value-type="float" office:value="-0.892720801227215" calcext:value-type="float">
            <text:p>-0,8927208012</text:p>
          </table:table-cell>
          <table:table-cell table:formula="of:=SQRT(1-[.B345]^2)" office:value-type="float" office:value="0.450610220763177" calcext:value-type="float">
            <text:p>0,4506102208</text:p>
          </table:table-cell>
          <table:table-cell table:formula="of:=LN((([.$B$25]^2)/4)*(([.B345]+1)/2)^2)" office:value-type="float" office:value="-5.62779182700072" calcext:value-type="float">
            <text:p>-5,627791827</text:p>
          </table:table-cell>
          <table:table-cell table:formula="of:=[.C345]*[.D345]" office:value-type="float" office:value="-2.535940517574" calcext:value-type="float">
            <text:p>-2,5359405176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COS((2*[.A346]-1)*PI()/(2*[.$B$8]))" office:value-type="float" office:value="-0.896484357169578" calcext:value-type="float">
            <text:p>-0,8964843572</text:p>
          </table:table-cell>
          <table:table-cell table:formula="of:=SQRT(1-[.B346]^2)" office:value-type="float" office:value="0.443075385628957" calcext:value-type="float">
            <text:p>0,4430753856</text:p>
          </table:table-cell>
          <table:table-cell table:formula="of:=LN((([.$B$25]^2)/4)*(([.B346]+1)/2)^2)" office:value-type="float" office:value="-5.69921588828327" calcext:value-type="float">
            <text:p>-5,6992158883</text:p>
          </table:table-cell>
          <table:table-cell table:formula="of:=[.C346]*[.D346]" office:value-type="float" office:value="-2.52518227748379" calcext:value-type="float">
            <text:p>-2,5251822775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COS((2*[.A347]-1)*PI()/(2*[.$B$8]))" office:value-type="float" office:value="-0.900184318220494" calcext:value-type="float">
            <text:p>-0,9001843182</text:p>
          </table:table-cell>
          <table:table-cell table:formula="of:=SQRT(1-[.B347]^2)" office:value-type="float" office:value="0.435509119571456" calcext:value-type="float">
            <text:p>0,4355091196</text:p>
          </table:table-cell>
          <table:table-cell table:formula="of:=LN((([.$B$25]^2)/4)*(([.B347]+1)/2)^2)" office:value-type="float" office:value="-5.77201076170466" calcext:value-type="float">
            <text:p>-5,7720107617</text:p>
          </table:table-cell>
          <table:table-cell table:formula="of:=[.C347]*[.D347]" office:value-type="float" office:value="-2.51376332498696" calcext:value-type="float">
            <text:p>-2,513763325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COS((2*[.A348]-1)*PI()/(2*[.$B$8]))" office:value-type="float" office:value="-0.903820421911779" calcext:value-type="float">
            <text:p>-0,9038204219</text:p>
          </table:table-cell>
          <table:table-cell table:formula="of:=SQRT(1-[.B348]^2)" office:value-type="float" office:value="0.427911959327166" calcext:value-type="float">
            <text:p>0,4279119593</text:p>
          </table:table-cell>
          <table:table-cell table:formula="of:=LN((([.$B$25]^2)/4)*(([.B348]+1)/2)^2)" office:value-type="float" office:value="-5.8462272694688" calcext:value-type="float">
            <text:p>-5,8462272695</text:p>
          </table:table-cell>
          <table:table-cell table:formula="of:=[.C348]*[.D348]" office:value-type="float" office:value="-2.5016705655503" calcext:value-type="float">
            <text:p>-2,5016705656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COS((2*[.A349]-1)*PI()/(2*[.$B$8]))" office:value-type="float" office:value="-0.907392410305167" calcext:value-type="float">
            <text:p>-0,9073924103</text:p>
          </table:table-cell>
          <table:table-cell table:formula="of:=SQRT(1-[.B349]^2)" office:value-type="float" office:value="0.420284443824155" calcext:value-type="float">
            <text:p>0,4202844438</text:p>
          </table:table-cell>
          <table:table-cell table:formula="of:=LN((([.$B$25]^2)/4)*(([.B349]+1)/2)^2)" office:value-type="float" office:value="-5.92191916688867" calcext:value-type="float">
            <text:p>-5,9219191669</text:p>
          </table:table-cell>
          <table:table-cell table:formula="of:=[.C349]*[.D349]" office:value-type="float" office:value="-2.48889050342741" calcext:value-type="float">
            <text:p>-2,4888905034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COS((2*[.A350]-1)*PI()/(2*[.$B$8]))" office:value-type="float" office:value="-0.910900030010612" calcext:value-type="float">
            <text:p>-0,91090003</text:p>
          </table:table-cell>
          <table:table-cell table:formula="of:=SQRT(1-[.B350]^2)" office:value-type="float" office:value="0.412627114143831" calcext:value-type="float">
            <text:p>0,4126271141</text:p>
          </table:table-cell>
          <table:table-cell table:formula="of:=LN((([.$B$25]^2)/4)*(([.B350]+1)/2)^2)" office:value-type="float" office:value="-5.99914337245541" calcext:value-type="float">
            <text:p>-5,9991433725</text:p>
          </table:table-cell>
          <table:table-cell table:formula="of:=[.C350]*[.D350]" office:value-type="float" office:value="-2.47540921711137" calcext:value-type="float">
            <text:p>-2,4754092171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COS((2*[.A351]-1)*PI()/(2*[.$B$8]))" office:value-type="float" office:value="-0.914343032204257" calcext:value-type="float">
            <text:p>-0,9143430322</text:p>
          </table:table-cell>
          <table:table-cell table:formula="of:=SQRT(1-[.B351]^2)" office:value-type="float" office:value="0.404940513482568" calcext:value-type="float">
            <text:p>0,4049405135</text:p>
          </table:table-cell>
          <table:table-cell table:formula="of:=LN((([.$B$25]^2)/4)*(([.B351]+1)/2)^2)" office:value-type="float" office:value="-6.07796022091886" calcext:value-type="float">
            <text:p>-6,0779602209</text:p>
          </table:table-cell>
          <table:table-cell table:formula="of:=[.C351]*[.D351]" office:value-type="float" office:value="-2.4612123327855" calcext:value-type="float">
            <text:p>-2,4612123328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COS((2*[.A352]-1)*PI()/(2*[.$B$8]))" office:value-type="float" office:value="-0.917721172646089" calcext:value-type="float">
            <text:p>-0,9177211726</text:p>
          </table:table-cell>
          <table:table-cell table:formula="of:=SQRT(1-[.B352]^2)" office:value-type="float" office:value="0.397225187113162" calcext:value-type="float">
            <text:p>0,3972251871</text:p>
          </table:table-cell>
          <table:table-cell table:formula="of:=LN((([.$B$25]^2)/4)*(([.B352]+1)/2)^2)" office:value-type="float" office:value="-6.15843374219766" calcext:value-type="float">
            <text:p>-6,1584337422</text:p>
          </table:table-cell>
          <table:table-cell table:formula="of:=[.C352]*[.D352]" office:value-type="float" office:value="-2.44628499556848" calcext:value-type="float">
            <text:p>-2,4462849956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COS((2*[.A353]-1)*PI()/(2*[.$B$8]))" office:value-type="float" office:value="-0.921034211697266" calcext:value-type="float">
            <text:p>-0,9210342117</text:p>
          </table:table-cell>
          <table:table-cell table:formula="of:=SQRT(1-[.B353]^2)" office:value-type="float" office:value="0.389481682346162" calcext:value-type="float">
            <text:p>0,3894816823</text:p>
          </table:table-cell>
          <table:table-cell table:formula="of:=LN((([.$B$25]^2)/4)*(([.B353]+1)/2)^2)" office:value-type="float" office:value="-6.24063196934869" calcext:value-type="float">
            <text:p>-6,2406319693</text:p>
          </table:table-cell>
          <table:table-cell table:formula="of:=[.C353]*[.D353]" office:value-type="float" office:value="-2.43061183832517" calcext:value-type="float">
            <text:p>-2,4306118383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COS((2*[.A354]-1)*PI()/(2*[.$B$8]))" office:value-type="float" office:value="-0.924281914337111" calcext:value-type="float">
            <text:p>-0,9242819143</text:p>
          </table:table-cell>
          <table:table-cell table:formula="of:=SQRT(1-[.B354]^2)" office:value-type="float" office:value="0.381710548491033" calcext:value-type="float">
            <text:p>0,3817105485</text:p>
          </table:table-cell>
          <table:table-cell table:formula="of:=LN((([.$B$25]^2)/4)*(([.B354]+1)/2)^2)" office:value-type="float" office:value="-6.32462727930616" calcext:value-type="float">
            <text:p>-6,3246272793</text:p>
          </table:table-cell>
          <table:table-cell table:formula="of:=[.C354]*[.D354]" office:value-type="float" office:value="-2.4141769477853" calcext:value-type="float">
            <text:p>-2,4141769478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COS((2*[.A355]-1)*PI()/(2*[.$B$8]))" office:value-type="float" office:value="-0.927464050179791" calcext:value-type="float">
            <text:p>-0,9274640502</text:p>
          </table:table-cell>
          <table:table-cell table:formula="of:=SQRT(1-[.B355]^2)" office:value-type="float" office:value="0.3739123368172" calcext:value-type="float">
            <text:p>0,3739123368</text:p>
          </table:table-cell>
          <table:table-cell table:formula="of:=LN((([.$B$25]^2)/4)*(([.B355]+1)/2)^2)" office:value-type="float" office:value="-6.41049677066599" calcext:value-type="float">
            <text:p>-6,4104967707</text:p>
          </table:table-cell>
          <table:table-cell table:formula="of:=[.C355]*[.D355]" office:value-type="float" office:value="-2.39696382767883" calcext:value-type="float">
            <text:p>-2,3969638277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COS((2*[.A356]-1)*PI()/(2*[.$B$8]))" office:value-type="float" office:value="-0.930580393490654" calcext:value-type="float">
            <text:p>-0,9305803935</text:p>
          </table:table-cell>
          <table:table-cell table:formula="of:=SQRT(1-[.B356]^2)" office:value-type="float" office:value="0.366087600514932" calcext:value-type="float">
            <text:p>0,3660876005</text:p>
          </table:table-cell>
          <table:table-cell table:formula="of:=LN((([.$B$25]^2)/4)*(([.B356]+1)/2)^2)" office:value-type="float" office:value="-6.49832268345609" calcext:value-type="float">
            <text:p>-6,4983226835</text:p>
          </table:table-cell>
          <table:table-cell table:formula="of:=[.C356]*[.D356]" office:value-type="float" office:value="-2.37895535855819" calcext:value-type="float">
            <text:p>-2,3789553586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COS((2*[.A357]-1)*PI()/(2*[.$B$8]))" office:value-type="float" office:value="-0.933630723202246" calcext:value-type="float">
            <text:p>-0,9336307232</text:p>
          </table:table-cell>
          <table:table-cell table:formula="of:=SQRT(1-[.B357]^2)" office:value-type="float" office:value="0.358236894656109" calcext:value-type="float">
            <text:p>0,3582368947</text:p>
          </table:table-cell>
          <table:table-cell table:formula="of:=LN((([.$B$25]^2)/4)*(([.B357]+1)/2)^2)" office:value-type="float" office:value="-6.58819286661945" calcext:value-type="float">
            <text:p>-6,5881928666</text:p>
          </table:table-cell>
          <table:table-cell table:formula="of:=[.C357]*[.D357]" office:value-type="float" office:value="-2.36013375393328" calcext:value-type="float">
            <text:p>-2,3601337539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COS((2*[.A358]-1)*PI()/(2*[.$B$8]))" office:value-type="float" office:value="-0.936614822929992" calcext:value-type="float">
            <text:p>-0,9366148229</text:p>
          </table:table-cell>
          <table:table-cell table:formula="of:=SQRT(1-[.B358]^2)" office:value-type="float" office:value="0.350360776154838" calcext:value-type="float">
            <text:p>0,3503607762</text:p>
          </table:table-cell>
          <table:table-cell table:formula="of:=LN((([.$B$25]^2)/4)*(([.B358]+1)/2)^2)" office:value-type="float" office:value="-6.68020129986982" calcext:value-type="float">
            <text:p>-6,6802012999</text:p>
          </table:table-cell>
          <table:table-cell table:formula="of:=[.C358]*[.D358]" office:value-type="float" office:value="-2.34048051229295" calcext:value-type="float">
            <text:p>-2,3404805123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COS((2*[.A359]-1)*PI()/(2*[.$B$8]))" office:value-type="float" office:value="-0.939532480987545" calcext:value-type="float">
            <text:p>-0,939532481</text:p>
          </table:table-cell>
          <table:table-cell table:formula="of:=SQRT(1-[.B359]^2)" office:value-type="float" office:value="0.342459803727954" calcext:value-type="float">
            <text:p>0,3424598037</text:p>
          </table:table-cell>
          <table:table-cell table:formula="of:=LN((([.$B$25]^2)/4)*(([.B359]+1)/2)^2)" office:value-type="float" office:value="-6.77444867768959" calcext:value-type="float">
            <text:p>-6,7744486777</text:p>
          </table:table-cell>
          <table:table-cell table:formula="of:=[.C359]*[.D359]" office:value-type="float" office:value="-2.31997636452668" calcext:value-type="float">
            <text:p>-2,3199763645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COS((2*[.A360]-1)*PI()/(2*[.$B$8]))" office:value-type="float" office:value="-0.942383490401804" calcext:value-type="float">
            <text:p>-0,9423834904</text:p>
          </table:table-cell>
          <table:table-cell table:formula="of:=SQRT(1-[.B360]^2)" office:value-type="float" office:value="0.33453453785538" calcext:value-type="float">
            <text:p>0,3345345379</text:p>
          </table:table-cell>
          <table:table-cell table:formula="of:=LN((([.$B$25]^2)/4)*(([.B360]+1)/2)^2)" office:value-type="float" office:value="-6.87104306456709" calcext:value-type="float">
            <text:p>-6,8710430646</text:p>
          </table:table-cell>
          <table:table-cell table:formula="of:=[.C360]*[.D360]" office:value-type="float" office:value="-2.29860121618937" calcext:value-type="float">
            <text:p>-2,2986012162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COS((2*[.A361]-1)*PI()/(2*[.$B$8]))" office:value-type="float" office:value="-0.945167648927596" calcext:value-type="float">
            <text:p>-0,9451676489</text:p>
          </table:table-cell>
          <table:table-cell table:formula="of:=SQRT(1-[.B361]^2)" office:value-type="float" office:value="0.32658554074037" calcext:value-type="float">
            <text:p>0,3265855407</text:p>
          </table:table-cell>
          <table:table-cell table:formula="of:=LN((([.$B$25]^2)/4)*(([.B361]+1)/2)^2)" office:value-type="float" office:value="-6.97010063216259" calcext:value-type="float">
            <text:p>-6,9701006322</text:p>
          </table:table-cell>
          <table:table-cell table:formula="of:=[.C361]*[.D361]" office:value-type="float" office:value="-2.27633408396962" calcext:value-type="float">
            <text:p>-2,276334084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COS((2*[.A362]-1)*PI()/(2*[.$B$8]))" office:value-type="float" office:value="-0.947884759062023" calcext:value-type="float">
            <text:p>-0,9478847591</text:p>
          </table:table-cell>
          <table:table-cell table:formula="of:=SQRT(1-[.B362]^2)" office:value-type="float" office:value="0.318613376269627" calcext:value-type="float">
            <text:p>0,3186133763</text:p>
          </table:table-cell>
          <table:table-cell table:formula="of:=LN((([.$B$25]^2)/4)*(([.B362]+1)/2)^2)" office:value-type="float" office:value="-7.07174649101225" calcext:value-type="float">
            <text:p>-7,071746491</text:p>
          </table:table-cell>
          <table:table-cell table:formula="of:=[.C362]*[.D362]" office:value-type="float" office:value="-2.2531530256243" calcext:value-type="float">
            <text:p>-2,2531530256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COS((2*[.A363]-1)*PI()/(2*[.$B$8]))" office:value-type="float" office:value="-0.95053462805847" calcext:value-type="float">
            <text:p>-0,9505346281</text:p>
          </table:table-cell>
          <table:table-cell table:formula="of:=SQRT(1-[.B363]^2)" office:value-type="float" office:value="0.310618609973302" calcext:value-type="float">
            <text:p>0,31061861</text:p>
          </table:table-cell>
          <table:table-cell table:formula="of:=LN((([.$B$25]^2)/4)*(([.B363]+1)/2)^2)" office:value-type="float" office:value="-7.17611563170218" calcext:value-type="float">
            <text:p>-7,1761156317</text:p>
          </table:table-cell>
          <table:table-cell table:formula="of:=[.C363]*[.D363]" office:value-type="float" office:value="-2.22903506252701" calcext:value-type="float">
            <text:p>-2,2290350625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COS((2*[.A364]-1)*PI()/(2*[.$B$8]))" office:value-type="float" office:value="-0.953117067940282" calcext:value-type="float">
            <text:p>-0,9531170679</text:p>
          </table:table-cell>
          <table:table-cell table:formula="of:=SQRT(1-[.B364]^2)" office:value-type="float" office:value="0.302601808984877" calcext:value-type="float">
            <text:p>0,302601809</text:p>
          </table:table-cell>
          <table:table-cell table:formula="of:=LN((([.$B$25]^2)/4)*(([.B364]+1)/2)^2)" office:value-type="float" office:value="-7.28335399327209" calcext:value-type="float">
            <text:p>-7,2833539933</text:p>
          </table:table-cell>
          <table:table-cell table:formula="of:=[.C364]*[.D364]" office:value-type="float" office:value="-2.20395609384136" calcext:value-type="float">
            <text:p>-2,2039560938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COS((2*[.A365]-1)*PI()/(2*[.$B$8]))" office:value-type="float" office:value="-0.955631895514096" calcext:value-type="float">
            <text:p>-0,9556318955</text:p>
          </table:table-cell>
          <table:table-cell table:formula="of:=SQRT(1-[.B365]^2)" office:value-type="float" office:value="0.294563542000932" calcext:value-type="float">
            <text:p>0,294563542</text:p>
          </table:table-cell>
          <table:table-cell table:formula="of:=LN((([.$B$25]^2)/4)*(([.B365]+1)/2)^2)" office:value-type="float" office:value="-7.39361968006185" calcext:value-type="float">
            <text:p>-7,3936196801</text:p>
          </table:table-cell>
          <table:table-cell table:formula="of:=[.C365]*[.D365]" office:value-type="float" office:value="-2.17789080116682" calcext:value-type="float">
            <text:p>-2,1778908012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S((2*[.A366]-1)*PI()/(2*[.$B$8]))" office:value-type="float" office:value="-0.958078932382839" calcext:value-type="float">
            <text:p>-0,9580789324</text:p>
          </table:table-cell>
          <table:table-cell table:formula="of:=SQRT(1-[.B366]^2)" office:value-type="float" office:value="0.286504379240807" calcext:value-type="float">
            <text:p>0,2865043792</text:p>
          </table:table-cell>
          <table:table-cell table:formula="of:=LN((([.$B$25]^2)/4)*(([.B366]+1)/2)^2)" office:value-type="float" office:value="-7.50708435245972" calcext:value-type="float">
            <text:p>-7,5070843525</text:p>
          </table:table-cell>
          <table:table-cell table:formula="of:=[.C366]*[.D366]" office:value-type="float" office:value="-2.15081254230985" calcext:value-type="float">
            <text:p>-2,1508125423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COS((2*[.A367]-1)*PI()/(2*[.$B$8]))" office:value-type="float" office:value="-0.960458004958378" calcext:value-type="float">
            <text:p>-0,960458005</text:p>
          </table:table-cell>
          <table:table-cell table:formula="of:=SQRT(1-[.B367]^2)" office:value-type="float" office:value="0.278424892406143" calcext:value-type="float">
            <text:p>0,2784248924</text:p>
          </table:table-cell>
          <table:table-cell table:formula="of:=LN((([.$B$25]^2)/4)*(([.B367]+1)/2)^2)" office:value-type="float" office:value="-7.62393482225505" calcext:value-type="float">
            <text:p>-7,6239348223</text:p>
          </table:table-cell>
          <table:table-cell table:formula="of:=[.C367]*[.D367]" office:value-type="float" office:value="-2.12269323259781" calcext:value-type="float">
            <text:p>-2,1226932326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COS((2*[.A368]-1)*PI()/(2*[.$B$8]))" office:value-type="float" office:value="-0.96276894447384" calcext:value-type="float">
            <text:p>-0,9627689445</text:p>
          </table:table-cell>
          <table:table-cell table:formula="of:=SQRT(1-[.B368]^2)" office:value-type="float" office:value="0.270325654640337" calcext:value-type="float">
            <text:p>0,2703256546</text:p>
          </table:table-cell>
          <table:table-cell table:formula="of:=LN((([.$B$25]^2)/4)*(([.B368]+1)/2)^2)" office:value-type="float" office:value="-7.74437488981446" calcext:value-type="float">
            <text:p>-7,7443748898</text:p>
          </table:table-cell>
          <table:table-cell table:formula="of:=[.C368]*[.D368]" office:value-type="float" office:value="-2.09350321186929" calcext:value-type="float">
            <text:p>-2,0935032119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COS((2*[.A369]-1)*PI()/(2*[.$B$8]))" office:value-type="float" office:value="-0.965011586995582" calcext:value-type="float">
            <text:p>-0,965011587</text:p>
          </table:table-cell>
          <table:table-cell table:formula="of:=SQRT(1-[.B369]^2)" office:value-type="float" office:value="0.262207240487877" calcext:value-type="float">
            <text:p>0,2622072405</text:p>
          </table:table-cell>
          <table:table-cell table:formula="of:=LN((([.$B$25]^2)/4)*(([.B369]+1)/2)^2)" office:value-type="float" office:value="-7.86862746844735" calcext:value-type="float">
            <text:p>-7,8686274684</text:p>
          </table:table-cell>
          <table:table-cell table:formula="of:=[.C369]*[.D369]" office:value-type="float" office:value="-2.06321109492869" calcext:value-type="float">
            <text:p>-2,0632110949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COS((2*[.A370]-1)*PI()/(2*[.$B$8]))" office:value-type="float" office:value="-0.967185773434818" calcext:value-type="float">
            <text:p>-0,9671857734</text:p>
          </table:table-cell>
          <table:table-cell table:formula="of:=SQRT(1-[.B370]^2)" office:value-type="float" office:value="0.254070225853589" calcext:value-type="float">
            <text:p>0,2540702259</text:p>
          </table:table-cell>
          <table:table-cell table:formula="of:=LN((([.$B$25]^2)/4)*(([.B370]+1)/2)^2)" office:value-type="float" office:value="-7.99693705157621" calcext:value-type="float">
            <text:p>-7,9969370516</text:p>
          </table:table-cell>
          <table:table-cell table:formula="of:=[.C370]*[.D370]" office:value-type="float" office:value="-2.0317836028309" calcext:value-type="float">
            <text:p>-2,0317836028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COS((2*[.A371]-1)*PI()/(2*[.$B$8]))" office:value-type="float" office:value="-0.969291349558905" calcext:value-type="float">
            <text:p>-0,9692913496</text:p>
          </table:table-cell>
          <table:table-cell table:formula="of:=SQRT(1-[.B371]^2)" office:value-type="float" office:value="0.245915187961779" calcext:value-type="float">
            <text:p>0,245915188</text:p>
          </table:table-cell>
          <table:table-cell table:formula="of:=LN((([.$B$25]^2)/4)*(([.B371]+1)/2)^2)" office:value-type="float" office:value="-8.1295725913138" calcext:value-type="float">
            <text:p>-8,1295725913</text:p>
          </table:table-cell>
          <table:table-cell table:formula="of:=[.C371]*[.D371]" office:value-type="float" office:value="-1.99918537184186" calcext:value-type="float">
            <text:p>-1,9991853718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COS((2*[.A372]-1)*PI()/(2*[.$B$8]))" office:value-type="float" office:value="-0.971328166002287" calcext:value-type="float">
            <text:p>-0,971328166</text:p>
          </table:table-cell>
          <table:table-cell table:formula="of:=SQRT(1-[.B372]^2)" office:value-type="float" office:value="0.237742705315291" calcext:value-type="float">
            <text:p>0,2377427053</text:p>
          </table:table-cell>
          <table:table-cell table:formula="of:=LN((([.$B$25]^2)/4)*(([.B372]+1)/2)^2)" office:value-type="float" office:value="-8.26683087361905" calcext:value-type="float">
            <text:p>-8,2668308736</text:p>
          </table:table-cell>
          <table:table-cell table:formula="of:=[.C372]*[.D372]" office:value-type="float" office:value="-1.96537873627816" calcext:value-type="float">
            <text:p>-1,9653787363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COS((2*[.A373]-1)*PI()/(2*[.$B$8]))" office:value-type="float" office:value="-0.973296078277089" calcext:value-type="float">
            <text:p>-0,9732960783</text:p>
          </table:table-cell>
          <table:table-cell table:formula="of:=SQRT(1-[.B373]^2)" office:value-type="float" office:value="0.229553357654465" calcext:value-type="float">
            <text:p>0,2295533577</text:p>
          </table:table-cell>
          <table:table-cell table:formula="of:=LN((([.$B$25]^2)/4)*(([.B373]+1)/2)^2)" office:value-type="float" office:value="-8.40904049651366" calcext:value-type="float">
            <text:p>-8,4090404965</text:p>
          </table:table-cell>
          <table:table-cell table:formula="of:=[.C373]*[.D373]" office:value-type="float" office:value="-1.93032348062708" calcext:value-type="float">
            <text:p>-1,9303234806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COS((2*[.A374]-1)*PI()/(2*[.$B$8]))" office:value-type="float" office:value="-0.975194946783364" calcext:value-type="float">
            <text:p>-0,9751949468</text:p>
          </table:table-cell>
          <table:table-cell table:formula="of:=SQRT(1-[.B374]^2)" office:value-type="float" office:value="0.221347725916015" calcext:value-type="float">
            <text:p>0,2213477259</text:p>
          </table:table-cell>
          <table:table-cell table:formula="of:=LN((([.$B$25]^2)/4)*(([.B374]+1)/2)^2)" office:value-type="float" office:value="-8.55656658546944" calcext:value-type="float">
            <text:p>-8,5565665855</text:p>
          </table:table-cell>
          <table:table-cell table:formula="of:=[.C374]*[.D374]" office:value-type="float" office:value="-1.89397655534262" calcext:value-type="float">
            <text:p>-1,8939765553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COS((2*[.A375]-1)*PI()/(2*[.$B$8]))" office:value-type="float" office:value="-0.977024636819001" calcext:value-type="float">
            <text:p>-0,9770246368</text:p>
          </table:table-cell>
          <table:table-cell table:formula="of:=SQRT(1-[.B375]^2)" office:value-type="float" office:value="0.213126392191814" calcext:value-type="float">
            <text:p>0,2131263922</text:p>
          </table:table-cell>
          <table:table-cell table:formula="of:=LN((([.$B$25]^2)/4)*(([.B375]+1)/2)^2)" office:value-type="float" office:value="-8.70981641621543" calcext:value-type="float">
            <text:p>-8,7098164162</text:p>
          </table:table-cell>
          <table:table-cell table:formula="of:=[.C375]*[.D375]" office:value-type="float" office:value="-1.85629174944103" calcext:value-type="float">
            <text:p>-1,8562917494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COS((2*[.A376]-1)*PI()/(2*[.$B$8]))" office:value-type="float" office:value="-0.978785018589276" calcext:value-type="float">
            <text:p>-0,9787850186</text:p>
          </table:table-cell>
          <table:table-cell table:formula="of:=SQRT(1-[.B376]^2)" office:value-type="float" office:value="0.204889939687606" calcext:value-type="float">
            <text:p>0,2048899397</text:p>
          </table:table-cell>
          <table:table-cell table:formula="of:=LN((([.$B$25]^2)/4)*(([.B376]+1)/2)^2)" office:value-type="float" office:value="-8.86924616292746" calcext:value-type="float">
            <text:p>-8,8692461629</text:p>
          </table:table-cell>
          <table:table-cell table:formula="of:=[.C376]*[.D376]" office:value-type="float" office:value="-1.81721931139674" calcext:value-type="float">
            <text:p>-1,8172193114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COS((2*[.A377]-1)*PI()/(2*[.$B$8]))" office:value-type="float" office:value="-0.980475967216061" calcext:value-type="float">
            <text:p>-0,9804759672</text:p>
          </table:table-cell>
          <table:table-cell table:formula="of:=SQRT(1-[.B377]^2)" office:value-type="float" office:value="0.196638952681632" calcext:value-type="float">
            <text:p>0,1966389527</text:p>
          </table:table-cell>
          <table:table-cell table:formula="of:=LN((([.$B$25]^2)/4)*(([.B377]+1)/2)^2)" office:value-type="float" office:value="-9.03536905340103" calcext:value-type="float">
            <text:p>-9,0353690534</text:p>
          </table:table-cell>
          <table:table-cell table:formula="of:=[.C377]*[.D377]" office:value-type="float" office:value="-1.77670550775281" calcext:value-type="float">
            <text:p>-1,7767055078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COS((2*[.A378]-1)*PI()/(2*[.$B$8]))" office:value-type="float" office:value="-0.982097362746685" calcext:value-type="float">
            <text:p>-0,9820973627</text:p>
          </table:table-cell>
          <table:table-cell table:formula="of:=SQRT(1-[.B378]^2)" office:value-type="float" office:value="0.188374016483181" calcext:value-type="float">
            <text:p>0,1883740165</text:p>
          </table:table-cell>
          <table:table-cell table:formula="of:=LN((([.$B$25]^2)/4)*(([.B378]+1)/2)^2)" office:value-type="float" office:value="-9.20876529860645" calcext:value-type="float">
            <text:p>-9,2087652986</text:p>
          </table:table-cell>
          <table:table-cell table:formula="of:=[.C378]*[.D378]" office:value-type="float" office:value="-1.73469210614944" calcext:value-type="float">
            <text:p>-1,7346921061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COS((2*[.A379]-1)*PI()/(2*[.$B$8]))" office:value-type="float" office:value="-0.983649090162439" calcext:value-type="float">
            <text:p>-0,9836490902</text:p>
          </table:table-cell>
          <table:table-cell table:formula="of:=SQRT(1-[.B379]^2)" office:value-type="float" office:value="0.180095717391075" calcext:value-type="float">
            <text:p>0,1800957174</text:p>
          </table:table-cell>
          <table:table-cell table:formula="of:=LN((([.$B$25]^2)/4)*(([.B379]+1)/2)^2)" office:value-type="float" office:value="-9.39009428106548" calcext:value-type="float">
            <text:p>-9,3900942811</text:p>
          </table:table-cell>
          <table:table-cell table:formula="of:=[.C379]*[.D379]" office:value-type="float" office:value="-1.69111576591831" calcext:value-type="float">
            <text:p>-1,6911157659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COS((2*[.A380]-1)*PI()/(2*[.$B$8]))" office:value-type="float" office:value="-0.985131039386738" calcext:value-type="float">
            <text:p>-0,9851310394</text:p>
          </table:table-cell>
          <table:table-cell table:formula="of:=SQRT(1-[.B380]^2)" office:value-type="float" office:value="0.171804642652068" calcext:value-type="float">
            <text:p>0,1718046427</text:p>
          </table:table-cell>
          <table:table-cell table:formula="of:=LN((([.$B$25]^2)/4)*(([.B380]+1)/2)^2)" office:value-type="float" office:value="-9.58010964817963" calcext:value-type="float">
            <text:p>-9,5801096482</text:p>
          </table:table-cell>
          <table:table-cell table:formula="of:=[.C380]*[.D380]" office:value-type="float" office:value="-1.64590731467313" calcext:value-type="float">
            <text:p>-1,6459073147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COS((2*[.A381]-1)*PI()/(2*[.$B$8]))" office:value-type="float" office:value="-0.986543105292929" calcext:value-type="float">
            <text:p>-0,9865431053</text:p>
          </table:table-cell>
          <table:table-cell table:formula="of:=SQRT(1-[.B381]^2)" office:value-type="float" office:value="0.163501380419202" calcext:value-type="float">
            <text:p>0,1635013804</text:p>
          </table:table-cell>
          <table:table-cell table:formula="of:=LN((([.$B$25]^2)/4)*(([.B381]+1)/2)^2)" office:value-type="float" office:value="-9.77967818310914" calcext:value-type="float">
            <text:p>-9,7796781831</text:p>
          </table:table-cell>
          <table:table-cell table:formula="of:=[.C381]*[.D381]" office:value-type="float" office:value="-1.5989908829939" calcext:value-type="float">
            <text:p>-1,598990883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COS((2*[.A382]-1)*PI()/(2*[.$B$8]))" office:value-type="float" office:value="-0.987885187711748" calcext:value-type="float">
            <text:p>-0,9878851877</text:p>
          </table:table-cell>
          <table:table-cell table:formula="of:=SQRT(1-[.B382]^2)" office:value-type="float" office:value="0.155186519710068" calcext:value-type="float">
            <text:p>0,1551865197</text:p>
          </table:table-cell>
          <table:table-cell table:formula="of:=LN((([.$B$25]^2)/4)*(([.B382]+1)/2)^2)" office:value-type="float" office:value="-9.98980364779306" calcext:value-type="float">
            <text:p>-9,9898036478</text:p>
          </table:table-cell>
          <table:table-cell table:formula="of:=[.C382]*[.D382]" office:value-type="float" office:value="-1.55028286068795" calcext:value-type="float">
            <text:p>-1,5502828607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COS((2*[.A383]-1)*PI()/(2*[.$B$8]))" office:value-type="float" office:value="-0.989157191438427" calcext:value-type="float">
            <text:p>-0,9891571914</text:p>
          </table:table-cell>
          <table:table-cell table:formula="of:=SQRT(1-[.B383]^2)" office:value-type="float" office:value="0.14686065036504" calcext:value-type="float">
            <text:p>0,1468606504</text:p>
          </table:table-cell>
          <table:table-cell table:formula="of:=LN((([.$B$25]^2)/4)*(([.B383]+1)/2)^2)" office:value-type="float" office:value="-10.2116572580722" calcext:value-type="float">
            <text:p>-10,2116572581</text:p>
          </table:table-cell>
          <table:table-cell table:formula="of:=[.C383]*[.D383]" office:value-type="float" office:value="-1.49969062622537" calcext:value-type="float">
            <text:p>-1,4996906262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COS((2*[.A384]-1)*PI()/(2*[.$B$8]))" office:value-type="float" office:value="-0.990359026239446" calcext:value-type="float">
            <text:p>-0,9903590262</text:p>
          </table:table-cell>
          <table:table-cell table:formula="of:=SQRT(1-[.B384]^2)" office:value-type="float" office:value="0.138524363005414" calcext:value-type="float">
            <text:p>0,138524363</text:p>
          </table:table-cell>
          <table:table-cell table:formula="of:=LN((([.$B$25]^2)/4)*(([.B384]+1)/2)^2)" office:value-type="float" office:value="-10.4466171357167" calcext:value-type="float">
            <text:p>-10,4466171357</text:p>
          </table:table-cell>
          <table:table-cell table:formula="of:=[.C384]*[.D384]" office:value-type="float" office:value="-1.44711098428661" calcext:value-type="float">
            <text:p>-1,4471109843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COS((2*[.A385]-1)*PI()/(2*[.$B$8]))" office:value-type="float" office:value="-0.991490606858935" calcext:value-type="float">
            <text:p>-0,9914906069</text:p>
          </table:table-cell>
          <table:table-cell table:formula="of:=SQRT(1-[.B385]^2)" office:value-type="float" office:value="0.130178248991528" calcext:value-type="float">
            <text:p>0,130178249</text:p>
          </table:table-cell>
          <table:table-cell table:formula="of:=LN((([.$B$25]^2)/4)*(([.B385]+1)/2)^2)" office:value-type="float" office:value="-10.6963201102314" calcext:value-type="float">
            <text:p>-10,6963201102</text:p>
          </table:table-cell>
          <table:table-cell table:formula="of:=[.C385]*[.D385]" office:value-type="float" office:value="-1.39242822260279" calcext:value-type="float">
            <text:p>-1,3924282226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COS((2*[.A386]-1)*PI()/(2*[.$B$8]))" office:value-type="float" office:value="-0.992551853024722" calcext:value-type="float">
            <text:p>-0,992551853</text:p>
          </table:table-cell>
          <table:table-cell table:formula="of:=SQRT(1-[.B386]^2)" office:value-type="float" office:value="0.121822900380801" calcext:value-type="float">
            <text:p>0,1218229004</text:p>
          </table:table-cell>
          <table:table-cell table:formula="of:=LN((([.$B$25]^2)/4)*(([.B386]+1)/2)^2)" office:value-type="float" office:value="-10.9627308211642" calcext:value-type="float">
            <text:p>-10,9627308212</text:p>
          </table:table-cell>
          <table:table-cell table:formula="of:=[.C386]*[.D386]" office:value-type="float" office:value="-1.33551166472822" calcext:value-type="float">
            <text:p>-1,3355116647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COS((2*[.A387]-1)*PI()/(2*[.$B$8]))" office:value-type="float" office:value="-0.993542689454027" calcext:value-type="float">
            <text:p>-0,9935426895</text:p>
          </table:table-cell>
          <table:table-cell table:formula="of:=SQRT(1-[.B387]^2)" office:value-type="float" office:value="0.113458909885735" calcext:value-type="float">
            <text:p>0,1134589099</text:p>
          </table:table-cell>
          <table:table-cell table:formula="of:=LN((([.$B$25]^2)/4)*(([.B387]+1)/2)^2)" office:value-type="float" office:value="-11.2482355538604" calcext:value-type="float">
            <text:p>-11,2482355539</text:p>
          </table:table-cell>
          <table:table-cell table:formula="of:=[.C387]*[.D387]" office:value-type="float" office:value="-1.27621254407896" calcext:value-type="float">
            <text:p>-1,2762125441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COS((2*[.A388]-1)*PI()/(2*[.$B$8]))" office:value-type="float" office:value="-0.994463045858802" calcext:value-type="float">
            <text:p>-0,9944630459</text:p>
          </table:table-cell>
          <table:table-cell table:formula="of:=SQRT(1-[.B388]^2)" office:value-type="float" office:value="0.105086870831874" calcext:value-type="float">
            <text:p>0,1050868708</text:p>
          </table:table-cell>
          <table:table-cell table:formula="of:=LN((([.$B$25]^2)/4)*(([.B388]+1)/2)^2)" office:value-type="float" office:value="-11.5557722566509" calcext:value-type="float">
            <text:p>-11,5557722567</text:p>
          </table:table-cell>
          <table:table-cell table:formula="of:=[.C388]*[.D388]" office:value-type="float" office:value="-1.21435994649723" calcext:value-type="float">
            <text:p>-1,2143599465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S((2*[.A389]-1)*PI()/(2*[.$B$8]))" office:value-type="float" office:value="-0.995312856950718" calcext:value-type="float">
            <text:p>-0,995312857</text:p>
          </table:table-cell>
          <table:table-cell table:formula="of:=SQRT(1-[.B389]^2)" office:value-type="float" office:value="0.09670737711571" calcext:value-type="float">
            <text:p>0,0967073771</text:p>
          </table:table-cell>
          <table:table-cell table:formula="of:=LN((([.$B$25]^2)/4)*(([.B389]+1)/2)^2)" office:value-type="float" office:value="-11.8890148899488" calcext:value-type="float">
            <text:p>-11,8890148899</text:p>
          </table:table-cell>
          <table:table-cell table:formula="of:=[.C389]*[.D389]" office:value-type="float" office:value="-1.14975544649657" calcext:value-type="float">
            <text:p>-1,1497554465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COS((2*[.A390]-1)*PI()/(2*[.$B$8]))" office:value-type="float" office:value="-0.996092062445796" calcext:value-type="float">
            <text:p>-0,9960920624</text:p>
          </table:table-cell>
          <table:table-cell table:formula="of:=SQRT(1-[.B390]^2)" office:value-type="float" office:value="0.0883210231625536" calcext:value-type="float">
            <text:p>0,0883210232</text:p>
          </table:table-cell>
          <table:table-cell table:formula="of:=LN((([.$B$25]^2)/4)*(([.B390]+1)/2)^2)" office:value-type="float" office:value="-12.2526418575946" calcext:value-type="float">
            <text:p>-12,2526418576</text:p>
          </table:table-cell>
          <table:table-cell table:formula="of:=[.C390]*[.D390]" office:value-type="float" office:value="-1.08216586530709" calcext:value-type="float">
            <text:p>-1,0821658653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COS((2*[.A391]-1)*PI()/(2*[.$B$8]))" office:value-type="float" office:value="-0.996800607068684" calcext:value-type="float">
            <text:p>-0,9968006071</text:p>
          </table:table-cell>
          <table:table-cell table:formula="of:=SQRT(1-[.B391]^2)" office:value-type="float" office:value="0.0799284038843689" calcext:value-type="float">
            <text:p>0,0799284039</text:p>
          </table:table-cell>
          <table:table-cell table:formula="of:=LN((([.$B$25]^2)/4)*(([.B391]+1)/2)^2)" office:value-type="float" office:value="-12.6527392020802" calcext:value-type="float">
            <text:p>-12,6527392021</text:p>
          </table:table-cell>
          <table:table-cell table:formula="of:=[.C391]*[.D391]" office:value-type="float" office:value="-1.01131324918746" calcext:value-type="float">
            <text:p>-1,0113132492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COS((2*[.A392]-1)*PI()/(2*[.$B$8]))" office:value-type="float" office:value="-0.997438440556577" calcext:value-type="float">
            <text:p>-0,9974384406</text:p>
          </table:table-cell>
          <table:table-cell table:formula="of:=SQRT(1-[.B392]^2)" office:value-type="float" office:value="0.0715301146375691" calcext:value-type="float">
            <text:p>0,0715301146</text:p>
          </table:table-cell>
          <table:table-cell table:formula="of:=LN((([.$B$25]^2)/4)*(([.B392]+1)/2)^2)" office:value-type="float" office:value="-13.0974289065352" calcext:value-type="float">
            <text:p>-13,0974289065</text:p>
          </table:table-cell>
          <table:table-cell table:formula="of:=[.C392]*[.D392]" office:value-type="float" office:value="-0.936860591141871" calcext:value-type="float">
            <text:p>-0,9368605911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COS((2*[.A393]-1)*PI()/(2*[.$B$8]))" office:value-type="float" office:value="-0.998005517662783" calcext:value-type="float">
            <text:p>-0,9980055177</text:p>
          </table:table-cell>
          <table:table-cell table:formula="of:=SQRT(1-[.B393]^2)" office:value-type="float" office:value="0.0631267511807851" calcext:value-type="float">
            <text:p>0,0631267512</text:p>
          </table:table-cell>
          <table:table-cell table:formula="of:=LN((([.$B$25]^2)/4)*(([.B393]+1)/2)^2)" office:value-type="float" office:value="-13.5978922946112" calcext:value-type="float">
            <text:p>-13,5978922946</text:p>
          </table:table-cell>
          <table:table-cell table:formula="of:=[.C393]*[.D393]" office:value-type="float" office:value="-0.858390763465038" calcext:value-type="float">
            <text:p>-0,8583907635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COS((2*[.A394]-1)*PI()/(2*[.$B$8]))" office:value-type="float" office:value="-0.998501798159933" calcext:value-type="float">
            <text:p>-0,9985017982</text:p>
          </table:table-cell>
          <table:table-cell table:formula="of:=SQRT(1-[.B394]^2)" office:value-type="float" office:value="0.0547189096326043" calcext:value-type="float">
            <text:p>0,0547189096</text:p>
          </table:table-cell>
          <table:table-cell table:formula="of:=LN((([.$B$25]^2)/4)*(([.B394]+1)/2)^2)" office:value-type="float" office:value="-14.1701301363374" calcext:value-type="float">
            <text:p>-14,1701301363</text:p>
          </table:table-cell>
          <table:table-cell table:formula="of:=[.C394]*[.D394]" office:value-type="float" office:value="-0.775374070412491" calcext:value-type="float">
            <text:p>-0,7753740704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COS((2*[.A395]-1)*PI()/(2*[.$B$8]))" office:value-type="float" office:value="-0.998927246842834" calcext:value-type="float">
            <text:p>-0,9989272468</text:p>
          </table:table-cell>
          <table:table-cell table:formula="of:=SQRT(1-[.B395]^2)" office:value-type="float" office:value="0.0463071864292757" calcext:value-type="float">
            <text:p>0,0463071864</text:p>
          </table:table-cell>
          <table:table-cell table:formula="of:=LN((([.$B$25]^2)/4)*(([.B395]+1)/2)^2)" office:value-type="float" office:value="-14.8382045918828" calcext:value-type="float">
            <text:p>-14,8382045919</text:p>
          </table:table-cell>
          <table:table-cell table:formula="of:=[.C395]*[.D395]" office:value-type="float" office:value="-0.687115506312051" calcext:value-type="float">
            <text:p>-0,6871155063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COS((2*[.A396]-1)*PI()/(2*[.$B$8]))" office:value-type="float" office:value="-0.999281833530968" calcext:value-type="float">
            <text:p>-0,9992818335</text:p>
          </table:table-cell>
          <table:table-cell table:formula="of:=SQRT(1-[.B396]^2)" office:value-type="float" office:value="0.0378921782824119" calcext:value-type="float">
            <text:p>0,0378921783</text:p>
          </table:table-cell>
          <table:table-cell table:formula="of:=LN((([.$B$25]^2)/4)*(([.B396]+1)/2)^2)" office:value-type="float" office:value="-15.6407691393463" calcext:value-type="float">
            <text:p>-15,6407691393</text:p>
          </table:table-cell>
          <table:table-cell table:formula="of:=[.C396]*[.D396]" office:value-type="float" office:value="-0.592662812702156" calcext:value-type="float">
            <text:p>-0,5926628127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COS((2*[.A397]-1)*PI()/(2*[.$B$8]))" office:value-type="float" office:value="-0.999565533070632" calcext:value-type="float">
            <text:p>-0,9995655331</text:p>
          </table:table-cell>
          <table:table-cell table:formula="of:=SQRT(1-[.B397]^2)" office:value-type="float" office:value="0.0294744821366496" calcext:value-type="float">
            <text:p>0,0294744821</text:p>
          </table:table-cell>
          <table:table-cell table:formula="of:=LN((([.$B$25]^2)/4)*(([.B397]+1)/2)^2)" office:value-type="float" office:value="-16.6459322659684" calcext:value-type="float">
            <text:p>-16,645932266</text:p>
          </table:table-cell>
          <table:table-cell table:formula="of:=[.C397]*[.D397]" office:value-type="float" office:value="-0.490630233221164" calcext:value-type="float">
            <text:p>-0,4906302332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COS((2*[.A398]-1)*PI()/(2*[.$B$8]))" office:value-type="float" office:value="-0.99977832533672" calcext:value-type="float">
            <text:p>-0,9997783253</text:p>
          </table:table-cell>
          <table:table-cell table:formula="of:=SQRT(1-[.B398]^2)" office:value-type="float" office:value="0.02105469512731" calcext:value-type="float">
            <text:p>0,0210546951</text:p>
          </table:table-cell>
          <table:table-cell table:formula="of:=LN((([.$B$25]^2)/4)*(([.B398]+1)/2)^2)" office:value-type="float" office:value="-17.9917502731639" calcext:value-type="float">
            <text:p>-17,9917502732</text:p>
          </table:table-cell>
          <table:table-cell table:formula="of:=[.C398]*[.D398]" office:value-type="float" office:value="-0.378810816808164" calcext:value-type="float">
            <text:p>-0,3788108168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COS((2*[.A399]-1)*PI()/(2*[.$B$8]))" office:value-type="float" office:value="-0.999920195234155" calcext:value-type="float">
            <text:p>-0,9999201952</text:p>
          </table:table-cell>
          <table:table-cell table:formula="of:=SQRT(1-[.B399]^2)" office:value-type="float" office:value="0.0126334145380279" calcext:value-type="float">
            <text:p>0,0126334145</text:p>
          </table:table-cell>
          <table:table-cell table:formula="of:=LN((([.$B$25]^2)/4)*(([.B399]+1)/2)^2)" office:value-type="float" office:value="-20.0350054756493" calcext:value-type="float">
            <text:p>-20,0350054756</text:p>
          </table:table-cell>
          <table:table-cell table:formula="of:=[.C399]*[.D399]" office:value-type="float" office:value="-0.253110529445536" calcext:value-type="float">
            <text:p>-0,2531105294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COS((2*[.A400]-1)*PI()/(2*[.$B$8]))" office:value-type="float" office:value="-0.999991132698957" calcext:value-type="float">
            <text:p>-0,9999911327</text:p>
          </table:table-cell>
          <table:table-cell table:formula="of:=SQRT(1-[.B400]^2)" office:value-type="float" office:value="0.00421123775841256" calcext:value-type="float">
            <text:p>0,0042112378</text:p>
          </table:table-cell>
          <table:table-cell table:formula="of:=LN((([.$B$25]^2)/4)*(([.B400]+1)/2)^2)" office:value-type="float" office:value="-24.4294309841094" calcext:value-type="float">
            <text:p>-24,4294309841</text:p>
          </table:table-cell>
          <table:table-cell table:formula="of:=[.C400]*[.D400]" office:value-type="float" office:value="-0.102878142176815" calcext:value-type="float">
            <text:p>-0,10287814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39:35.299005741</meta:creation-date>
    <dc:date>2018-05-23T00:59:25.176506842</dc:date>
    <meta:editing-duration>PT8H27M10S</meta:editing-duration>
    <meta:editing-cycles>3</meta:editing-cycles>
    <meta:generator>LibreOffice/5.1.6.2$Linux_X86_64 LibreOffice_project/10m0$Build-2</meta:generator>
    <meta:document-statistic meta:table-count="1" meta:cell-count="19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475cm" xlink:href=".." xlink:type="simple" chart:class="chart:scatter" chart:style-name="ch1">
        <chart:plot-area chart:style-name="ch2" table:cell-range-address="Hoja1.C11:Hoja1.D20 Hoja1.B4:Hoja1.B5" svg:x="0.319cm" svg:y="0.169cm" svg:width="15.36cm" svg:height="8.137cm">
          <chartooo:coordinate-region svg:x="1.046cm" svg:y="0.368cm" svg:width="14.393cm" svg:height="7.2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D11:Hoja1.D20" chart:class="chart:scatter">
            <chart:domain table:cell-range-address="Hoja1.C11:Hoja1.C20"/>
            <chart:data-point chart:repeated="10"/>
          </chart:series>
          <chart:series chart:style-name="ch6" chart:values-cell-range-address="Hoja1.B4:Hoja1.B5" chart:class="chart:scatter">
            <chart:domain table:cell-range-address="Hoja1.B2:Hoja1.B3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B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999113269896">
                <text:p>2.99999113269896</text:p>
                <draw:g>
                  <svg:desc>Hoja1.C11:Hoja1.C20</svg:desc>
                </draw:g>
              </table:table-cell>
              <table:table-cell office:value-type="float" office:value="1.99999556634948">
                <text:p>1.99999556634948</text:p>
                <draw:g>
                  <svg:desc>Hoja1.D11:Hoja1.D20</svg:desc>
                </draw:g>
              </table:table-cell>
              <table:table-cell office:value-type="float" office:value="1">
                <text:p>1</text:p>
                <draw:g>
                  <svg:desc>Hoja1.B2:Hoja1.B3</svg:desc>
                </draw:g>
              </table:table-cell>
              <table:table-cell office:value-type="float" office:value="1">
                <text:p>1</text:p>
                <draw:g>
                  <svg:desc>Hoja1.B4:Hoja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9992019523415">
                <text:p>2.99992019523415</text:p>
              </table:table-cell>
              <table:table-cell office:value-type="float" office:value="1.99996009761708">
                <text:p>1.9999600976170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977832533672">
                <text:p>2.99977832533672</text:p>
              </table:table-cell>
              <table:table-cell office:value-type="float" office:value="1.99988916266836">
                <text:p>1.9998891626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956553307063">
                <text:p>2.99956553307063</text:p>
              </table:table-cell>
              <table:table-cell office:value-type="float" office:value="1.99978276653532">
                <text:p>1.9997827665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928183353097">
                <text:p>2.99928183353097</text:p>
              </table:table-cell>
              <table:table-cell office:value-type="float" office:value="1.99964091676548">
                <text:p>1.99964091676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892724684283">
                <text:p>2.99892724684283</text:p>
              </table:table-cell>
              <table:table-cell office:value-type="float" office:value="1.99946362342142">
                <text:p>1.9994636234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9850179815993">
                <text:p>2.99850179815993</text:p>
              </table:table-cell>
              <table:table-cell office:value-type="float" office:value="1.99925089907997">
                <text:p>1.99925089907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9800551766278">
                <text:p>2.99800551766278</text:p>
              </table:table-cell>
              <table:table-cell office:value-type="float" office:value="1.99900275883139">
                <text:p>1.9990027588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9743844055658">
                <text:p>2.99743844055658</text:p>
              </table:table-cell>
              <table:table-cell office:value-type="float" office:value="1.99871922027829">
                <text:p>1.9987192202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9680060706868">
                <text:p>2.99680060706868</text:p>
              </table:table-cell>
              <table:table-cell office:value-type="float" office:value="1.99840030353434">
                <text:p>1.998400303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